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Open Sans Semibold" svg:font-family="'Open Sans Semibold'"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3188in" table:align="margins"/>
    </style:style>
    <style:style style:name="Table1.A" style:family="table-column">
      <style:table-column-properties style:column-width="0.8569in" style:rel-column-width="7675*"/>
    </style:style>
    <style:style style:name="Table1.B" style:family="table-column">
      <style:table-column-properties style:column-width="6.4618in" style:rel-column-width="57860*"/>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gs" style:family="table">
      <style:table-properties style:width="7.3188in" fo:break-before="auto" fo:break-after="auto" table:align="margins"/>
    </style:style>
    <style:style style:name="Tags.A" style:family="table-column">
      <style:table-column-properties style:column-width="1.3229in" style:rel-column-width="11849*"/>
    </style:style>
    <style:style style:name="Tags.B" style:family="table-column">
      <style:table-column-properties style:column-width="5.9958in" style:rel-column-width="53686*"/>
    </style:style>
    <style:style style:name="T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gs.B1" style:family="table-cell">
      <style:table-cell-properties fo:background-color="transparent" fo:padding="0.0382in" fo:border="0.5pt solid #000000" style:writing-mode="page">
        <style:background-image/>
      </style:table-cell-properties>
    </style:style>
    <style:style style:name="T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g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 style:family="table">
      <style:table-properties style:width="7.3229in" fo:margin-left="0in" fo:break-before="auto" fo:break-after="auto" table:align="left" fo:background-color="transparent" fo:keep-with-next="auto" style:may-break-between-rows="true" table:border-model="collapsing">
        <style:background-image/>
      </style:table-properties>
    </style:style>
    <style:style style:name="Format3.A" style:family="table-column">
      <style:table-column-properties style:column-width="0.7951in"/>
    </style:style>
    <style:style style:name="Format3.B" style:family="table-column">
      <style:table-column-properties style:column-width="0.8299in"/>
    </style:style>
    <style:style style:name="Format3.C" style:family="table-column">
      <style:table-column-properties style:column-width="0.6875in"/>
    </style:style>
    <style:style style:name="Format3.D" style:family="table-column">
      <style:table-column-properties style:column-width="5.0104in"/>
    </style:style>
    <style:style style:name="Format3.1" style:family="table-row">
      <style:table-row-properties fo:background-color="transparent" fo:keep-together="auto">
        <style:background-image/>
      </style:table-row-properties>
    </style:style>
    <style:style style:name="Format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ormat3.D1" style:family="table-cell">
      <style:table-cell-properties fo:background-color="transparent" fo:padding="0.0382in" fo:border="0.5pt solid #000000" style:writing-mode="page">
        <style:background-image/>
      </style:table-cell-properties>
    </style:style>
    <style:style style:name="Format3.2" style:family="table-row">
      <style:table-row-properties style:min-row-height="0.316in" fo:background-color="transparent">
        <style:background-image/>
      </style:table-row-properties>
    </style:style>
    <style:style style:name="Format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ormat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4" style:family="table-row">
      <style:table-row-properties style:min-row-height="0.9083in"/>
    </style:style>
    <style:style style:name="Format3.7" style:family="table-row">
      <style:table-row-properties fo:keep-together="auto"/>
    </style:style>
    <style:style style:name="Format3.8" style:family="table-row">
      <style:table-row-properties fo:keep-together="auto"/>
    </style:style>
    <style:style style:name="Format3.9" style:family="table-row">
      <style:table-row-properties fo:keep-together="auto"/>
    </style:style>
    <style:style style:name="Format3.10" style:family="table-row">
      <style:table-row-properties fo:keep-together="auto"/>
    </style:style>
    <style:style style:name="Format3.11" style:family="table-row">
      <style:table-row-properties fo:keep-together="auto"/>
    </style:style>
    <style:style style:name="Format3.12" style:family="table-row">
      <style:table-row-properties fo:keep-together="auto"/>
    </style:style>
    <style:style style:name="Format3.13" style:family="table-row">
      <style:table-row-properties fo:keep-together="auto"/>
    </style:style>
    <style:style style:name="Format3.14" style:family="table-row">
      <style:table-row-properties fo:keep-together="auto"/>
    </style:style>
    <style:style style:name="Format3.15" style:family="table-row">
      <style:table-row-properties fo:keep-together="auto"/>
    </style:style>
    <style:style style:name="Format3.16" style:family="table-row">
      <style:table-row-properties fo:keep-together="auto"/>
    </style:style>
    <style:style style:name="Format3.17" style:family="table-row">
      <style:table-row-properties fo:keep-together="auto"/>
    </style:style>
    <style:style style:name="Format3.18" style:family="table-row">
      <style:table-row-properties fo:keep-together="auto"/>
    </style:style>
    <style:style style:name="Format3.19" style:family="table-row">
      <style:table-row-properties fo:keep-together="auto"/>
    </style:style>
    <style:style style:name="Format3.20" style:family="table-row">
      <style:table-row-properties fo:keep-together="auto"/>
    </style:style>
    <style:style style:name="Format3.21" style:family="table-row">
      <style:table-row-properties fo:keep-together="auto"/>
    </style:style>
    <style:style style:name="Format3.22" style:family="table-row">
      <style:table-row-properties fo:keep-together="auto"/>
    </style:style>
    <style:style style:name="Format3.23" style:family="table-row">
      <style:table-row-properties fo:keep-together="auto"/>
    </style:style>
    <style:style style:name="Format3.24" style:family="table-row">
      <style:table-row-properties fo:keep-together="auto"/>
    </style:style>
    <style:style style:name="Format3.25" style:family="table-row">
      <style:table-row-properties fo:keep-together="auto"/>
    </style:style>
    <style:style style:name="SystemTypes" style:family="table">
      <style:table-properties style:width="4.934in" table:align="margins"/>
    </style:style>
    <style:style style:name="SystemTypes.A" style:family="table-column">
      <style:table-column-properties style:column-width="1.159in" style:rel-column-width="15399*"/>
    </style:style>
    <style:style style:name="SystemTypes.B" style:family="table-column">
      <style:table-column-properties style:column-width="3.775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Types" style:family="table">
      <style:table-properties style:width="4.934in" table:align="margins"/>
    </style:style>
    <style:style style:name="SystemTypes.A" style:family="table-column">
      <style:table-column-properties style:column-width="1.159in" style:rel-column-width="15399*"/>
    </style:style>
    <style:style style:name="SystemTypes.B" style:family="table-column">
      <style:table-column-properties style:column-width="3.775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 style:family="table">
      <style:table-properties style:width="7.3229in" fo:margin-left="0in" fo:break-before="auto" fo:break-after="auto" table:align="left"/>
    </style:style>
    <style:style style:name="SiteRecord.A" style:family="table-column">
      <style:table-column-properties style:column-width="0.591in"/>
    </style:style>
    <style:style style:name="SiteRecord.B" style:family="table-column">
      <style:table-column-properties style:column-width="0.909in"/>
    </style:style>
    <style:style style:name="SiteRecord.C" style:family="table-column">
      <style:table-column-properties style:column-width="0.6875in"/>
    </style:style>
    <style:style style:name="SiteRecord.D" style:family="table-column">
      <style:table-column-properties style:column-width="5.1354in"/>
    </style:style>
    <style:style style:name="Site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iteRecord.D1" style:family="table-cell">
      <style:table-cell-properties fo:background-color="transparent" fo:padding="0.0382in" fo:border="0.5pt solid #000000" style:writing-mode="page">
        <style:background-image/>
      </style:table-cell-properties>
    </style:style>
    <style:style style:name="Site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ite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8" style:family="table-row">
      <style:table-row-properties style:min-row-height="0.0813in"/>
    </style:style>
    <style:style style:name="SiteFlags" style:family="table">
      <style:table-properties style:width="4.5313in" table:align="left"/>
    </style:style>
    <style:style style:name="SiteFlags.A" style:family="table-column">
      <style:table-column-properties style:column-width="1.125in"/>
    </style:style>
    <style:style style:name="SiteFlags.B" style:family="table-column">
      <style:table-column-properties style:column-width="3.40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SiteFlags" style:family="table">
      <style:table-properties style:width="4.5313in" table:align="left"/>
    </style:style>
    <style:style style:name="SiteFlags.A" style:family="table-column">
      <style:table-column-properties style:column-width="1.125in"/>
    </style:style>
    <style:style style:name="SiteFlags.B" style:family="table-column">
      <style:table-column-properties style:column-width="3.40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11" style:family="table">
      <style:table-properties style:width="6.9271in" fo:margin-left="0in" table:align="left"/>
    </style:style>
    <style:style style:name="Table11.A" style:family="table-column">
      <style:table-column-properties style:column-width="0.5625in"/>
    </style:style>
    <style:style style:name="Table11.B" style:family="table-column">
      <style:table-column-properties style:column-width="0.9375in"/>
    </style:style>
    <style:style style:name="Table11.C" style:family="table-column">
      <style:table-column-properties style:column-width="0.8125in"/>
    </style:style>
    <style:style style:name="Table11.D" style:family="table-column">
      <style:table-column-properties style:column-width="4.6146in"/>
    </style:style>
    <style:style style:name="Table11.A1" style:family="table-cell">
      <style:table-cell-properties style:writing-mode="page"/>
    </style:style>
    <style:style style:name="Table11.A18" style:family="table-cell">
      <style:table-cell-properties fo:padding="0in" fo:border="none" style:writing-mode="page"/>
    </style:style>
    <style:style style:name="TFREQRecord" style:family="table">
      <style:table-properties style:width="6.9271in" fo:margin-left="0in" table:align="left"/>
    </style:style>
    <style:style style:name="TFREQRecord.A" style:family="table-column">
      <style:table-column-properties style:column-width="0.5625in"/>
    </style:style>
    <style:style style:name="TFREQRecord.B" style:family="table-column">
      <style:table-column-properties style:column-width="0.75in"/>
    </style:style>
    <style:style style:name="TFREQRecord.C" style:family="table-column">
      <style:table-column-properties style:column-width="0.8125in"/>
    </style:style>
    <style:style style:name="TFREQRecord.D" style:family="table-column">
      <style:table-column-properties style:column-width="4.8021in"/>
    </style:style>
    <style:style style:name="TFREQRecord.A1" style:family="table-cell">
      <style:table-cell-properties fo:padding="0in" fo:border="none" style:writing-mode="page"/>
    </style:style>
    <style:style style:name="GroupRecord" style:family="table">
      <style:table-properties style:width="7.3229in" fo:margin-left="0in" fo:break-before="auto" fo:break-after="auto" table:align="left" fo:keep-with-next="auto" style:may-break-between-rows="true" table:border-model="collapsing"/>
    </style:style>
    <style:style style:name="GroupRecord.A" style:family="table-column">
      <style:table-column-properties style:column-width="0.6569in"/>
    </style:style>
    <style:style style:name="GroupRecord.B" style:family="table-column">
      <style:table-column-properties style:column-width="0.8431in"/>
    </style:style>
    <style:style style:name="GroupRecord.C" style:family="table-column">
      <style:table-column-properties style:column-width="0.8125in"/>
    </style:style>
    <style:style style:name="GroupRecord.D" style:family="table-column">
      <style:table-column-properties style:column-width="5.0104in"/>
    </style:style>
    <style:style style:name="GroupRecord.1" style:family="table-row">
      <style:table-row-properties fo:keep-together="auto"/>
    </style:style>
    <style:style style:name="Group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roupRecord.D1" style:family="table-cell">
      <style:table-cell-properties fo:background-color="transparent" fo:padding="0.0382in" fo:border="0.5pt solid #000000" style:writing-mode="page">
        <style:background-image/>
      </style:table-cell-properties>
    </style:style>
    <style:style style:name="Group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roup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7.3188in" fo:break-before="auto" fo:break-after="auto" table:align="margins" fo:keep-with-next="auto" style:may-break-between-rows="true" table:border-model="collapsing"/>
    </style:style>
    <style:style style:name="Table12.A" style:family="table-column">
      <style:table-column-properties style:column-width="0.6576in" style:rel-column-width="5888*"/>
    </style:style>
    <style:style style:name="Table12.B" style:family="table-column">
      <style:table-column-properties style:column-width="0.9313in" style:rel-column-width="8339*"/>
    </style:style>
    <style:style style:name="Table12.C" style:family="table-column">
      <style:table-column-properties style:column-width="0.9868in" style:rel-column-width="8835*"/>
    </style:style>
    <style:style style:name="Table12.D" style:family="table-column">
      <style:table-column-properties style:column-width="4.7431in" style:rel-column-width="42473*"/>
    </style:style>
    <style:style style:name="Table12.1" style:family="table-row">
      <style:table-row-properties fo:keep-together="auto"/>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7.3229in" fo:margin-left="0in" table:align="left"/>
    </style:style>
    <style:style style:name="Table3.A" style:family="table-column">
      <style:table-column-properties style:column-width="0.6875in"/>
    </style:style>
    <style:style style:name="Table3.B" style:family="table-column">
      <style:table-column-properties style:column-width="0.9375in"/>
    </style:style>
    <style:style style:name="Table3.D" style:family="table-column">
      <style:table-column-properties style:column-width="4.7604in"/>
    </style:style>
    <style:style style:name="Table3.A1" style:family="table-cell">
      <style:table-cell-properties style:writing-mode="page"/>
    </style:style>
    <style:style style:name="FreqRecords" style:family="table">
      <style:table-properties style:width="6.9271in" fo:margin-left="0in" fo:break-before="auto" fo:break-after="auto" table:align="left" fo:keep-with-next="auto" style:may-break-between-rows="true" table:border-model="collapsing"/>
    </style:style>
    <style:style style:name="FreqRecords.A" style:family="table-column">
      <style:table-column-properties style:column-width="0.7521in"/>
    </style:style>
    <style:style style:name="FreqRecords.B" style:family="table-column">
      <style:table-column-properties style:column-width="0.8729in"/>
    </style:style>
    <style:style style:name="FreqRecords.C" style:family="table-column">
      <style:table-column-properties style:column-width="0.7813in"/>
    </style:style>
    <style:style style:name="FreqRecords.D" style:family="table-column">
      <style:table-column-properties style:column-width="4.5208in"/>
    </style:style>
    <style:style style:name="FreqRecords.1" style:family="table-row">
      <style:table-row-properties fo:keep-together="auto"/>
    </style:style>
    <style:style style:name="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reqRecords.D1" style:family="table-cell">
      <style:table-cell-properties fo:background-color="transparent" fo:padding="0.0382in" fo:border="0.5pt solid #000000" style:writing-mode="page">
        <style:background-image/>
      </style:table-cell-properties>
    </style:style>
    <style:style style:name="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4.4444in" table:align="margins"/>
    </style:style>
    <style:style style:name="Table13.A" style:family="table-column">
      <style:table-column-properties style:column-width="0.5139in" style:rel-column-width="7577*"/>
    </style:style>
    <style:style style:name="Table13.B" style:family="table-column">
      <style:table-column-properties style:column-width="0.6424in" style:rel-column-width="9471*"/>
    </style:style>
    <style:style style:name="Table13.C" style:family="table-column">
      <style:table-column-properties style:column-width="3.2882in" style:rel-column-width="48487*"/>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13" style:family="table">
      <style:table-properties style:width="4.4444in" table:align="margins"/>
    </style:style>
    <style:style style:name="Table13.A" style:family="table-column">
      <style:table-column-properties style:column-width="0.5139in" style:rel-column-width="7577*"/>
    </style:style>
    <style:style style:name="Table13.B" style:family="table-column">
      <style:table-column-properties style:column-width="0.6424in" style:rel-column-width="9471*"/>
    </style:style>
    <style:style style:name="Table13.C" style:family="table-column">
      <style:table-column-properties style:column-width="3.2882in" style:rel-column-width="48487*"/>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15" style:family="table">
      <style:table-properties style:width="7.3188in" fo:break-before="auto" fo:break-after="auto" table:align="margins" fo:keep-with-next="auto" style:may-break-between-rows="true" table:border-model="collapsing"/>
    </style:style>
    <style:style style:name="Table15.A" style:family="table-column">
      <style:table-column-properties style:column-width="0.6569in" style:rel-column-width="5881*"/>
    </style:style>
    <style:style style:name="Table15.B" style:family="table-column">
      <style:table-column-properties style:column-width="0.991in" style:rel-column-width="8872*"/>
    </style:style>
    <style:style style:name="Table15.C" style:family="table-column">
      <style:table-column-properties style:column-width="1.0236in" style:rel-column-width="9163*"/>
    </style:style>
    <style:style style:name="Table15.D" style:family="table-column">
      <style:table-column-properties style:column-width="4.6479in" style:rel-column-width="41619*"/>
    </style:style>
    <style:style style:name="Table15.1" style:family="table-row">
      <style:table-row-properties fo:keep-together="auto"/>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D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7.3188in" table:align="margins"/>
    </style:style>
    <style:style style:name="Table16.A" style:family="table-column">
      <style:table-column-properties style:column-width="0.659in" style:rel-column-width="5901*"/>
    </style:style>
    <style:style style:name="Table16.B" style:family="table-column">
      <style:table-column-properties style:column-width="0.9889in" style:rel-column-width="8852*"/>
    </style:style>
    <style:style style:name="Table16.C" style:family="table-column">
      <style:table-column-properties style:column-width="1in" style:rel-column-width="8957*"/>
    </style:style>
    <style:style style:name="Table16.D" style:family="table-column">
      <style:table-column-properties style:column-width="4.6708in" style:rel-column-width="41825*"/>
    </style:style>
    <style:style style:name="Table16.A1" style:family="table-cell">
      <style:table-cell-properties fo:padding="0in" fo:border="none" style:writing-mode="page"/>
    </style:style>
    <style:style style:name="KenwoodFreqFormat" style:family="table">
      <style:table-properties style:width="7.3188in" table:align="margins"/>
    </style:style>
    <style:style style:name="KenwoodFreqFormat.A" style:family="table-column">
      <style:table-column-properties style:column-width="0.659in" style:rel-column-width="5901*"/>
    </style:style>
    <style:style style:name="KenwoodFreqFormat.B" style:family="table-column">
      <style:table-column-properties style:column-width="0.9889in" style:rel-column-width="8852*"/>
    </style:style>
    <style:style style:name="KenwoodFreqFormat.C" style:family="table-column">
      <style:table-column-properties style:column-width="1in" style:rel-column-width="8957*"/>
    </style:style>
    <style:style style:name="KenwoodFreqFormat.D" style:family="table-column">
      <style:table-column-properties style:column-width="4.6708in" style:rel-column-width="41825*"/>
    </style:style>
    <style:style style:name="KenwoodFreqFormat.A1" style:family="table-cell">
      <style:table-cell-properties style:writing-mode="page"/>
    </style:style>
    <style:style style:name="SearchRecord" style:family="table">
      <style:table-properties style:width="7.3188in" table:align="margins"/>
    </style:style>
    <style:style style:name="SearchRecord.A" style:family="table-column">
      <style:table-column-properties style:column-width="0.5917in" style:rel-column-width="5296*"/>
    </style:style>
    <style:style style:name="SearchRecord.B" style:family="table-column">
      <style:table-column-properties style:column-width="0.9306in" style:rel-column-width="8333*"/>
    </style:style>
    <style:style style:name="SearchRecord.C" style:family="table-column">
      <style:table-column-properties style:column-width="1.0201in" style:rel-column-width="9134*"/>
    </style:style>
    <style:style style:name="SearchRecord.D" style:family="table-column">
      <style:table-column-properties style:column-width="4.7764in" style:rel-column-width="42772*"/>
    </style:style>
    <style:style style:name="Search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earchRecord.D1" style:family="table-cell">
      <style:table-cell-properties fo:background-color="transparent" fo:padding="0.0382in" fo:border="0.5pt solid #000000" style:writing-mode="page">
        <style:background-image/>
      </style:table-cell-properties>
    </style:style>
    <style:style style:name="Search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earch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7.3188in" table:align="margins"/>
    </style:style>
    <style:style style:name="Table21.A" style:family="table-column">
      <style:table-column-properties style:column-width="0.5917in" style:rel-column-width="5296*"/>
    </style:style>
    <style:style style:name="Table21.B" style:family="table-column">
      <style:table-column-properties style:column-width="0.9306in" style:rel-column-width="8333*"/>
    </style:style>
    <style:style style:name="Table21.C" style:family="table-column">
      <style:table-column-properties style:column-width="1.0201in" style:rel-column-width="9134*"/>
    </style:style>
    <style:style style:name="Table21.D" style:family="table-column">
      <style:table-column-properties style:column-width="4.7764in" style:rel-column-width="42772*"/>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D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6" style:family="table-row">
      <style:table-row-properties style:min-row-height="0.3201in"/>
    </style:style>
    <style:style style:name="GlobalRecords" style:family="table">
      <style:table-properties style:width="7.3188in" fo:break-before="auto" fo:break-after="auto" table:align="margins" fo:keep-with-next="auto" style:may-break-between-rows="true" table:border-model="collapsing"/>
    </style:style>
    <style:style style:name="GlobalRecords.A" style:family="table-column">
      <style:table-column-properties style:column-width="0.5917in" style:rel-column-width="5296*"/>
    </style:style>
    <style:style style:name="GlobalRecords.B" style:family="table-column">
      <style:table-column-properties style:column-width="0.9972in" style:rel-column-width="8931*"/>
    </style:style>
    <style:style style:name="GlobalRecords.C" style:family="table-column">
      <style:table-column-properties style:column-width="0.8569in" style:rel-column-width="7675*"/>
    </style:style>
    <style:style style:name="GlobalRecords.D" style:family="table-column">
      <style:table-column-properties style:column-width="4.8729in" style:rel-column-width="43633*"/>
    </style:style>
    <style:style style:name="Global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lobalRecords.D1" style:family="table-cell">
      <style:table-cell-properties fo:background-color="transparent" fo:padding="0.0382in" fo:border="0.5pt solid #000000" style:writing-mode="page">
        <style:background-image/>
      </style:table-cell-properties>
    </style:style>
    <style:style style:name="Global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lobal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3" style:family="table-row">
      <style:table-row-properties fo:keep-together="auto"/>
    </style:style>
    <style:style style:name="Table22" style:family="table">
      <style:table-properties style:width="7.3167in" table:align="left"/>
    </style:style>
    <style:style style:name="Table22.A" style:family="table-column">
      <style:table-column-properties style:column-width="0.5847in"/>
    </style:style>
    <style:style style:name="Table22.B" style:family="table-column">
      <style:table-column-properties style:column-width="0.8854in"/>
    </style:style>
    <style:style style:name="Table22.C" style:family="table-column">
      <style:table-column-properties style:column-width="0.7132in"/>
    </style:style>
    <style:style style:name="Table22.D" style:family="table-column">
      <style:table-column-properties style:column-width="5.1333in"/>
    </style:style>
    <style:style style:name="Table22.A1" style:family="table-cell">
      <style:table-cell-properties fo:padding="0.0201in" fo:border-left="0.05pt solid #000000" fo:border-right="none" fo:border-top="0.05pt solid #000000" fo:border-bottom="0.05pt solid #000000" style:writing-mode="page"/>
    </style:style>
    <style:style style:name="Table22.D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D2" style:family="table-cell">
      <style:table-cell-properties fo:padding="0.0201in" fo:border-left="0.05pt solid #000000" fo:border-right="0.05pt solid #000000" fo:border-top="none" fo:border-bottom="0.05pt solid #000000" style:writing-mode="page"/>
    </style:style>
    <style:style style:name="Table23" style:family="table">
      <style:table-properties style:width="5.0931in" table:align="margins"/>
    </style:style>
    <style:style style:name="Table23.A" style:family="table-column">
      <style:table-column-properties style:column-width="0.9035in" style:rel-column-width="11621*"/>
    </style:style>
    <style:style style:name="Table23.B" style:family="table-column">
      <style:table-column-properties style:column-width="4.1896in" style:rel-column-width="53914*"/>
    </style:style>
    <style:style style:name="Table23.A1" style:family="table-cell">
      <style:table-cell-properties style:writing-mode="page"/>
    </style:style>
    <style:style style:name="Table23" style:family="table">
      <style:table-properties style:width="5.0931in" table:align="margins"/>
    </style:style>
    <style:style style:name="Table23.A" style:family="table-column">
      <style:table-column-properties style:column-width="0.9035in" style:rel-column-width="11621*"/>
    </style:style>
    <style:style style:name="Table23.B" style:family="table-column">
      <style:table-column-properties style:column-width="4.1896in" style:rel-column-width="53914*"/>
    </style:style>
    <style:style style:name="Table23.A1" style:family="table-cell">
      <style:table-cell-properties style:writing-mode="page"/>
    </style:style>
    <style:style style:name="Table24" style:family="table">
      <style:table-properties style:width="7.3188in" table:align="margins"/>
    </style:style>
    <style:style style:name="Table24.A" style:family="table-column">
      <style:table-column-properties style:column-width="0.5847in" style:rel-column-width="5238*"/>
    </style:style>
    <style:style style:name="Table24.B" style:family="table-column">
      <style:table-column-properties style:column-width="0.8854in" style:rel-column-width="7928*"/>
    </style:style>
    <style:style style:name="Table24.C" style:family="table-column">
      <style:table-column-properties style:column-width="0.9146in" style:rel-column-width="8191*"/>
    </style:style>
    <style:style style:name="Table24.D" style:family="table-column">
      <style:table-column-properties style:column-width="4.9333in" style:rel-column-width="44178*"/>
    </style:style>
    <style:style style:name="Table24.A1" style:family="table-cell">
      <style:table-cell-properties fo:padding="0.0201in" fo:border-left="0.05pt solid #000000" fo:border-right="none" fo:border-top="0.05pt solid #000000" fo:border-bottom="0.05pt solid #000000" style:writing-mode="page"/>
    </style:style>
    <style:style style:name="Table24.D1" style:family="table-cell">
      <style:table-cell-properties fo:padding="0.0201in" fo:border="0.05pt solid #000000" style:writing-mode="page"/>
    </style:style>
    <style:style style:name="Table24.A2" style:family="table-cell">
      <style:table-cell-properties fo:padding="0.0201in" fo:border-left="0.05pt solid #000000" fo:border-right="none" fo:border-top="none" fo:border-bottom="0.05pt solid #000000" style:writing-mode="page"/>
    </style:style>
    <style:style style:name="Table24.D2" style:family="table-cell">
      <style:table-cell-properties fo:padding="0.0201in" fo:border-left="0.05pt solid #000000" fo:border-right="0.05pt solid #000000" fo:border-top="none" fo:border-bottom="0.05pt solid #000000" style:writing-mode="page"/>
    </style:style>
    <style:style style:name="LOCKFREQrecords" style:family="table">
      <style:table-properties style:width="7.3188in" table:align="margins"/>
    </style:style>
    <style:style style:name="LOCKFREQrecords.A" style:family="table-column">
      <style:table-column-properties style:column-width="0.7243in" style:rel-column-width="6486*"/>
    </style:style>
    <style:style style:name="LOCKFREQrecords.B" style:family="table-column">
      <style:table-column-properties style:column-width="0.8646in" style:rel-column-width="7741*"/>
    </style:style>
    <style:style style:name="LOCKFREQrecords.C" style:family="table-column">
      <style:table-column-properties style:column-width="0.8569in" style:rel-column-width="7675*"/>
    </style:style>
    <style:style style:name="LOCKFREQrecords.D" style:family="table-column">
      <style:table-column-properties style:column-width="4.8729in" style:rel-column-width="43633*"/>
    </style:style>
    <style:style style:name="LOCK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LOCKFREQrecords.D1" style:family="table-cell">
      <style:table-cell-properties fo:background-color="transparent" fo:padding="0.0382in" fo:border="0.5pt solid #000000" style:writing-mode="page">
        <style:background-image/>
      </style:table-cell-properties>
    </style:style>
    <style:style style:name="LOCK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LOCK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IFXCHNGrecords" style:family="table">
      <style:table-properties style:width="7.3188in" table:align="margins"/>
    </style:style>
    <style:style style:name="IFXCHNGrecords.A" style:family="table-column">
      <style:table-column-properties style:column-width="0.7243in" style:rel-column-width="6486*"/>
    </style:style>
    <style:style style:name="IFXCHNGrecords.B" style:family="table-column">
      <style:table-column-properties style:column-width="0.8646in" style:rel-column-width="7741*"/>
    </style:style>
    <style:style style:name="IFXCHNGrecords.C" style:family="table-column">
      <style:table-column-properties style:column-width="0.8569in" style:rel-column-width="7675*"/>
    </style:style>
    <style:style style:name="IFXCHNGrecords.D" style:family="table-column">
      <style:table-column-properties style:column-width="4.8729in" style:rel-column-width="43633*"/>
    </style:style>
    <style:style style:name="IFXCHNG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IFXCHNGrecords.D1" style:family="table-cell">
      <style:table-cell-properties fo:background-color="transparent" fo:padding="0.0382in" fo:border="0.5pt solid #000000" style:writing-mode="page">
        <style:background-image/>
      </style:table-cell-properties>
    </style:style>
    <style:style style:name="IFXCHNG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IFXCHNG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KEYrecords" style:family="table">
      <style:table-properties style:width="7.3188in" table:align="margins"/>
    </style:style>
    <style:style style:name="SYSKEYrecords.A" style:family="table-column">
      <style:table-column-properties style:column-width="0.7243in" style:rel-column-width="6486*"/>
    </style:style>
    <style:style style:name="SYSKEYrecords.B" style:family="table-column">
      <style:table-column-properties style:column-width="0.8646in" style:rel-column-width="7741*"/>
    </style:style>
    <style:style style:name="SYSKEYrecords.C" style:family="table-column">
      <style:table-column-properties style:column-width="0.8569in" style:rel-column-width="7675*"/>
    </style:style>
    <style:style style:name="SYSKEYrecords.D" style:family="table-column">
      <style:table-column-properties style:column-width="4.8729in" style:rel-column-width="43633*"/>
    </style:style>
    <style:style style:name="SYSKEY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KEYrecords.D1" style:family="table-cell">
      <style:table-cell-properties fo:background-color="transparent" fo:padding="0.0382in" fo:border="0.5pt solid #000000" style:writing-mode="page">
        <style:background-image/>
      </style:table-cell-properties>
    </style:style>
    <style:style style:name="SYSKEYrecords.2" style:family="table-row">
      <style:table-row-properties style:min-row-height="0.6931in"/>
    </style:style>
    <style:style style:name="SYSKEY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KEY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XREF_5f_records" style:display-name="XREF_records" style:family="table">
      <style:table-properties style:width="7.3201in" table:align="left" fo:background-color="transparent">
        <style:background-image/>
      </style:table-properties>
    </style:style>
    <style:style style:name="XREF_5f_records.A" style:display-name="XREF_records.A" style:family="table-column">
      <style:table-column-properties style:column-width="0.6875in"/>
    </style:style>
    <style:style style:name="XREF_5f_records.B" style:display-name="XREF_records.B" style:family="table-column">
      <style:table-column-properties style:column-width="0.8174in"/>
    </style:style>
    <style:style style:name="XREF_5f_records.C" style:display-name="XREF_records.C" style:family="table-column">
      <style:table-column-properties style:column-width="0.7451in"/>
    </style:style>
    <style:style style:name="XREF_5f_records.D" style:display-name="XREF_records.D" style:family="table-column">
      <style:table-column-properties style:column-width="5.0701in"/>
    </style:style>
    <style:style style:name="XREF_5f_records.1" style:display-name="XREF_records.1" style:family="table-row">
      <style:table-row-properties fo:background-color="transparent">
        <style:background-image/>
      </style:table-row-properties>
    </style:style>
    <style:style style:name="XREF_5f_records.A1" style:display-name="XREF_records.A1" style:family="table-cell">
      <style:table-cell-properties fo:padding="0.0201in" fo:border-left="0.05pt solid #000000" fo:border-right="none" fo:border-top="0.05pt solid #000000" fo:border-bottom="0.05pt solid #000000" style:writing-mode="page"/>
    </style:style>
    <style:style style:name="XREF_5f_records.D1" style:display-name="XREF_records.D1" style:family="table-cell">
      <style:table-cell-properties fo:padding="0.0201in" fo:border="0.05pt solid #000000" style:writing-mode="page"/>
    </style:style>
    <style:style style:name="XREF_5f_records.A2" style:display-name="XREF_records.A2" style:family="table-cell">
      <style:table-cell-properties fo:padding="0.0201in" fo:border-left="0.05pt solid #000000" fo:border-right="none" fo:border-top="none" fo:border-bottom="0.05pt solid #000000" style:writing-mode="page"/>
    </style:style>
    <style:style style:name="XREF_5f_records.D2" style:display-name="XREF_records.D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7.3229in" fo:margin-left="0in" table:align="left"/>
    </style:style>
    <style:style style:name="Table2.A" style:family="table-column">
      <style:table-column-properties style:column-width="0.625in"/>
    </style:style>
    <style:style style:name="Table2.B" style:family="table-column">
      <style:table-column-properties style:column-width="0.875in"/>
    </style:style>
    <style:style style:name="Table2.C" style:family="table-column">
      <style:table-column-properties style:column-width="0.75in"/>
    </style:style>
    <style:style style:name="Table2.D" style:family="table-column">
      <style:table-column-properties style:column-width="5.0729in"/>
    </style:style>
    <style:style style:name="Table2.A1" style:family="table-cell">
      <style:table-cell-properties style:writing-mode="page"/>
    </style:style>
    <style:style style:name="Table18" style:family="table">
      <style:table-properties style:width="7.2563in" fo:margin-left="0.0667in" table:align="left"/>
    </style:style>
    <style:style style:name="Table18.A" style:family="table-column">
      <style:table-column-properties style:column-width="1.125in"/>
    </style:style>
    <style:style style:name="Table18.B" style:family="table-column">
      <style:table-column-properties style:column-width="6.1313in"/>
    </style:style>
    <style:style style:name="Table18.A1" style:family="table-cell">
      <style:table-cell-properties fo:padding="0in" fo:border="none" style:writing-mode="page"/>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20" style:family="table">
      <style:table-properties style:width="6.9271in" fo:margin-left="0in" table:align="left"/>
    </style:style>
    <style:style style:name="Table20.A" style:family="table-column">
      <style:table-column-properties style:column-width="1.0625in"/>
    </style:style>
    <style:style style:name="Table20.B" style:family="table-column">
      <style:table-column-properties style:column-width="5.8646in"/>
    </style:style>
    <style:style style:name="Table20.A1" style:family="table-cell">
      <style:table-cell-properties style:writing-mode="page"/>
    </style:style>
    <style:style style:name="P1" style:family="paragraph" style:parent-style-name="Text_20_body">
      <style:text-properties officeooo:rsid="00045553" officeooo:paragraph-rsid="00045553"/>
    </style:style>
    <style:style style:name="P2" style:family="paragraph" style:parent-style-name="Text_20_body">
      <style:text-properties fo:font-style="normal" officeooo:rsid="00edfc68" officeooo:paragraph-rsid="010c79af" style:font-style-asian="normal" style:font-style-complex="normal"/>
    </style:style>
    <style:style style:name="P3" style:family="paragraph" style:parent-style-name="Text_20_body">
      <style:text-properties fo:font-style="normal" officeooo:rsid="00edfc68" officeooo:paragraph-rsid="008f166c" style:font-style-asian="normal" style:font-style-complex="normal"/>
    </style:style>
    <style:style style:name="P4" style:family="paragraph" style:parent-style-name="Text_20_body">
      <style:text-properties fo:font-style="normal" fo:font-weight="normal" officeooo:rsid="01263b8d" officeooo:paragraph-rsid="01263b8d" style:font-style-asian="normal" style:font-weight-asian="normal" style:font-style-complex="normal" style:font-weight-complex="normal"/>
    </style:style>
    <style:style style:name="P5" style:family="paragraph" style:parent-style-name="Text_20_body">
      <style:text-properties fo:font-style="italic" fo:font-weight="normal" officeooo:rsid="01263b8d" officeooo:paragraph-rsid="01263b8d" style:font-style-asian="italic" style:font-weight-asian="normal" style:font-style-complex="italic" style:font-weight-complex="normal"/>
    </style:style>
    <style:style style:name="P6" style:family="paragraph" style:parent-style-name="Text_20_body">
      <style:text-properties fo:font-style="italic" officeooo:rsid="01bd0b24" officeooo:paragraph-rsid="01553417" style:font-style-asian="italic" style:font-style-complex="italic"/>
    </style:style>
    <style:style style:name="P7" style:family="paragraph" style:parent-style-name="Text_20_body">
      <style:text-properties officeooo:paragraph-rsid="01128c2a"/>
    </style:style>
    <style:style style:name="P8" style:family="paragraph" style:parent-style-name="Text_20_body">
      <style:text-properties officeooo:rsid="003f2f55" officeooo:paragraph-rsid="01128c2a"/>
    </style:style>
    <style:style style:name="P9" style:family="paragraph" style:parent-style-name="Text_20_body">
      <style:text-properties officeooo:rsid="00411966" officeooo:paragraph-rsid="01128c2a"/>
    </style:style>
    <style:style style:name="P10" style:family="paragraph" style:parent-style-name="Text_20_body">
      <style:text-properties officeooo:rsid="01a9307f" officeooo:paragraph-rsid="01128c2a"/>
    </style:style>
    <style:style style:name="P11" style:family="paragraph" style:parent-style-name="Text_20_body">
      <style:text-properties officeooo:rsid="01aa1f70" officeooo:paragraph-rsid="01128c2a"/>
    </style:style>
    <style:style style:name="P12" style:family="paragraph" style:parent-style-name="Text_20_body">
      <style:text-properties officeooo:rsid="01aa1f70" officeooo:paragraph-rsid="0116ab4b"/>
    </style:style>
    <style:style style:name="P13" style:family="paragraph" style:parent-style-name="Text_20_body">
      <style:text-properties officeooo:rsid="01b2f06e" officeooo:paragraph-rsid="01128c2a"/>
    </style:style>
    <style:style style:name="P14" style:family="paragraph" style:parent-style-name="Text_20_body">
      <style:text-properties fo:font-weight="normal" officeooo:rsid="012282f0" officeooo:paragraph-rsid="01128c2a" style:font-weight-asian="normal" style:font-weight-complex="normal"/>
    </style:style>
    <style:style style:name="P15" style:family="paragraph" style:parent-style-name="Text_20_body">
      <style:text-properties fo:font-weight="normal" officeooo:rsid="01c90a36" officeooo:paragraph-rsid="01128c2a" style:font-weight-asian="normal" style:font-weight-complex="normal"/>
    </style:style>
    <style:style style:name="P16" style:family="paragraph" style:parent-style-name="Text_20_body">
      <style:text-properties fo:font-weight="normal" officeooo:rsid="0045647d" officeooo:paragraph-rsid="01128c2a" style:font-weight-asian="normal" style:font-weight-complex="normal"/>
    </style:style>
    <style:style style:name="P17" style:family="paragraph" style:parent-style-name="Text_20_body">
      <style:text-properties fo:font-weight="normal" officeooo:rsid="007ef9c5" officeooo:paragraph-rsid="01128c2a" style:font-weight-asian="normal" style:font-weight-complex="normal"/>
    </style:style>
    <style:style style:name="P18" style:family="paragraph" style:parent-style-name="Text_20_body">
      <style:text-properties fo:font-weight="normal" officeooo:rsid="00842355" officeooo:paragraph-rsid="01128c2a" style:font-weight-asian="normal" style:font-weight-complex="normal"/>
    </style:style>
    <style:style style:name="P19" style:family="paragraph" style:parent-style-name="Text_20_body">
      <style:text-properties fo:font-weight="normal" officeooo:rsid="00842355" officeooo:paragraph-rsid="01137cfb" style:font-weight-asian="normal" style:font-weight-complex="normal"/>
    </style:style>
    <style:style style:name="P20" style:family="paragraph" style:parent-style-name="Text_20_body">
      <style:text-properties fo:font-weight="normal" officeooo:rsid="00842355" officeooo:paragraph-rsid="0153c35a" style:font-weight-asian="normal" style:font-weight-complex="normal"/>
    </style:style>
    <style:style style:name="P21" style:family="paragraph" style:parent-style-name="Text_20_body">
      <style:text-properties fo:font-weight="normal" officeooo:rsid="01c3ba7f" officeooo:paragraph-rsid="01137cfb" style:font-weight-asian="normal" style:font-weight-complex="normal"/>
    </style:style>
    <style:style style:name="P22" style:family="paragraph" style:parent-style-name="Text_20_body">
      <style:text-properties fo:font-weight="normal" officeooo:rsid="01c3ba7f" officeooo:paragraph-rsid="01128c2a" style:font-weight-asian="normal" style:font-weight-complex="normal"/>
    </style:style>
    <style:style style:name="P23" style:family="paragraph" style:parent-style-name="Text_20_body">
      <style:text-properties fo:font-weight="normal" officeooo:rsid="01c4a091" officeooo:paragraph-rsid="01137cfb" style:font-weight-asian="normal" style:font-weight-complex="normal"/>
    </style:style>
    <style:style style:name="P24" style:family="paragraph" style:parent-style-name="Text_20_body">
      <style:text-properties fo:font-weight="normal" officeooo:rsid="00854784" officeooo:paragraph-rsid="01128c2a" style:font-weight-asian="normal" style:font-weight-complex="normal"/>
    </style:style>
    <style:style style:name="P25" style:family="paragraph" style:parent-style-name="Text_20_body">
      <style:text-properties fo:font-weight="normal" officeooo:rsid="019145d1" officeooo:paragraph-rsid="01128c2a" style:font-weight-asian="normal" style:font-weight-complex="normal"/>
    </style:style>
    <style:style style:name="P26" style:family="paragraph" style:parent-style-name="Text_20_body">
      <style:text-properties fo:font-weight="normal" officeooo:rsid="01231e72" officeooo:paragraph-rsid="01128c2a" style:font-weight-asian="normal" style:font-weight-complex="normal"/>
    </style:style>
    <style:style style:name="P27" style:family="paragraph" style:parent-style-name="Text_20_body">
      <style:text-properties fo:font-weight="normal" officeooo:rsid="009b2cc3" officeooo:paragraph-rsid="01128c2a" style:font-weight-asian="normal" style:font-weight-complex="normal"/>
    </style:style>
    <style:style style:name="P28" style:family="paragraph" style:parent-style-name="Text_20_body">
      <style:text-properties fo:font-weight="normal" officeooo:rsid="01263b8d" officeooo:paragraph-rsid="01263b8d" style:font-weight-asian="normal" style:font-weight-complex="normal"/>
    </style:style>
    <style:style style:name="P29" style:family="paragraph" style:parent-style-name="Text_20_body">
      <style:text-properties fo:font-weight="normal" officeooo:rsid="0080e7c7" officeooo:paragraph-rsid="0153c35a" style:font-weight-asian="normal" style:font-weight-complex="normal"/>
    </style:style>
    <style:style style:name="P30" style:family="paragraph" style:parent-style-name="Text_20_body">
      <style:text-properties fo:font-weight="normal" officeooo:rsid="01ab5e39" officeooo:paragraph-rsid="01128c2a" style:font-weight-asian="normal" style:font-weight-complex="normal"/>
    </style:style>
    <style:style style:name="P31" style:family="paragraph" style:parent-style-name="Text_20_body">
      <style:text-properties fo:font-weight="normal" officeooo:rsid="01b2f06e" officeooo:paragraph-rsid="01128c2a" style:font-weight-asian="normal" style:font-weight-complex="normal"/>
    </style:style>
    <style:style style:name="P32" style:family="paragraph" style:parent-style-name="Text_20_body">
      <style:text-properties fo:font-weight="normal" officeooo:rsid="01554428" officeooo:paragraph-rsid="01554428" style:font-weight-asian="normal" style:font-weight-complex="normal"/>
    </style:style>
    <style:style style:name="P33" style:family="paragraph" style:parent-style-name="Text_20_body">
      <style:text-properties officeooo:rsid="00897853" officeooo:paragraph-rsid="01128c2a"/>
    </style:style>
    <style:style style:name="P34" style:family="paragraph" style:parent-style-name="Text_20_body">
      <style:text-properties officeooo:rsid="01a3ca4a" officeooo:paragraph-rsid="01128c2a"/>
    </style:style>
    <style:style style:name="P35" style:family="paragraph" style:parent-style-name="Text_20_body">
      <style:text-properties officeooo:rsid="008acd16" officeooo:paragraph-rsid="01128c2a"/>
    </style:style>
    <style:style style:name="P36" style:family="paragraph" style:parent-style-name="Text_20_body">
      <style:text-properties officeooo:rsid="008bc3bb" officeooo:paragraph-rsid="01128c2a"/>
    </style:style>
    <style:style style:name="P37" style:family="paragraph" style:parent-style-name="Text_20_body">
      <style:text-properties officeooo:rsid="01262c45" officeooo:paragraph-rsid="01128c2a"/>
    </style:style>
    <style:style style:name="P38" style:family="paragraph" style:parent-style-name="Text_20_body">
      <style:text-properties officeooo:rsid="008ccabe" officeooo:paragraph-rsid="01128c2a"/>
    </style:style>
    <style:style style:name="P39" style:family="paragraph" style:parent-style-name="Text_20_body">
      <style:text-properties officeooo:rsid="00919d9e" officeooo:paragraph-rsid="01128c2a"/>
    </style:style>
    <style:style style:name="P40" style:family="paragraph" style:parent-style-name="Text_20_body">
      <style:text-properties officeooo:rsid="0114da72" officeooo:paragraph-rsid="0114da72"/>
    </style:style>
    <style:style style:name="P41" style:family="paragraph" style:parent-style-name="Text_20_body">
      <style:text-properties officeooo:rsid="0115c0a5" officeooo:paragraph-rsid="0115c0a5"/>
    </style:style>
    <style:style style:name="P42" style:family="paragraph" style:parent-style-name="Text_20_body">
      <style:text-properties officeooo:rsid="0116ab4b" officeooo:paragraph-rsid="0116ab4b"/>
    </style:style>
    <style:style style:name="P43" style:family="paragraph" style:parent-style-name="Text_20_body">
      <style:text-properties officeooo:rsid="01263b8d" officeooo:paragraph-rsid="01263b8d"/>
    </style:style>
    <style:style style:name="P44" style:family="paragraph" style:parent-style-name="Text_20_body">
      <style:text-properties officeooo:rsid="01c56ba1" officeooo:paragraph-rsid="0137bfe3"/>
    </style:style>
    <style:style style:name="P45" style:family="paragraph" style:parent-style-name="Text_20_body">
      <style:text-properties officeooo:rsid="0016a289" officeooo:paragraph-rsid="0137bfe3"/>
    </style:style>
    <style:style style:name="P46" style:family="paragraph" style:parent-style-name="Text_20_body">
      <style:text-properties officeooo:rsid="0016a289" officeooo:paragraph-rsid="01128c2a"/>
    </style:style>
    <style:style style:name="P47" style:family="paragraph" style:parent-style-name="Text_20_body">
      <style:text-properties officeooo:rsid="009797ab" officeooo:paragraph-rsid="0137bfe3"/>
    </style:style>
    <style:style style:name="P48" style:family="paragraph" style:parent-style-name="Text_20_body">
      <style:text-properties officeooo:rsid="01e4aebd" officeooo:paragraph-rsid="0137bfe3"/>
    </style:style>
    <style:style style:name="P49" style:family="paragraph" style:parent-style-name="Text_20_body">
      <style:text-properties officeooo:rsid="009860a3" officeooo:paragraph-rsid="0137bfe3"/>
    </style:style>
    <style:style style:name="P50" style:family="paragraph" style:parent-style-name="Text_20_body">
      <style:text-properties officeooo:rsid="00989167" officeooo:paragraph-rsid="0137bfe3"/>
    </style:style>
    <style:style style:name="P51" style:family="paragraph" style:parent-style-name="Text_20_body">
      <style:text-properties officeooo:rsid="011f732f" officeooo:paragraph-rsid="0137bfe3"/>
    </style:style>
    <style:style style:name="P52" style:family="paragraph" style:parent-style-name="Text_20_body">
      <style:text-properties officeooo:paragraph-rsid="0137bfe3"/>
    </style:style>
    <style:style style:name="P53" style:family="paragraph" style:parent-style-name="Text_20_body">
      <style:text-properties officeooo:rsid="014d8235" officeooo:paragraph-rsid="014d8235"/>
    </style:style>
    <style:style style:name="P54" style:family="paragraph" style:parent-style-name="Text_20_body">
      <style:text-properties officeooo:rsid="01c9dcea" officeooo:paragraph-rsid="014d8235"/>
    </style:style>
    <style:style style:name="P55" style:family="paragraph" style:parent-style-name="Text_20_body">
      <style:text-properties officeooo:rsid="01535757" officeooo:paragraph-rsid="01535757"/>
    </style:style>
    <style:style style:name="P56" style:family="paragraph" style:parent-style-name="Text_20_body">
      <style:text-properties officeooo:rsid="01553417" officeooo:paragraph-rsid="01553417"/>
    </style:style>
    <style:style style:name="P57" style:family="paragraph" style:parent-style-name="Text_20_body">
      <style:text-properties officeooo:rsid="01bb5ae8" officeooo:paragraph-rsid="01553417"/>
    </style:style>
    <style:style style:name="P58" style:family="paragraph" style:parent-style-name="Text_20_body">
      <style:text-properties officeooo:rsid="006fd68f" officeooo:paragraph-rsid="01553417"/>
    </style:style>
    <style:style style:name="P59" style:family="paragraph" style:parent-style-name="Text_20_body">
      <style:text-properties officeooo:rsid="015b42ea" officeooo:paragraph-rsid="015b42ea"/>
    </style:style>
    <style:style style:name="P60" style:family="paragraph" style:parent-style-name="Text_20_body">
      <style:text-properties officeooo:rsid="015cac63" officeooo:paragraph-rsid="015cac63"/>
    </style:style>
    <style:style style:name="P61" style:family="paragraph" style:parent-style-name="Text_20_body">
      <style:text-properties officeooo:rsid="0160c72e" officeooo:paragraph-rsid="0160c72e"/>
    </style:style>
    <style:style style:name="P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7ef9c5"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6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11f732f"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822415" officeooo:paragraph-rsid="0153c35a" style:font-size-asian="10pt" style:font-style-asian="italic" style:font-weight-asian="normal" style:font-size-complex="10pt" style:font-style-complex="italic" style:font-weight-complex="normal" style:text-overline-style="none" style:text-overline-color="font-color"/>
    </style:style>
    <style:style style:name="P7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2f3c2"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7e600"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7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7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8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42f3c2"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8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47e600"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82" style:family="paragraph" style:parent-style-name="Table_20_Heading">
      <style:text-properties officeooo:rsid="0116ab4b" officeooo:paragraph-rsid="0116ab4b"/>
    </style:style>
    <style:style style:name="P83" style:family="paragraph" style:parent-style-name="Table_20_Heading">
      <style:text-properties officeooo:rsid="011a192d" officeooo:paragraph-rsid="011a192d"/>
    </style:style>
    <style:style style:name="P84" style:family="paragraph" style:parent-style-name="Table_20_Heading">
      <style:text-properties fo:font-size="10pt" fo:font-style="italic" fo:font-weight="normal" officeooo:paragraph-rsid="0137bfe3" style:font-size-asian="10pt" style:font-style-asian="italic" style:font-weight-asian="normal" style:font-size-complex="10pt" style:font-style-complex="italic" style:font-weight-complex="normal"/>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e7c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77f6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049a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412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412b"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d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cc25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8989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7f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c5f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f5b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145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977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2eb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53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63e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ef5a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6f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6fa"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f06d"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9785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f06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62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ec9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ca4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952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ed4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7f6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e8e4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e8e48"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3ce061"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886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8c2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8c2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37cfb" officeooo:paragraph-rsid="01137cfb"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828db" officeooo:paragraph-rsid="012828db"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439e"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264e" officeooo:paragraph-rsid="012b264e"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94f4" officeooo:paragraph-rsid="013794f4"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2355"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df5a"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f788"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539"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15f1"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5757" officeooo:paragraph-rsid="01535757"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2415"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65f0"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c35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5cac63"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c27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37bfe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245f"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24cb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0fa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b01be"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7968c"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2eb8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d2076"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d2076" officeooo:paragraph-rsid="0137bfe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37bfe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b8e3"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4353"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6e5e5"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886c"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37cfb" officeooo:paragraph-rsid="01137cfb"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2355" officeooo:paragraph-rsid="0137bfe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f21" officeooo:paragraph-rsid="01449f21"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4b65d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53c35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5757" officeooo:paragraph-rsid="01535757"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42ea" officeooo:paragraph-rsid="015b42e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5cac6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e4162" officeooo:paragraph-rsid="015e4162"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8acd1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214" style:family="paragraph" style:parent-style-name="Table_20_Contents">
      <style:paragraph-properties fo:text-align="start" style:justify-single-word="false"/>
      <style:text-properties style:font-name="Liberation Serif" fo:font-size="12pt" officeooo:rsid="0192e628" officeooo:paragraph-rsid="01128c2a" style:font-size-asian="12pt" style:font-size-complex="12pt"/>
    </style:style>
    <style:style style:name="P215" style:family="paragraph" style:parent-style-name="Table_20_Contents">
      <style:paragraph-properties fo:text-align="start" style:justify-single-word="false"/>
      <style:text-properties style:font-name="Liberation Serif" fo:font-size="12pt" officeooo:rsid="019e42e3" officeooo:paragraph-rsid="01128c2a" style:font-size-asian="12pt" style:font-size-complex="12pt"/>
    </style:style>
    <style:style style:name="P216" style:family="paragraph" style:parent-style-name="Table_20_Contents">
      <style:paragraph-properties fo:text-align="start" style:justify-single-word="false"/>
      <style:text-properties style:font-name="Liberation Serif" fo:font-size="12pt" officeooo:rsid="0151dd19" officeooo:paragraph-rsid="0151dd19" style:font-size-asian="12pt" style:font-size-complex="12pt"/>
    </style:style>
    <style:style style:name="P217" style:family="paragraph" style:parent-style-name="Table_20_Contents">
      <style:text-properties officeooo:rsid="01a3ca4a" officeooo:paragraph-rsid="01128c2a"/>
    </style:style>
    <style:style style:name="P218" style:family="paragraph" style:parent-style-name="Table_20_Contents">
      <style:text-properties officeooo:rsid="01b2f06e" officeooo:paragraph-rsid="01128c2a"/>
    </style:style>
    <style:style style:name="P219" style:family="paragraph" style:parent-style-name="Table_20_Contents">
      <style:text-properties officeooo:rsid="0195cd68" officeooo:paragraph-rsid="01128c2a"/>
    </style:style>
    <style:style style:name="P220" style:family="paragraph" style:parent-style-name="Table_20_Contents">
      <style:text-properties officeooo:rsid="0196d439" officeooo:paragraph-rsid="01128c2a"/>
    </style:style>
    <style:style style:name="P221" style:family="paragraph" style:parent-style-name="Table_20_Contents">
      <style:text-properties officeooo:rsid="019e813d" officeooo:paragraph-rsid="01128c2a"/>
    </style:style>
    <style:style style:name="P222" style:family="paragraph" style:parent-style-name="Table_20_Contents">
      <style:text-properties officeooo:paragraph-rsid="01128c2a"/>
    </style:style>
    <style:style style:name="P223" style:family="paragraph" style:parent-style-name="Table_20_Contents">
      <style:text-properties officeooo:rsid="0116ab4b" officeooo:paragraph-rsid="0116ab4b"/>
    </style:style>
    <style:style style:name="P224" style:family="paragraph" style:parent-style-name="Table_20_Contents">
      <style:text-properties officeooo:rsid="011878c8" officeooo:paragraph-rsid="011878c8"/>
    </style:style>
    <style:style style:name="P225" style:family="paragraph" style:parent-style-name="Table_20_Contents">
      <style:text-properties officeooo:rsid="011a192d" officeooo:paragraph-rsid="011a192d"/>
    </style:style>
    <style:style style:name="P226" style:family="paragraph" style:parent-style-name="Table_20_Contents">
      <style:text-properties officeooo:rsid="011c122a" officeooo:paragraph-rsid="011c122a"/>
    </style:style>
    <style:style style:name="P227" style:family="paragraph" style:parent-style-name="Table_20_Contents">
      <style:text-properties officeooo:rsid="011dd7aa" officeooo:paragraph-rsid="011dd7aa"/>
    </style:style>
    <style:style style:name="P228" style:family="paragraph" style:parent-style-name="Table_20_Contents">
      <style:text-properties officeooo:rsid="01209d79" officeooo:paragraph-rsid="01209d79"/>
    </style:style>
    <style:style style:name="P229" style:family="paragraph" style:parent-style-name="Table_20_Contents">
      <style:text-properties officeooo:rsid="011f732f" officeooo:paragraph-rsid="0137bfe3"/>
    </style:style>
    <style:style style:name="P230" style:family="paragraph" style:parent-style-name="Table_20_Contents">
      <style:text-properties officeooo:rsid="011f732f" officeooo:paragraph-rsid="00091c2e"/>
    </style:style>
    <style:style style:name="P231" style:family="paragraph" style:parent-style-name="Table_20_Contents">
      <style:text-properties officeooo:rsid="01c56ba1" officeooo:paragraph-rsid="00091c2e"/>
    </style:style>
    <style:style style:name="P232" style:family="paragraph" style:parent-style-name="Table_20_Contents">
      <style:text-properties officeooo:rsid="01c62fe7" officeooo:paragraph-rsid="00091c2e"/>
    </style:style>
    <style:style style:name="P233" style:family="paragraph" style:parent-style-name="Table_20_Contents">
      <style:text-properties officeooo:rsid="01c7e9be" officeooo:paragraph-rsid="00091c2e"/>
    </style:style>
    <style:style style:name="P234" style:family="paragraph" style:parent-style-name="Table_20_Contents">
      <style:text-properties officeooo:paragraph-rsid="0137bfe3"/>
    </style:style>
    <style:style style:name="P235" style:family="paragraph" style:parent-style-name="Table_20_Contents">
      <style:text-properties officeooo:rsid="01e8a0bc" officeooo:paragraph-rsid="0137bfe3"/>
    </style:style>
    <style:style style:name="P236" style:family="paragraph" style:parent-style-name="Table_20_Contents">
      <style:text-properties officeooo:rsid="013941a0" officeooo:paragraph-rsid="013941a0"/>
    </style:style>
    <style:style style:name="P237" style:family="paragraph" style:parent-style-name="Table_20_Contents">
      <style:text-properties officeooo:rsid="013941a0" officeooo:paragraph-rsid="013a9d3f"/>
    </style:style>
    <style:style style:name="P238" style:family="paragraph" style:parent-style-name="Table_20_Contents">
      <style:text-properties officeooo:paragraph-rsid="013a9d3f"/>
    </style:style>
    <style:style style:name="P239" style:family="paragraph" style:parent-style-name="Table_20_Contents">
      <style:text-properties officeooo:rsid="01bd0b24" officeooo:paragraph-rsid="01553417"/>
    </style:style>
    <style:style style:name="P240" style:family="paragraph" style:parent-style-name="Table_20_Contents">
      <style:text-properties officeooo:rsid="0159b6ee" officeooo:paragraph-rsid="0159b6ee"/>
    </style:style>
    <style:style style:name="P241" style:family="paragraph" style:parent-style-name="Table_20_Contents">
      <style:text-properties officeooo:rsid="015cac63" officeooo:paragraph-rsid="015cac63"/>
    </style:style>
    <style:style style:name="P242" style:family="paragraph" style:parent-style-name="Standard">
      <style:text-properties fo:font-weight="normal" officeooo:rsid="00842355" officeooo:paragraph-rsid="01128c2a" style:font-weight-asian="normal" style:font-weight-complex="normal"/>
    </style:style>
    <style:style style:name="P24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554428"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Heading">
      <style:text-properties style:font-name="Open Sans Semibold" fo:font-size="20pt" fo:font-weight="bold" style:font-size-asian="20pt" style:font-weight-asian="bold" style:font-size-complex="20pt" style:font-weight-complex="bold"/>
    </style:style>
    <style:style style:name="P246" style:family="paragraph" style:parent-style-name="Horizontal_20_Line">
      <style:text-properties fo:color="#000080" loext:opacity="100%"/>
    </style:style>
    <style:style style:name="P247" style:family="paragraph" style:parent-style-name="Table">
      <style:paragraph-properties fo:keep-with-next="always"/>
    </style:style>
    <style:style style:name="P248" style:family="paragraph" style:parent-style-name="Table">
      <style:paragraph-properties fo:keep-with-next="always"/>
      <style:text-properties officeooo:paragraph-rsid="01128c2a"/>
    </style:style>
    <style:style style:name="P249" style:family="paragraph" style:parent-style-name="Table">
      <style:paragraph-properties fo:keep-with-next="always"/>
      <style:text-properties officeooo:paragraph-rsid="0137bfe3"/>
    </style:style>
    <style:style style:name="P250" style:family="paragraph" style:parent-style-name="Table">
      <style:paragraph-properties fo:keep-with-next="always"/>
      <style:text-properties officeooo:paragraph-rsid="0153c35a"/>
    </style:style>
    <style:style style:name="P251" style:family="paragraph" style:parent-style-name="Table">
      <style:paragraph-properties fo:keep-with-next="always"/>
      <style:text-properties officeooo:paragraph-rsid="01553417"/>
    </style:style>
    <style:style style:name="P252" style:family="paragraph" style:parent-style-name="Text_20_body">
      <style:paragraph-properties fo:margin-top="0in" fo:margin-bottom="0in" style:contextual-spacing="false" fo:text-align="center" style:justify-single-word="false"/>
      <style:text-properties fo:font-weight="bold"/>
    </style:style>
    <style:style style:name="P253"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254" style:family="paragraph" style:parent-style-name="Text_20_body">
      <style:paragraph-properties fo:margin-top="0in" fo:margin-bottom="0in" style:contextual-spacing="false"/>
      <style:text-properties officeooo:paragraph-rsid="00c1a3fb"/>
    </style:style>
    <style:style style:name="P255" style:family="paragraph" style:parent-style-name="Contents_20_1">
      <style:paragraph-properties>
        <style:tab-stops>
          <style:tab-stop style:position="7.3189in" style:type="right" style:leader-style="dotted" style:leader-text="."/>
        </style:tab-stops>
      </style:paragraph-properties>
    </style:style>
    <style:style style:name="P256" style:family="paragraph" style:parent-style-name="Contents_20_2">
      <style:paragraph-properties>
        <style:tab-stops>
          <style:tab-stop style:position="7.122in" style:type="right" style:leader-style="dotted" style:leader-text="."/>
        </style:tab-stops>
      </style:paragraph-properties>
    </style:style>
    <style:style style:name="P257" style:family="paragraph" style:parent-style-name="Contents_20_3">
      <style:paragraph-properties>
        <style:tab-stops>
          <style:tab-stop style:position="6.9256in" style:type="right" style:leader-style="dotted" style:leader-text="."/>
        </style:tab-stops>
      </style:paragraph-properties>
    </style:style>
    <style:style style:name="P258" style:family="paragraph" style:parent-style-name="Contents_20_1">
      <style:paragraph-properties>
        <style:tab-stops>
          <style:tab-stop style:position="7.3189in" style:type="right" style:leader-style="dotted" style:leader-text="."/>
        </style:tab-stops>
      </style:paragraph-properties>
    </style:style>
    <style:style style:name="P259" style:family="paragraph" style:parent-style-name="Contents_20_2">
      <style:paragraph-properties>
        <style:tab-stops>
          <style:tab-stop style:position="7.122in" style:type="right" style:leader-style="dotted" style:leader-text="."/>
        </style:tab-stops>
      </style:paragraph-properties>
    </style:style>
    <style:style style:name="P260" style:family="paragraph" style:parent-style-name="Contents_20_3">
      <style:paragraph-properties>
        <style:tab-stops>
          <style:tab-stop style:position="6.9256in" style:type="right" style:leader-style="dotted" style:leader-text="."/>
        </style:tab-stops>
      </style:paragraph-properties>
    </style:style>
    <style:style style:name="P261" style:family="paragraph" style:parent-style-name="Heading_20_1">
      <style:text-properties officeooo:rsid="00759f34" officeooo:paragraph-rsid="00759f34"/>
    </style:style>
    <style:style style:name="P262" style:family="paragraph" style:parent-style-name="Heading_20_1">
      <style:text-properties officeooo:rsid="01128c2a" officeooo:paragraph-rsid="01128c2a"/>
    </style:style>
    <style:style style:name="P263" style:family="paragraph" style:parent-style-name="Heading_20_1">
      <style:text-properties officeooo:rsid="0016a289" officeooo:paragraph-rsid="01128c2a"/>
    </style:style>
    <style:style style:name="P264" style:family="paragraph" style:parent-style-name="Heading_20_1">
      <style:text-properties officeooo:rsid="01553417" officeooo:paragraph-rsid="01553417"/>
    </style:style>
    <style:style style:name="P265" style:family="paragraph" style:parent-style-name="Heading_20_1" style:master-page-name="HTML">
      <style:paragraph-properties style:page-number="auto"/>
    </style:style>
    <style:style style:name="P266" style:family="paragraph" style:parent-style-name="Heading_20_3">
      <style:text-properties officeooo:rsid="01263b8d" officeooo:paragraph-rsid="01263b8d"/>
    </style:style>
    <style:style style:name="P267" style:family="paragraph" style:parent-style-name="Heading_20_3">
      <style:text-properties officeooo:rsid="00897853" officeooo:paragraph-rsid="01128c2a"/>
    </style:style>
    <style:style style:name="P268" style:family="paragraph" style:parent-style-name="Heading_20_3">
      <style:text-properties officeooo:rsid="01a3ca4a" officeooo:paragraph-rsid="01128c2a"/>
    </style:style>
    <style:style style:name="P269" style:family="paragraph" style:parent-style-name="Heading_20_3">
      <style:text-properties officeooo:paragraph-rsid="01128c2a"/>
    </style:style>
    <style:style style:name="P270" style:family="paragraph" style:parent-style-name="Heading_20_3">
      <style:text-properties officeooo:rsid="008acd16" officeooo:paragraph-rsid="01128c2a"/>
    </style:style>
    <style:style style:name="P271" style:family="paragraph" style:parent-style-name="Heading_20_3">
      <style:text-properties officeooo:rsid="008ccabe" officeooo:paragraph-rsid="01128c2a"/>
    </style:style>
    <style:style style:name="P272" style:family="paragraph" style:parent-style-name="Heading_20_3">
      <style:text-properties officeooo:rsid="00919d9e" officeooo:paragraph-rsid="01128c2a"/>
    </style:style>
    <style:style style:name="P273" style:family="paragraph" style:parent-style-name="Heading_20_3">
      <style:text-properties officeooo:rsid="009797ab" officeooo:paragraph-rsid="0137bfe3"/>
    </style:style>
    <style:style style:name="P274" style:family="paragraph" style:parent-style-name="Heading_20_3">
      <style:text-properties officeooo:rsid="01e60288" officeooo:paragraph-rsid="0137bfe3"/>
    </style:style>
    <style:style style:name="P275" style:family="paragraph" style:parent-style-name="Heading_20_3">
      <style:text-properties officeooo:rsid="009860a3" officeooo:paragraph-rsid="0137bfe3"/>
    </style:style>
    <style:style style:name="P276" style:family="paragraph" style:parent-style-name="Heading_20_3">
      <style:text-properties officeooo:rsid="00989167" officeooo:paragraph-rsid="0137bfe3"/>
    </style:style>
    <style:style style:name="P277" style:family="paragraph" style:parent-style-name="Heading_20_3">
      <style:text-properties officeooo:rsid="011f732f" officeooo:paragraph-rsid="0137bfe3"/>
    </style:style>
    <style:style style:name="P278" style:family="paragraph" style:parent-style-name="Heading_20_3">
      <style:text-properties officeooo:rsid="01c56ba1"/>
    </style:style>
    <style:style style:name="P279" style:family="paragraph" style:parent-style-name="Heading_20_3">
      <style:text-properties officeooo:rsid="0115c0a5" officeooo:paragraph-rsid="0115c0a5"/>
    </style:style>
    <style:style style:name="P280" style:family="paragraph" style:parent-style-name="Heading_20_3">
      <style:text-properties officeooo:rsid="01553417" officeooo:paragraph-rsid="01553417"/>
    </style:style>
    <style:style style:name="P281" style:family="paragraph" style:parent-style-name="Heading_20_3">
      <style:paragraph-properties fo:break-before="auto" fo:break-after="auto"/>
      <style:text-properties officeooo:rsid="001072da" officeooo:paragraph-rsid="0156de00"/>
    </style:style>
    <style:style style:name="P282" style:family="paragraph" style:parent-style-name="Text_20_body" style:list-style-name="L1">
      <style:text-properties officeooo:rsid="01263b8d" officeooo:paragraph-rsid="01263b8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2f3c2" style:font-weight-asian="bold" style:font-weight-complex="bold"/>
    </style:style>
    <style:style style:name="T4" style:family="text">
      <style:text-properties fo:font-weight="bold" officeooo:rsid="01c9dcea" style:font-weight-asian="bold" style:font-weight-complex="bold"/>
    </style:style>
    <style:style style:name="T5" style:family="text">
      <style:text-properties fo:font-weight="bold" officeooo:rsid="01b4ac4a" style:font-weight-asian="bold" style:font-weight-complex="bold"/>
    </style:style>
    <style:style style:name="T6" style:family="text">
      <style:text-properties fo:font-weight="bold" officeooo:rsid="008265f0" style:font-weight-asian="bold" style:font-weight-complex="bold"/>
    </style:style>
    <style:style style:name="T7" style:family="text">
      <style:text-properties fo:font-weight="bold" officeooo:rsid="0125c9b4" style:font-weight-asian="bold" style:font-weight-complex="bold"/>
    </style:style>
    <style:style style:name="T8" style:family="text">
      <style:text-properties fo:font-weight="bold" officeooo:rsid="01acc25f" style:font-weight-asian="bold" style:font-weight-complex="bold"/>
    </style:style>
    <style:style style:name="T9" style:family="text">
      <style:text-properties fo:font-weight="bold" officeooo:rsid="00467efc" style:font-weight-asian="bold" style:font-weight-complex="bold"/>
    </style:style>
    <style:style style:name="T10" style:family="text">
      <style:text-properties fo:font-weight="bold" officeooo:rsid="00854784" style:font-weight-asian="bold" style:font-weight-complex="bold"/>
    </style:style>
    <style:style style:name="T11" style:family="text">
      <style:text-properties fo:font-weight="bold" officeooo:rsid="01b2f06e" style:font-weight-asian="bold" style:font-weight-complex="bold"/>
    </style:style>
    <style:style style:name="T12" style:family="text">
      <style:text-properties fo:font-weight="bold" officeooo:rsid="004e4c83" style:font-weight-asian="bold" style:font-weight-complex="bold"/>
    </style:style>
    <style:style style:name="T13" style:family="text">
      <style:text-properties fo:font-weight="bold" officeooo:rsid="005163e0" style:font-weight-asian="bold" style:font-weight-complex="bold"/>
    </style:style>
    <style:style style:name="T14" style:family="text">
      <style:text-properties fo:font-weight="bold" officeooo:rsid="01aef5a3" style:font-weight-asian="bold" style:font-weight-complex="bold"/>
    </style:style>
    <style:style style:name="T15" style:family="text">
      <style:text-properties fo:font-weight="bold" officeooo:rsid="008bc3bb" style:font-weight-asian="bold" style:font-weight-complex="bold"/>
    </style:style>
    <style:style style:name="T16" style:family="text">
      <style:text-properties fo:font-weight="bold" officeooo:rsid="005347e2" style:font-weight-asian="bold" style:font-weight-complex="bold"/>
    </style:style>
    <style:style style:name="T17" style:family="text">
      <style:text-properties fo:font-weight="bold" officeooo:rsid="0053c274" style:font-weight-asian="bold" style:font-weight-complex="bold"/>
    </style:style>
    <style:style style:name="T18" style:family="text">
      <style:text-properties fo:font-weight="bold" officeooo:rsid="00565534" style:font-weight-asian="bold" style:font-weight-complex="bold"/>
    </style:style>
    <style:style style:name="T19" style:family="text">
      <style:text-properties fo:font-weight="bold" officeooo:rsid="008dd900" style:font-weight-asian="bold" style:font-weight-complex="bold"/>
    </style:style>
    <style:style style:name="T20" style:family="text">
      <style:text-properties fo:font-weight="bold" officeooo:rsid="008df8fa" style:font-weight-asian="bold" style:font-weight-complex="bold"/>
    </style:style>
    <style:style style:name="T21" style:family="text">
      <style:text-properties fo:font-weight="bold" officeooo:rsid="019887ea" style:font-weight-asian="bold" style:font-weight-complex="bold"/>
    </style:style>
    <style:style style:name="T22" style:family="text">
      <style:text-properties fo:font-weight="bold" officeooo:rsid="005f3067" style:font-weight-asian="bold" style:font-weight-complex="bold"/>
    </style:style>
    <style:style style:name="T23" style:family="text">
      <style:text-properties fo:font-weight="bold" officeooo:rsid="01e4aebd" style:font-weight-asian="bold" style:font-weight-complex="bold"/>
    </style:style>
    <style:style style:name="T24" style:family="text">
      <style:text-properties fo:font-weight="bold" officeooo:rsid="006c5539" style:font-weight-asian="bold" style:font-weight-complex="bold"/>
    </style:style>
    <style:style style:name="T25" style:family="text">
      <style:text-properties fo:font-weight="bold" officeooo:rsid="006f02a6" style:font-weight-asian="bold" style:font-weight-complex="bold"/>
    </style:style>
    <style:style style:name="T26" style:family="text">
      <style:text-properties fo:font-weight="bold" officeooo:rsid="006f15f1" style:font-weight-asian="bold" style:font-weight-complex="bold"/>
    </style:style>
    <style:style style:name="T27" style:family="text">
      <style:text-properties fo:font-weight="bold" officeooo:rsid="01c56ba1" style:font-weight-asian="bold" style:font-weight-complex="bold"/>
    </style:style>
    <style:style style:name="T28" style:family="text">
      <style:text-properties fo:font-weight="bold" officeooo:rsid="014f07ae" style:font-weight-asian="bold" style:font-weight-complex="bold"/>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1a9307f" style:font-style-asian="italic" style:font-weight-asian="bold" style:font-style-complex="italic" style:font-weight-complex="bold"/>
    </style:style>
    <style:style style:name="T31" style:family="text">
      <style:text-properties fo:font-style="italic" fo:font-weight="bold" officeooo:rsid="00411966" style:font-style-asian="italic" style:font-weight-asian="bold" style:font-style-complex="italic" style:font-weight-complex="bold"/>
    </style:style>
    <style:style style:name="T32" style:family="text">
      <style:text-properties fo:font-style="italic" style:font-style-asian="italic" style:font-style-complex="italic"/>
    </style:style>
    <style:style style:name="T33" style:family="text">
      <style:text-properties fo:font-style="italic" officeooo:rsid="00411966" style:font-style-asian="italic" style:font-style-complex="italic"/>
    </style:style>
    <style:style style:name="T34" style:family="text">
      <style:text-properties fo:font-style="italic" officeooo:rsid="01aa1f70" style:font-style-asian="italic" style:font-style-complex="italic"/>
    </style:style>
    <style:style style:name="T35" style:family="text">
      <style:text-properties fo:font-style="italic" officeooo:rsid="00942a52" style:font-style-asian="italic" style:font-style-complex="italic"/>
    </style:style>
    <style:style style:name="T36" style:family="text">
      <style:text-properties fo:font-style="italic" officeooo:rsid="00978d7f" style:font-style-asian="italic" style:font-style-complex="italic"/>
    </style:style>
    <style:style style:name="T37" style:family="text">
      <style:text-properties fo:font-style="italic" officeooo:rsid="019be7aa" style:font-style-asian="italic" style:font-style-complex="italic"/>
    </style:style>
    <style:style style:name="T38" style:family="text">
      <style:text-properties fo:font-style="italic" officeooo:rsid="0049a127" style:font-style-asian="italic" style:font-style-complex="italic"/>
    </style:style>
    <style:style style:name="T39" style:family="text">
      <style:text-properties fo:font-style="italic" officeooo:rsid="01a04ae7" style:font-style-asian="italic" style:font-style-complex="italic"/>
    </style:style>
    <style:style style:name="T40" style:family="text">
      <style:text-properties fo:font-style="italic" officeooo:rsid="01284d3c" style:font-style-asian="italic" style:font-style-complex="italic"/>
    </style:style>
    <style:style style:name="T41" style:family="text">
      <style:text-properties fo:font-style="italic" officeooo:rsid="01a1412b" style:font-style-asian="italic" style:font-style-complex="italic"/>
    </style:style>
    <style:style style:name="T42" style:family="text">
      <style:text-properties fo:font-style="italic" officeooo:rsid="008acd16" style:font-style-asian="italic" style:font-style-complex="italic"/>
    </style:style>
    <style:style style:name="T43" style:family="text">
      <style:text-properties fo:font-style="italic" officeooo:rsid="0192e628" style:font-style-asian="italic" style:font-style-complex="italic"/>
    </style:style>
    <style:style style:name="T44" style:family="text">
      <style:text-properties fo:font-style="italic" officeooo:rsid="005b8110" style:font-style-asian="italic" style:font-style-complex="italic"/>
    </style:style>
    <style:style style:name="T45" style:family="text">
      <style:text-properties fo:font-style="italic" officeooo:rsid="00924cb8" style:font-style-asian="italic" style:font-style-complex="italic"/>
    </style:style>
    <style:style style:name="T46" style:family="text">
      <style:text-properties fo:font-style="italic" officeooo:rsid="0199fe45" style:font-style-asian="italic" style:font-style-complex="italic"/>
    </style:style>
    <style:style style:name="T47" style:family="text">
      <style:text-properties fo:font-style="italic" officeooo:rsid="009a7f6f" style:font-style-asian="italic" style:font-style-complex="italic"/>
    </style:style>
    <style:style style:name="T48" style:family="text">
      <style:text-properties fo:font-style="italic" officeooo:rsid="01449f21" style:font-style-asian="italic" style:font-style-complex="italic"/>
    </style:style>
    <style:style style:name="T49" style:family="text">
      <style:text-properties fo:font-style="italic" officeooo:rsid="01553417" style:font-style-asian="italic" style:font-style-complex="italic"/>
    </style:style>
    <style:style style:name="T50" style:family="text">
      <style:text-properties fo:font-style="italic" officeooo:rsid="01bd0b24" style:font-style-asian="italic" style:font-style-complex="italic"/>
    </style:style>
    <style:style style:name="T51" style:family="text">
      <style:text-properties fo:font-style="italic" officeooo:rsid="000f0ad7" style:font-style-asian="italic" style:font-style-complex="italic"/>
    </style:style>
    <style:style style:name="T52" style:family="text">
      <style:text-properties fo:font-style="italic" officeooo:rsid="015e4162" style:font-style-asian="italic" style:font-style-complex="italic"/>
    </style:style>
    <style:style style:name="T53" style:family="text">
      <style:text-properties fo:font-style="italic" fo:font-weight="normal" officeooo:rsid="01ab5e39" style:font-style-asian="italic" style:font-weight-asian="normal" style:font-style-complex="italic" style:font-weight-complex="normal"/>
    </style:style>
    <style:style style:name="T54" style:family="text">
      <style:text-properties fo:font-weight="normal" style:font-weight-asian="normal" style:font-weight-complex="normal"/>
    </style:style>
    <style:style style:name="T55" style:family="text">
      <style:text-properties fo:font-weight="normal" officeooo:rsid="0044a4b4" style:font-weight-asian="normal" style:font-weight-complex="normal"/>
    </style:style>
    <style:style style:name="T56" style:family="text">
      <style:text-properties fo:font-weight="normal" officeooo:rsid="012282f0" style:font-weight-asian="normal" style:font-weight-complex="normal"/>
    </style:style>
    <style:style style:name="T57" style:family="text">
      <style:text-properties fo:font-weight="normal" officeooo:rsid="007ef9c5" style:font-weight-asian="normal" style:font-weight-complex="normal"/>
    </style:style>
    <style:style style:name="T58" style:family="text">
      <style:text-properties fo:font-weight="normal" officeooo:rsid="015089d6" style:font-weight-asian="normal" style:font-weight-complex="normal"/>
    </style:style>
    <style:style style:name="T59" style:family="text">
      <style:text-properties fo:font-weight="normal" officeooo:rsid="01ab5e39" style:font-weight-asian="normal" style:font-weight-complex="normal"/>
    </style:style>
    <style:style style:name="T60" style:family="text">
      <style:text-properties fo:font-weight="normal" officeooo:rsid="01b4ac4a" style:font-weight-asian="normal" style:font-weight-complex="normal"/>
    </style:style>
    <style:style style:name="T61" style:family="text">
      <style:text-properties fo:font-weight="normal" officeooo:rsid="01554428" style:font-weight-asian="normal" style:font-weight-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officeooo:rsid="0076f5b9"/>
    </style:style>
    <style:style style:name="T64" style:family="text">
      <style:text-properties officeooo:rsid="01128c2a"/>
    </style:style>
    <style:style style:name="T65" style:family="text">
      <style:text-properties officeooo:rsid="015089d6"/>
    </style:style>
    <style:style style:name="T66" style:family="text">
      <style:text-properties officeooo:rsid="014f1486"/>
    </style:style>
    <style:style style:name="T67" style:family="text">
      <style:text-properties officeooo:rsid="00411966"/>
    </style:style>
    <style:style style:name="T68" style:family="text">
      <style:text-properties officeooo:rsid="01a9307f"/>
    </style:style>
    <style:style style:name="T69" style:family="text">
      <style:text-properties officeooo:rsid="0042f3c2"/>
    </style:style>
    <style:style style:name="T70" style:family="text">
      <style:text-properties officeooo:rsid="01aa1f70"/>
    </style:style>
    <style:style style:name="T71" style:family="text">
      <style:text-properties officeooo:rsid="01acc25f"/>
    </style:style>
    <style:style style:name="T72" style:family="text">
      <style:text-properties officeooo:rsid="012314af"/>
    </style:style>
    <style:style style:name="T73" style:family="text">
      <style:text-properties officeooo:rsid="01c9dcea"/>
    </style:style>
    <style:style style:name="T74" style:family="text">
      <style:text-properties officeooo:rsid="01ca84a0"/>
    </style:style>
    <style:style style:name="T75" style:family="text">
      <style:text-properties officeooo:rsid="0080e7c7"/>
    </style:style>
    <style:style style:name="T76" style:family="text">
      <style:text-properties officeooo:rsid="01877f66"/>
    </style:style>
    <style:style style:name="T77" style:family="text">
      <style:text-properties officeooo:rsid="00822415"/>
    </style:style>
    <style:style style:name="T78" style:family="text">
      <style:text-properties officeooo:rsid="01adf5bc"/>
    </style:style>
    <style:style style:name="T79" style:family="text">
      <style:text-properties officeooo:rsid="0125c9b4"/>
    </style:style>
    <style:style style:name="T80" style:family="text">
      <style:text-properties officeooo:rsid="01a1412b"/>
    </style:style>
    <style:style style:name="T81" style:family="text">
      <style:text-properties officeooo:rsid="01c4a091"/>
    </style:style>
    <style:style style:name="T82" style:family="text">
      <style:text-properties officeooo:rsid="00467efc"/>
    </style:style>
    <style:style style:name="T83" style:family="text">
      <style:text-properties officeooo:rsid="005163e0"/>
    </style:style>
    <style:style style:name="T84" style:family="text">
      <style:text-properties officeooo:rsid="01affa76"/>
    </style:style>
    <style:style style:name="T85" style:family="text">
      <style:text-properties officeooo:rsid="0049a127"/>
    </style:style>
    <style:style style:name="T86" style:family="text">
      <style:text-properties officeooo:rsid="00978d7f"/>
    </style:style>
    <style:style style:name="T87" style:family="text">
      <style:text-properties officeooo:rsid="00942a52"/>
    </style:style>
    <style:style style:name="T88" style:family="text">
      <style:text-properties officeooo:rsid="019be7aa"/>
    </style:style>
    <style:style style:name="T89" style:family="text">
      <style:text-properties officeooo:rsid="01284d3c"/>
    </style:style>
    <style:style style:name="T90" style:family="text">
      <style:text-properties officeooo:rsid="00854784"/>
    </style:style>
    <style:style style:name="T91" style:family="text">
      <style:text-properties officeooo:rsid="01c2c977"/>
    </style:style>
    <style:style style:name="T92" style:family="text">
      <style:text-properties officeooo:rsid="0086977e"/>
    </style:style>
    <style:style style:name="T93" style:family="text">
      <style:text-properties officeooo:rsid="01cb32f8"/>
    </style:style>
    <style:style style:name="T94" style:family="text">
      <style:text-properties officeooo:rsid="01c99f29"/>
    </style:style>
    <style:style style:name="T95" style:family="text">
      <style:text-properties officeooo:rsid="0192434b"/>
    </style:style>
    <style:style style:name="T96" style:family="text">
      <style:text-properties officeooo:rsid="01a04ae7"/>
    </style:style>
    <style:style style:name="T97" style:family="text">
      <style:text-properties officeooo:rsid="008acd16"/>
    </style:style>
    <style:style style:name="T98" style:family="text">
      <style:text-properties officeooo:rsid="0125ec9b"/>
    </style:style>
    <style:style style:name="T99" style:family="text">
      <style:text-properties officeooo:rsid="01b2f06e"/>
    </style:style>
    <style:style style:name="T100" style:family="text">
      <style:text-properties officeooo:rsid="004e4c83"/>
    </style:style>
    <style:style style:name="T101" style:family="text">
      <style:text-properties officeooo:rsid="00515dd1"/>
    </style:style>
    <style:style style:name="T102" style:family="text">
      <style:text-properties officeooo:rsid="00837283"/>
    </style:style>
    <style:style style:name="T103" style:family="text">
      <style:text-properties officeooo:rsid="01aef5a3"/>
    </style:style>
    <style:style style:name="T104" style:family="text">
      <style:text-properties officeooo:rsid="00897853"/>
    </style:style>
    <style:style style:name="T105" style:family="text">
      <style:text-properties officeooo:rsid="019e42e3"/>
    </style:style>
    <style:style style:name="T106" style:family="text">
      <style:text-properties officeooo:rsid="004ff06d"/>
    </style:style>
    <style:style style:name="T107" style:family="text">
      <style:text-properties officeooo:rsid="004ed6fa"/>
    </style:style>
    <style:style style:name="T108" style:family="text">
      <style:text-properties officeooo:rsid="0129111e"/>
    </style:style>
    <style:style style:name="T109" style:family="text">
      <style:text-properties officeooo:rsid="01a3ca4a"/>
    </style:style>
    <style:style style:name="T110" style:family="text">
      <style:text-properties officeooo:rsid="01a4fb99"/>
    </style:style>
    <style:style style:name="T111" style:family="text">
      <style:text-properties officeooo:rsid="0197630f"/>
    </style:style>
    <style:style style:name="T112" style:family="text">
      <style:text-properties officeooo:rsid="01b56455"/>
    </style:style>
    <style:style style:name="T113" style:family="text">
      <style:text-properties officeooo:rsid="008df8fa"/>
    </style:style>
    <style:style style:name="T114" style:family="text">
      <style:text-properties officeooo:rsid="005b8110"/>
    </style:style>
    <style:style style:name="T115" style:family="text">
      <style:text-properties officeooo:rsid="0195cd68"/>
    </style:style>
    <style:style style:name="T116" style:family="text">
      <style:text-properties officeooo:rsid="008bc3bb"/>
    </style:style>
    <style:style style:name="T117" style:family="text">
      <style:text-properties officeooo:rsid="01b6774e"/>
    </style:style>
    <style:style style:name="T118" style:family="text">
      <style:text-properties officeooo:rsid="005347e2"/>
    </style:style>
    <style:style style:name="T119" style:family="text">
      <style:text-properties officeooo:rsid="0053c274"/>
    </style:style>
    <style:style style:name="T120" style:family="text">
      <style:text-properties officeooo:rsid="019e813d"/>
    </style:style>
    <style:style style:name="T121" style:family="text">
      <style:text-properties officeooo:rsid="01246273"/>
    </style:style>
    <style:style style:name="T122" style:family="text">
      <style:text-properties officeooo:rsid="018d8afe"/>
    </style:style>
    <style:style style:name="T123" style:family="text">
      <style:text-properties officeooo:rsid="01231e72"/>
    </style:style>
    <style:style style:name="T124" style:family="text">
      <style:text-properties officeooo:rsid="0126ed4f"/>
    </style:style>
    <style:style style:name="T125" style:family="text">
      <style:text-properties officeooo:rsid="0047e600"/>
    </style:style>
    <style:style style:name="T126" style:family="text">
      <style:text-properties officeooo:rsid="0057f429"/>
    </style:style>
    <style:style style:name="T127" style:family="text">
      <style:text-properties officeooo:rsid="00565534"/>
    </style:style>
    <style:style style:name="T128" style:family="text">
      <style:text-properties officeooo:rsid="008dd900"/>
    </style:style>
    <style:style style:name="T129" style:family="text">
      <style:text-properties officeooo:rsid="00ac224f"/>
    </style:style>
    <style:style style:name="T130" style:family="text">
      <style:text-properties officeooo:rsid="0059c2b4"/>
    </style:style>
    <style:style style:name="T131" style:family="text">
      <style:text-properties officeooo:rsid="0090578e"/>
    </style:style>
    <style:style style:name="T132" style:family="text">
      <style:text-properties officeooo:rsid="019887ea"/>
    </style:style>
    <style:style style:name="T133" style:family="text">
      <style:text-properties officeooo:rsid="0091fc51"/>
    </style:style>
    <style:style style:name="T134" style:family="text">
      <style:text-properties officeooo:rsid="00924cb8"/>
    </style:style>
    <style:style style:name="T135" style:family="text">
      <style:text-properties officeooo:rsid="01b8319d"/>
    </style:style>
    <style:style style:name="T136" style:family="text">
      <style:text-properties officeooo:rsid="01b90fa8"/>
    </style:style>
    <style:style style:name="T137" style:family="text">
      <style:text-properties officeooo:rsid="0199fe45"/>
    </style:style>
    <style:style style:name="T138" style:family="text">
      <style:text-properties officeooo:rsid="01bb01be"/>
    </style:style>
    <style:style style:name="T139" style:family="text">
      <style:text-properties officeooo:rsid="01a2eb84"/>
    </style:style>
    <style:style style:name="T140" style:family="text">
      <style:text-properties officeooo:rsid="018ca3a8"/>
    </style:style>
    <style:style style:name="T141" style:family="text">
      <style:text-properties officeooo:rsid="005d2076"/>
    </style:style>
    <style:style style:name="T142" style:family="text">
      <style:text-properties officeooo:rsid="0188c5f5"/>
    </style:style>
    <style:style style:name="T143" style:family="text">
      <style:text-properties style:font-name-asian="Noto Sans SC Regular" style:font-name-complex="FreeSans"/>
    </style:style>
    <style:style style:name="T144" style:family="text">
      <style:text-properties officeooo:rsid="009a7f6f"/>
    </style:style>
    <style:style style:name="T145" style:family="text">
      <style:text-properties officeooo:rsid="0127968c"/>
    </style:style>
    <style:style style:name="T146" style:family="text">
      <style:text-properties officeooo:rsid="005f3067"/>
    </style:style>
    <style:style style:name="T147" style:family="text">
      <style:text-properties officeooo:rsid="0129886c"/>
    </style:style>
    <style:style style:name="T148" style:family="text">
      <style:text-properties officeooo:rsid="01137cfb"/>
    </style:style>
    <style:style style:name="T149" style:family="text">
      <style:text-properties officeooo:rsid="0115c0a5"/>
    </style:style>
    <style:style style:name="T150" style:family="text">
      <style:text-properties officeooo:rsid="0116ab4b"/>
    </style:style>
    <style:style style:name="T151" style:family="text">
      <style:text-properties officeooo:rsid="011878c8"/>
    </style:style>
    <style:style style:name="T152" style:family="text">
      <style:text-properties officeooo:rsid="01252bcd"/>
    </style:style>
    <style:style style:name="T153" style:family="text">
      <style:text-properties officeooo:rsid="0129439e"/>
    </style:style>
    <style:style style:name="T154" style:family="text">
      <style:text-properties officeooo:rsid="012b264e"/>
    </style:style>
    <style:style style:name="T155" style:family="text">
      <style:text-properties officeooo:rsid="013794f4"/>
    </style:style>
    <style:style style:name="T156" style:family="text">
      <style:text-properties officeooo:rsid="00842355"/>
    </style:style>
    <style:style style:name="T157" style:family="text">
      <style:text-properties officeooo:rsid="01e4aebd"/>
    </style:style>
    <style:style style:name="T158" style:family="text">
      <style:text-properties officeooo:rsid="009860a3"/>
    </style:style>
    <style:style style:name="T159" style:family="text">
      <style:text-properties officeooo:rsid="01e60288"/>
    </style:style>
    <style:style style:name="T160" style:family="text">
      <style:text-properties officeooo:rsid="01e8a0bc"/>
    </style:style>
    <style:style style:name="T161" style:family="text">
      <style:text-properties officeooo:rsid="006c5539"/>
    </style:style>
    <style:style style:name="T162" style:family="text">
      <style:text-properties officeooo:rsid="006f02a6"/>
    </style:style>
    <style:style style:name="T163" style:family="text">
      <style:text-properties officeooo:rsid="006f15f1"/>
    </style:style>
    <style:style style:name="T164" style:family="text">
      <style:text-properties officeooo:rsid="013cb48a"/>
    </style:style>
    <style:style style:name="T165" style:family="text">
      <style:text-properties officeooo:rsid="011f732f"/>
    </style:style>
    <style:style style:name="T166" style:family="text">
      <style:text-properties officeooo:rsid="0172d322"/>
    </style:style>
    <style:style style:name="T167" style:family="text">
      <style:text-properties officeooo:rsid="012087cc"/>
    </style:style>
    <style:style style:name="T168" style:family="text">
      <style:text-properties officeooo:rsid="01c62fe7"/>
    </style:style>
    <style:style style:name="T169" style:family="text">
      <style:text-properties officeooo:rsid="01c7e9be"/>
    </style:style>
    <style:style style:name="T170" style:family="text">
      <style:text-properties officeooo:rsid="013941a0"/>
    </style:style>
    <style:style style:name="T171" style:family="text">
      <style:text-properties officeooo:rsid="013a8a0a"/>
    </style:style>
    <style:style style:name="T172" style:family="text">
      <style:text-properties officeooo:rsid="013ce061"/>
    </style:style>
    <style:style style:name="T173" style:family="text">
      <style:text-properties officeooo:rsid="0143f873"/>
    </style:style>
    <style:style style:name="T174" style:family="text">
      <style:text-properties officeooo:rsid="014494ee"/>
    </style:style>
    <style:style style:name="T175" style:family="text">
      <style:text-properties officeooo:rsid="01449f21"/>
    </style:style>
    <style:style style:name="T176" style:family="text">
      <style:text-properties officeooo:rsid="014648e5"/>
    </style:style>
    <style:style style:name="T177" style:family="text">
      <style:text-properties officeooo:rsid="014d8235"/>
    </style:style>
    <style:style style:name="T178" style:family="text">
      <style:text-properties officeooo:rsid="014f07ae"/>
    </style:style>
    <style:style style:name="T179" style:family="text">
      <style:text-properties officeooo:rsid="0150afc1"/>
    </style:style>
    <style:style style:name="T180" style:family="text">
      <style:text-properties officeooo:rsid="0151dd19"/>
    </style:style>
    <style:style style:name="T181" style:family="text">
      <style:text-properties officeooo:rsid="01535757"/>
    </style:style>
    <style:style style:name="T182" style:family="text">
      <style:text-properties officeooo:rsid="0153c35a"/>
    </style:style>
    <style:style style:name="T183" style:family="text">
      <style:text-properties officeooo:rsid="01553417"/>
    </style:style>
    <style:style style:name="T184" style:family="text">
      <style:text-properties officeooo:rsid="01bd0b24"/>
    </style:style>
    <style:style style:name="T185" style:family="text">
      <style:text-properties officeooo:rsid="01554428"/>
    </style:style>
    <style:style style:name="T186" style:family="text">
      <style:text-properties officeooo:rsid="000f0ad7"/>
    </style:style>
    <style:style style:name="T187" style:family="text">
      <style:text-properties officeooo:rsid="00101ba9"/>
    </style:style>
    <style:style style:name="T188" style:family="text">
      <style:text-properties officeooo:rsid="01ea690c"/>
    </style:style>
    <style:style style:name="T189" style:family="text">
      <style:text-properties officeooo:rsid="015b42ea"/>
    </style:style>
    <style:style style:name="T190" style:family="text">
      <style:text-properties officeooo:rsid="015e4162"/>
    </style:style>
    <style:style style:name="T191" style:family="text">
      <style:text-properties officeooo:rsid="01617299"/>
    </style:style>
    <style:style style:name="T192" style:family="text">
      <style:text-properties officeooo:rsid="0161bc2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5" text:outline-level="1"><text:bookmark-start text:name="__RefHeading__4816_527361902"/><text:bookmark-end text:name="__RefHeading__4816_527361902"/></text:h>
      <text:p text:style-name="P245"><text:bookmark-start text:name="__RefHeading__4818_527361902"/><text:span text:style-name="T63"><text:s text:c="19"/></text:span>RADIO CONTROL <text:span text:style-name="T177">DATA FILE FORMATS</text:span><text:bookmark-end text:name="__RefHeading__4818_527361902"/></text:p>
      <text:p text:style-name="Text_20_body"><text:line-break/></text:p>
      <text:p text:style-name="P252"/>
      <text:p text:style-name="P252"/>
      <text:p text:style-name="P253">Last update:<text:span text:style-name="T176">0</text:span><text:span text:style-name="T190">2/0</text:span><text:span text:style-name="T192">7</text:span><text:span text:style-name="T177">/22</text:span></text:p>
      <text:p text:style-name="P254"><text:line-break/><text:line-break/><text:line-break/></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258"><text:a xlink:type="simple" xlink:href="#__RefHeading__4828_527361902" text:style-name="Index_20_Link" text:visited-style-name="Index_20_Link">INTRODUCTION<text:tab/>2</text:a></text:p>
          <text:p text:style-name="P258"><text:a xlink:type="simple" xlink:href="#__RefHeading___Toc12901_1736276434" text:style-name="Index_20_Link" text:visited-style-name="Index_20_Link">File Formats<text:tab/>2</text:a></text:p>
          <text:p text:style-name="P259"><text:a xlink:type="simple" xlink:href="#__RefHeading___Toc42256_3386875735" text:style-name="Index_20_Link" text:visited-style-name="Index_20_Link">Record Field Types<text:tab/>2</text:a></text:p>
          <text:p text:style-name="P258"><text:a xlink:type="simple" xlink:href="#__RefHeading___Toc1277_1963107180" text:style-name="Index_20_Link" text:visited-style-name="Index_20_Link">Data Files<text:tab/>3</text:a></text:p>
          <text:p text:style-name="P260"><text:a xlink:type="simple" xlink:href="#__RefHeading___Toc7468_2084378212" text:style-name="Index_20_Link" text:visited-style-name="Index_20_Link">Comment records<text:tab/>5</text:a></text:p>
          <text:p text:style-name="P260"><text:a xlink:type="simple" xlink:href="#__RefHeading___Toc4318_371593118" text:style-name="Index_20_Link" text:visited-style-name="Index_20_Link">TAG Records<text:tab/>5</text:a></text:p>
          <text:p text:style-name="P260"><text:a xlink:type="simple" xlink:href="#__RefHeading___Toc4322_371593118" text:style-name="Index_20_Link" text:visited-style-name="Index_20_Link">SYSTEM Records<text:tab/>6</text:a></text:p>
          <text:p text:style-name="P260"><text:a xlink:type="simple" xlink:href="#__RefHeading___Toc4324_371593118" text:style-name="Index_20_Link" text:visited-style-name="Index_20_Link">SITE Records<text:tab/>8</text:a></text:p>
          <text:p text:style-name="P260"><text:a xlink:type="simple" xlink:href="#__RefHeading___Toc12903_1736276434" text:style-name="Index_20_Link" text:visited-style-name="Index_20_Link">BPLAN Records<text:tab/>10</text:a></text:p>
          <text:p text:style-name="P260"><text:a xlink:type="simple" xlink:href="#__RefHeading___Toc12905_1736276434" text:style-name="Index_20_Link" text:visited-style-name="Index_20_Link">TFREQ records<text:tab/>11</text:a></text:p>
          <text:p text:style-name="P260"><text:a xlink:type="simple" xlink:href="#__RefHeading___Toc4326_371593118" text:style-name="Index_20_Link" text:visited-style-name="Index_20_Link">GROUP Records<text:tab/>12</text:a></text:p>
          <text:p text:style-name="P260"><text:a xlink:type="simple" xlink:href="#__RefHeading___Toc4328_371593118" text:style-name="Index_20_Link" text:visited-style-name="Index_20_Link">FREQ records<text:tab/>13</text:a></text:p>
          <text:p text:style-name="P260"><text:a xlink:type="simple" xlink:href="#__RefHeading___Toc4330_371593118" text:style-name="Index_20_Link" text:visited-style-name="Index_20_Link">SEARCH records<text:tab/>18</text:a></text:p>
          <text:p text:style-name="P260"><text:a xlink:type="simple" xlink:href="#__RefHeading___Toc4332_371593118" text:style-name="Index_20_Link" text:visited-style-name="Index_20_Link">POWERMSG record<text:tab/>19</text:a></text:p>
          <text:p text:style-name="P260"><text:a xlink:type="simple" xlink:href="#__RefHeading___Toc8556_2294367161" text:style-name="Index_20_Link" text:visited-style-name="Index_20_Link">LIGHT records<text:tab/>20</text:a></text:p>
          <text:p text:style-name="P260"><text:a xlink:type="simple" xlink:href="#__RefHeading___Toc8558_2294367161" text:style-name="Index_20_Link" text:visited-style-name="Index_20_Link">BEEP records<text:tab/>20</text:a></text:p>
          <text:p text:style-name="P260"><text:a xlink:type="simple" xlink:href="#__RefHeading___Toc4334_371593118" text:style-name="Index_20_Link" text:visited-style-name="Index_20_Link">LOCKFREQ records<text:tab/>21</text:a></text:p>
          <text:p text:style-name="P260"><text:a xlink:type="simple" xlink:href="#__RefHeading___Toc4336_371593118" text:style-name="Index_20_Link" text:visited-style-name="Index_20_Link">IFXCHNG records<text:tab/>21</text:a></text:p>
          <text:p text:style-name="P260"><text:a xlink:type="simple" xlink:href="#__RefHeading___Toc4338_371593118" text:style-name="Index_20_Link" text:visited-style-name="Index_20_Link">SYSKEY records<text:tab/>21</text:a></text:p>
          <text:p text:style-name="P260"><text:a xlink:type="simple" xlink:href="#__RefHeading___Toc6964_4136879827" text:style-name="Index_20_Link" text:visited-style-name="Index_20_Link">LOOKUP records<text:tab/>21</text:a></text:p>
          <text:p text:style-name="P260"><text:a xlink:type="simple" xlink:href="#__RefHeading___Toc8560_2294367161" text:style-name="Index_20_Link" text:visited-style-name="Index_20_Link">FLIST Records<text:tab/>22</text:a></text:p>
          <text:p text:style-name="P260"><text:a xlink:type="simple" xlink:href="#__RefHeading___Toc68975_3386875735" text:style-name="Index_20_Link" text:visited-style-name="Index_20_Link">MERGEREC records<text:tab/>22</text:a></text:p>
          <text:p text:style-name="P258"><text:a xlink:type="simple" xlink:href="#__RefHeading___Toc7376_4199790493" text:style-name="Index_20_Link" text:visited-style-name="Index_20_Link">Configuration File<text:tab/>23</text:a></text:p>
          <text:p text:style-name="P260"><text:a xlink:type="simple" xlink:href="#__RefHeading___Toc7378_4199790493" text:style-name="Index_20_Link" text:visited-style-name="Index_20_Link">RADIO record type<text:tab/>23</text:a></text:p>
          <text:p text:style-name="P260"><text:a xlink:type="simple" xlink:href="#__RefHeading___Toc42258_3386875735" text:style-name="Index_20_Link" text:visited-style-name="Index_20_Link">DIRECTORY Record Type<text:tab/>24</text:a></text:p>
          <text:p text:style-name="P258"><text:a xlink:type="simple" xlink:href="#__RefHeading___Toc42260_3386875735" text:style-name="Index_20_Link" text:visited-style-name="Index_20_Link">GUI configuration File<text:tab/>24</text:a></text:p>
        </text:index-body>
      </text:table-of-content>
      <text:p text:style-name="Text_20_body"><text:a xlink:type="simple" xlink:href="#Header_159" office:name="ToC_159" text:style-name="Internet_20_link" text:visited-style-name="Visited_20_Internet_20_Link"><text:span text:style-name="T1"/></text:a></text:p>
      <text:p text:style-name="P246"/>
      <text:h text:style-name="Heading_20_1" text:outline-level="1"><text:soft-page-break/></text:h>
      <text:p text:style-name="P1"/>
      <text:p text:style-name="Horizontal_20_Line"/>
      <text:h text:style-name="P261" text:outline-level="1"><text:bookmark-start text:name="__RefHeading__4828_527361902"/>I<text:span text:style-name="T63">NTRODUCTION</text:span><text:bookmark-end text:name="__RefHeading__4828_527361902"/></text:h>
      <text:p text:style-name="Text_20_body"/>
      <text:p text:style-name="P53">RadioCtl for Linux utilizes a number of different input and output files. This document describes the formats of these files. Definitions of the various terms used, and the operation of the RadioCtl program are described in the <text:span text:style-name="T29">RadioCtl-Operation</text:span> manual.</text:p>
      <text:p text:style-name="Text_20_body"/>
      <text:p text:style-name="P3"/>
      <text:p text:style-name="P2"/>
      <text:p text:style-name="P2"/>
      <text:h text:style-name="P262" text:outline-level="1"><text:bookmark-start text:name="__RefHeading___Toc12901_1736276434"/>File Formats<text:bookmark-end text:name="__RefHeading___Toc12901_1736276434"/></text:h>
      <text:p text:style-name="P8">There are three different file types in use in the program. The first is the data files. These contain frequencies, groups, systems and other settings for the radios. These files can be in several formats<text:span text:style-name="T65">, and can reside anywhere on the user's computer system.</text:span></text:p>
      <text:p text:style-name="P8"/>
      <text:p text:style-name="P8">The second file type is the <text:span text:style-name="T183">configuration</text:span> file for the radios being used. This file defines the <text:span text:style-name="T183">name, protocols and other important information about each radio available to RadioCtl</text:span><text:span text:style-name="T66"> It also provides </text:span><text:span text:style-name="T183">some </text:span><text:span text:style-name="T66">customization for some program defaults.</text:span> <text:span text:style-name="T183">T</text:span>here <text:span text:style-name="T183">should </text:span>only<text:span text:style-name="T183"> be</text:span> one of these files<text:span text:style-name="T183"> residing in the </text:span><text:span text:style-name="T66"><text:s/>user's HOME directory.</text:span></text:p>
      <text:p text:style-name="P8"/>
      <text:p text:style-name="P8">The third file type is used by the GUI program for saving and restoring various program settings. There is only one of these, and the user normally does not need to make changes to this file.</text:p>
      <text:p text:style-name="P8"/>
      <text:p text:style-name="P8"/>
      <text:p text:style-name="P8"/>
      <text:p text:style-name="P8"/>
      <text:h text:style-name="Heading_20_2" text:outline-level="2"><text:bookmark-start text:name="__RefHeading___Toc42256_3386875735"/>Record Field Types<text:bookmark-end text:name="__RefHeading___Toc42256_3386875735"/></text:h>
      <text:p text:style-name="P29">Fields specified for each record must conform to the type defined for that field. For example a Number field CANNOT contain letters. When the program reads a data file, it will ignore any record that<text:span text:style-name="T77"> contains the wrong type in a field. </text:span></text:p>
      <text:p text:style-name="P250">Table <text:sequence text:ref-name="refTable0" text:name="Table" text:formula="ooow:Table+1" style:num-format="1">1</text:sequence>: Field Types</text:p>
      <table:table table:name="Table1" table:style-name="Table1">
        <table:table-column table:style-name="Table1.A"/>
        <table:table-column table:style-name="Table1.B"/>
        <table:table-header-rows>
          <table:table-row table:style-name="TableLine94600222013824">
            <table:table-cell table:style-name="Table1.A1" office:value-type="string">
              <text:p text:style-name="P69">type</text:p>
            </table:table-cell>
            <table:table-cell table:style-name="Table1.B1" office:value-type="string">
              <text:p text:style-name="P69">description</text:p>
            </table:table-cell>
          </table:table-row>
        </table:table-header-rows>
        <table:table-row table:style-name="TableLine94600222064656">
          <table:table-cell table:style-name="Table1.A2" office:value-type="string">
            <text:p text:style-name="P165">Integer</text:p>
          </table:table-cell>
          <table:table-cell table:style-name="Table1.B2" office:value-type="string">
            <text:p text:style-name="P165">Whole, positive number or 0</text:p>
          </table:table-cell>
        </table:table-row>
        <table:table-row table:style-name="TableLine94600222166368">
          <table:table-cell table:style-name="Table1.A2" office:value-type="string">
            <text:p text:style-name="P165">Decimal</text:p>
          </table:table-cell>
          <table:table-cell table:style-name="Table1.B2" office:value-type="string">
            <text:p text:style-name="P165">Positive Number with (or without) a decimal point, or 0</text:p>
          </table:table-cell>
        </table:table-row>
        <table:table-row table:style-name="TableLine94600222166640">
          <table:table-cell table:style-name="Table1.A2" office:value-type="string">
            <text:p text:style-name="P165">Character</text:p>
          </table:table-cell>
          <table:table-cell table:style-name="Table1.B2" office:value-type="string">
            <text:p text:style-name="P165">Any single ASCII recognized character. </text:p>
            <text:p text:style-name="P165">NOTE: Due to the way that the data files are parsed, a comma (',')<text:span text:style-name="T78"> or equal sign ('=)</text:span> cannot be specified<text:span text:style-name="T79"> in a character field</text:span></text:p>
          </table:table-cell>
        </table:table-row>
        <table:table-row table:style-name="TableLine94600222166912">
          <table:table-cell table:style-name="Table1.A2" office:value-type="string">
            <text:p text:style-name="P165">String</text:p>
          </table:table-cell>
          <table:table-cell table:style-name="Table1.B2" office:value-type="string">
            <text:p text:style-name="P165">Any combination of <text:span text:style-name="T80">letters, numbers and punctuation. </text:span></text:p>
            <text:p text:style-name="P89"><text:soft-page-break/>'cntrl' characters (other than carriage-return and line-feed) should be avoided, as they can interfere with the processing.</text:p>
            <text:p text:style-name="P165">NOTE: Due to the way that the data files are parsed, a comma (',') <text:span text:style-name="T71"><text:s/></text:span><text:span text:style-name="T78">or</text:span><text:span text:style-name="T71"> equal sign ('=') </text:span>cannot be included in <text:span text:style-name="T80">any</text:span> string.</text:p>
          </table:table-cell>
        </table:table-row>
        <table:table-row table:style-name="TableLine94600222167184">
          <table:table-cell table:style-name="Table1.A2" office:value-type="string">
            <text:p text:style-name="P165">Binary</text:p>
          </table:table-cell>
          <table:table-cell table:style-name="Table1.B2" office:value-type="string">
            <text:p text:style-name="P165"><text:span text:style-name="T32">TRUE</text:span> or <text:span text:style-name="T32">FALSE</text:span>. <text:span text:style-name="T2">1</text:span>, <text:span text:style-name="T6">T</text:span>, <text:span text:style-name="T6">True</text:span>, <text:span text:style-name="T6">Y</text:span>, <text:span text:style-name="T6">Yes</text:span>, <text:span text:style-name="T6">On</text:span>, (not case sensitive) are all interpreted as <text:span text:style-name="T32">TRUE</text:span>. All other entries are interpreted as <text:span text:style-name="T32">FALSE</text:span>. </text:p>
          </table:table-cell>
        </table:table-row>
        <table:table-row table:style-name="TableLine94600222167456">
          <table:table-cell table:style-name="Table1.A2" office:value-type="string">
            <text:p text:style-name="P166">Frequency</text:p>
          </table:table-cell>
          <table:table-cell table:style-name="Table1.B2" office:value-type="string">
            <text:p text:style-name="P166">A positive integer or decimal number . If Decimal point used, then the value is assumed to be in Mhz. Otherwise the value is in Hz. A frequency of 0 <text:span text:style-name="T178">indicates an empty channel or ignored setting.</text:span></text:p>
          </table:table-cell>
        </table:table-row>
        <table:table-row table:style-name="TableLine94600222167728">
          <table:table-cell table:style-name="Table1.A2" office:value-type="string">
            <text:p text:style-name="P166">Mode</text:p>
          </table:table-cell>
          <table:table-cell table:style-name="Table1.B2" office:value-type="string">
            <text:p text:style-name="P166">Modulation string. Valid values are <text:span text:style-name="T2">AM</text:span>, <text:span text:style-name="T2">FM</text:span>, <text:span text:style-name="T2">FMn</text:span>, <text:span text:style-name="T2">FMw</text:span>, <text:span text:style-name="T2">FMn</text:span>, <text:span text:style-name="T2">CW</text:span>, <text:span text:style-name="T2">SSB</text:span>, <text:span text:style-name="T2">LSB</text:span>, <text:span text:style-name="T2">USB</text:span>, <text:span text:style-name="T2">AUTO</text:span>.<text:span text:style-name="T79"> Additionally digital decode modulations can be specified. Those are </text:span><text:span text:style-name="T7">D-Star</text:span><text:span text:style-name="T79">, </text:span><text:span text:style-name="T7">dPMR</text:span><text:span text:style-name="T79">, </text:span><text:span text:style-name="T7">NXDN-VN</text:span><text:span text:style-name="T79">, </text:span><text:span text:style-name="T7">NXDN-N</text:span><text:span text:style-name="T79">, </text:span><text:span text:style-name="T7">DCR</text:span><text:span text:style-name="T79">, </text:span><text:span text:style-name="T7">DMR</text:span><text:span text:style-name="T79"> and </text:span><text:span text:style-name="T7">P25</text:span><text:span text:style-name="T79">. </text:span>The string is NOT case sensitive. Not all modulations are valid for all radios. The program may modify the modulation based on the current radio. If <text:span text:style-name="T2">AUTO</text:span> specified, the modulation will be set based on the frequency.<text:span text:style-name="T79"> Currently, only </text:span><text:span text:style-name="T178">certain ICOM radios </text:span><text:span text:style-name="T79"><text:s/>recogniz</text:span><text:span text:style-name="T178">e</text:span><text:span text:style-name="T79"> the digital modulations. For all other radios, these will be translated to </text:span><text:span text:style-name="T7">FMn</text:span><text:span text:style-name="T79">.</text:span></text:p>
          </table:table-cell>
        </table:table-row>
        <table:table-row table:style-name="TableLine94600222168000">
          <table:table-cell table:style-name="Table1.A2" office:value-type="string">
            <text:p text:style-name="P166">Tgid</text:p>
          </table:table-cell>
          <table:table-cell table:style-name="Table1.B2" office:value-type="string">
            <text:p text:style-name="P166">Trunked Group ID. Can be in format <text:span text:style-name="T32">nn-xxx</text:span> or <text:span text:style-name="T32">nnnn</text:span> (where 'n' &amp; 'x' are numbers).</text:p>
          </table:table-cell>
        </table:table-row>
        <table:table-row table:style-name="TableLine94600222168544">
          <table:table-cell table:style-name="Table1.A2" office:value-type="string">
            <text:p text:style-name="P92">bitstring</text:p>
          </table:table-cell>
          <table:table-cell table:style-name="Table1.B2" office:value-type="string">
            <text:p text:style-name="P92">A string made up of only <text:span text:style-name="T32">1</text:span>'s and <text:span text:style-name="T32">0'</text:span>s. Ex: <text:span text:style-name="T32">011010011</text:span></text:p>
          </table:table-cell>
        </table:table-row>
        <table:table-row table:style-name="TableLine94600222168816">
          <table:table-cell table:style-name="Table1.A2" office:value-type="string">
            <text:p text:style-name="P167">hex</text:p>
          </table:table-cell>
          <table:table-cell table:style-name="Table1.B2" office:value-type="string">
            <text:p text:style-name="P167">Hexadecimal characters (0-9,A-F). Letters can be lower or upper case. These are usually for ICOM addresses. ex: <text:span text:style-name="T32">2F</text:span> <text:s/>same as <text:span text:style-name="T32">2f.</text:span></text:p>
          </table:table-cell>
        </table:table-row>
        <table:table-row table:style-name="TableLine94600222169088">
          <table:table-cell table:style-name="Table1.A2" office:value-type="string">
            <text:p text:style-name="P152">protocol</text:p>
          </table:table-cell>
          <table:table-cell table:style-name="Table1.B2" office:value-type="string">
            <text:p text:style-name="P152">The name of a RadioCtl supported protocol. Currently the following protocol names are recognized:<text:span text:style-name="T2"> Uniden, ICOM, Kenwood, AOR8000</text:span><text:span text:style-name="T28">, Bearcat</text:span></text:p>
          </table:table-cell>
        </table:table-row>
      </table:table>
      <text:p text:style-name="P20"/>
      <text:p text:style-name="P8"/>
      <text:p text:style-name="P8"/>
      <text:h text:style-name="Heading_20_1" text:outline-level="1"><text:bookmark-start text:name="__RefHeading___Toc1277_1963107180"/>Data Files<text:bookmark-end text:name="__RefHeading___Toc1277_1963107180"/></text:h>
      <text:p text:style-name="P8"><text:s text:c="2"/>These files contain <text:span text:style-name="T177">frequencies, modulations and other parameters that may be sent to or read from the various supported radios</text:span><text:span text:style-name="T67">. These files can be created and modified by the user, or they can be created by the RadioCtl program. Data files are loaded/saved using the </text:span><text:span text:style-name="T33">Files</text:span><text:span text:style-name="T67"> menu item on the GUI, or a parameter on the command line version.</text:span></text:p>
      <text:p text:style-name="P8"/>
      <text:p text:style-name="P8"><text:span text:style-name="T67"><text:s/>Due to changes in the definition of these files, there are several 'versions' of the file structure. The first record of each file MUST identify </text:span><text:span text:style-name="T68">what version that the file uses</text:span><text:span text:style-name="T67">. The </text:span><text:span text:style-name="T68">default version is identified by </text:span><text:span text:style-name="T30">*radioctl</text:span><text:span text:style-name="T68"> as the value in the start of the first record. Older record versions may be identified by </text:span><text:span text:style-name="T67"><text:s/></text:span><text:span text:style-name="T31">*n</text:span><text:span text:style-name="T67"> </text:span><text:span text:style-name="T68">uin the first record, </text:span><text:span text:style-name="T67">where 'n' is a number. </text:span><text:span text:style-name="T68">When writing files, the default version is ALWAYS used.</text:span></text:p>
      <text:p text:style-name="P8"/>
      <text:p text:style-name="P9"><text:span text:style-name="T68">The file processing routines</text:span> recognize a '<text:span text:style-name="T2">*</text:span>' or '<text:span text:style-name="T2">#'</text:span> at the beginning of a record as a comment. These records are ignored by the program. <text:span text:style-name="T69">In addition, a '</text:span><text:span text:style-name="T3">#</text:span><text:span text:style-name="T69">' in a record indicates the end of data, and can be used for adding comments to a single line of data. The user can add full line or record comments as desired. Note that user comments </text:span><text:span text:style-name="T152">may</text:span><text:span text:style-name="T69"> be lost if the program reads a file and then saves it again.</text:span></text:p>
      <text:p text:style-name="P9"/>
      <text:p text:style-name="P10">Non<text:span text:style-name="T70">-</text:span>comment records are comma delimited fields. The first field of every non-comment record MUST contain the record type. <text:span text:style-name="T70">If the record type is not recognized, the record will not be processed, and an error message will be displayed. Valid record types are </text:span><text:span text:style-name="T64">described in the sections below</text:span><text:span text:style-name="T56">.</text:span><text:span text:style-name="T55"> Record_type is NOT case sensitive. The record type will indicate what variable ('key') each field is assigned to. </text:span><text:span text:style-name="T57"><text:s/>If the record ends (or a </text:span><text:soft-page-break/><text:span text:style-name="T57">'#' is encountered) before all fields have been specified, th</text:span><text:span text:style-name="T58">e rest of the </text:span><text:span text:style-name="T57">fields will be assigned default values.</text:span></text:p>
      <text:p text:style-name="P17"/>
      <text:p text:style-name="P10"><text:span text:style-name="T70">If the second field in the record contains a '=' the record will be processed in the form: </text:span><text:span text:style-name="T34">key=value,</text:span><text:span text:style-name="T70"> </text:span><text:span text:style-name="T34">key=value,...</text:span><text:span text:style-name="T70"> where 'key' is a valid field name and value will be assigned to that field name in the database record. <text:s/>Keys are NOT case sensitive. Any record key not specified, will be assigned the default value.</text:span></text:p>
      <text:p text:style-name="P11">If the second field in the record does NOT contain a '=', then all fields will be assigned to the database record based on the position in the record.</text:p>
      <text:p text:style-name="P11"/>
      <text:p text:style-name="P54">In general, either format is acceptable for most record types. The positional format is easier to read, but harder to create. The <text:span text:style-name="T32">key=value</text:span> format is easier to create, but not as easy to locate specific values. The default output for most records is positional. <text:span text:style-name="T190">The positional format includes fields that are specific to a single protocol. If fields for more than one protocol are needed, then the </text:span><text:span text:style-name="T52">key=value</text:span><text:span text:style-name="T190"> format should be used, as protocol specific keys can be mixed.</text:span></text:p>
      <text:p text:style-name="P54"><text:line-break/>There ARE a couple of record types that ONLY understand the <text:span text:style-name="T32">key=value</text:span> format. </text:p>
      <text:p text:style-name="P54"/>
      <text:p text:style-name="P11"><text:span text:style-name="T4">Important</text:span><text:span text:style-name="T2">:</text:span> Because of the way that data records are processed, no value for either record format can contain a comma (',') <text:s/>an equal sign ('=')<text:span text:style-name="T152"> or a hash-tag ('#'), as this characters have special meaning</text:span><text:span text:style-name="T177">.</text:span></text:p>
      <text:p text:style-name="P11"/>
      <text:p text:style-name="P11"><text:span text:style-name="T55"><text:line-break/> </text:span><text:span text:style-name="T59">Every record loaded from a file is assigned a record index. For certain records, this number is initially determined by the 'index' value in the input file. A number of data records contain </text:span><text:span text:style-name="T61">'</text:span><text:span text:style-name="T59">references</text:span><text:span text:style-name="T61">'</text:span><text:span text:style-name="T59"> to other record indexes. These references are designed primarily for Uniden radios. If a reference is 0, or references an undefined record, then the record is referred to as an '</text:span><text:span text:style-name="T53">orphan</text:span><text:span text:style-name="T59">' and cannot be stored in Uniden radio. If multiple files are loaded by the program, all valid index references are adjusted to match any changes to the record indexes made by the program.</text:span></text:p>
      <text:p text:style-name="P30"/>
      <text:p text:style-name="P13"><text:span text:style-name="T59">I</text:span><text:span text:style-name="T54">n general, the references are: </text:span></text:p>
      <text:p text:style-name="P13"><text:span text:style-name="T60"><text:s text:c="6"/></text:span><text:span text:style-name="T2">FREQ</text:span><text:span text:style-name="T54">-&gt;</text:span><text:span text:style-name="T2">GROUP</text:span><text:span text:style-name="T54">-&gt;</text:span><text:span text:style-name="T2">SYSTEM</text:span><text:span text:style-name="T5"><text:line-break/> <text:s text:c="5"/></text:span><text:span text:style-name="T2">TFREQ</text:span><text:span text:style-name="T54">-&gt;</text:span><text:span text:style-name="T2">SITE</text:span><text:span text:style-name="T54">-&gt;</text:span><text:span text:style-name="T2">SYSTEM</text:span><text:span text:style-name="T5"> <text:line-break/> <text:s text:c="5"/></text:span><text:span text:style-name="T2">BPLAN</text:span><text:span text:style-name="T54">-&gt;</text:span><text:span text:style-name="T2">SITE</text:span><text:span text:style-name="T54">-&gt;</text:span><text:span text:style-name="T2">SYSTEM</text:span><text:span text:style-name="T54">.</text:span></text:p>
      <text:p text:style-name="P31"/>
      <text:p text:style-name="P14"><text:span text:style-name="T2">GROUP</text:span>, <text:s/>and <text:span text:style-name="T2">FREQ</text:span> records may be customized for a particular radio's protocol. This means that there will be extra fields defined for that protocol. For <text:span text:style-name="T71">positional field records</text:span>, the last non-protocol specific field on each record will be the protocol identifier. <text:s/><text:span text:style-name="T72">If t</text:span>his this field is not blank, then <text:span text:style-name="T72">additional fields that follow will be processed based on the contents of the protocol field. Note that these extra fields are only processed by the command line program. The GUI program will ignore any radio specific information.</text:span></text:p>
      <text:p text:style-name="P14"/>
      <text:p text:style-name="P32">A few record types do NOT reference other records. They include record types that are settings for the program or the radio.</text:p>
      <text:p text:style-name="P14"/>
      <text:p text:style-name="P242"><text:span text:style-name="T73">D</text:span>epending on the radio and the context that the data is being used for, RadioCtl may or may not allow the values in the data file<text:span text:style-name="T73"> records</text:span> to be <text:span text:style-name="T73">utilized</text:span>. The data files are designed to accommodate the various radio being supported, so not all fields <text:span text:style-name="T73">may be</text:span> applicable<text:span text:style-name="T73"> for the current radio</text:span>.<text:line-break/>For example: '<text:span text:style-name="T32">block_addr</text:span>' is only valid for Uniden radios. The value is saved after the addresses are read in the radio. However, the addresses are usually ignored on a file read.<text:line-break/></text:p>
      <text:p text:style-name="P15">For records that are in positional format, fields for a specific protocol MAY be present. The 'protocol' field will identify fields that follow for a <text:s/>radio that utilizes that protocol. For positional records, only a single protocol specific set of fields can be specified. To allow for a record to include multiple 'protocol' fields, the '<text:span text:style-name="T32">key=value</text:span>' record format should be used. For this format, all possible keys can be specified.</text:p>
      <text:p text:style-name="P16"><text:s text:c="4"/></text:p>
      <text:p text:style-name="P18"/>
      <text:p text:style-name="P19"><text:soft-page-break/></text:p>
      <text:p text:style-name="P21">Notes on Uniden Quick-keys:</text:p>
      <text:p text:style-name="P21"><text:s text:c="2"/>Quick-key implementation on the <text:span text:style-name="T32">BCD396</text:span>, the <text:span text:style-name="T32">BCD325P2</text:span> and the <text:span text:style-name="T2">SDS200</text:span> are a bit different. <text:line-break/>The <text:span text:style-name="T32">BCD396</text:span> has 100 system quic<text:span text:style-name="T74">k-</text:span>keys (1-100). Each group in a system can have a quick<text:span text:style-name="T74">-</text:span>key from 0<text:span text:style-name="T74"> to </text:span>9.<text:line-break/>The <text:span text:style-name="T32">BCD325P2</text:span> has 100 system quick<text:span text:style-name="T74">-</text:span>keys (0-99). Each group in a system can have a quick<text:span text:style-name="T74">-</text:span>key from 0<text:span text:style-name="T74"> to 9.</text:span><text:line-break/>The <text:span text:style-name="T32">SDS100</text:span> and <text:span text:style-name="T32">SDS200</text:span> have 100 Favorites quick<text:span text:style-name="T81">-</text:span>keys (0-99) that select a favorites file for scanning. Each Favorite has up to 100 system quick<text:span text:style-name="T81">-</text:span>keys<text:span text:style-name="T81"> (0-99) that are unique for that Favorites list. Each System has up to 100 department (group) quick-keys (0-99) that are unique for that System. <text:line-break/></text:span><text:span text:style-name="T74">For RadioCtl</text:span><text:span text:style-name="T148">,</text:span><text:span text:style-name="T74"> 'departments' are called 'groups'.</text:span></text:p>
      <text:p text:style-name="P23">For trunked systems, the <text:span text:style-name="T32">BCD325P2</text:span> ignores the System quick-key setting and instead utilizes the quick-key defined in the SITE records. <text:line-break/>The <text:span text:style-name="T32">SDS100 </text:span>and <text:span text:style-name="T32">SDS200 </text:span>treat quick-keys defined in SITE records as department keys.<text:line-break/>The <text:span text:style-name="T32">BCD396</text:span> does not have separate SITE records, so the SYSTEM quick-key is always used for both conventional and trunked systems. </text:p>
      <text:p text:style-name="P21"/>
      <text:p text:style-name="P21"/>
      <text:h text:style-name="P266" text:outline-level="3"><text:bookmark-start text:name="__RefHeading___Toc7468_2084378212"/>Comment records<text:bookmark-end text:name="__RefHeading___Toc7468_2084378212"/></text:h>
      <text:p text:style-name="P43"><text:s text:c="3"/>Comments start with a '*' or a '#'. These records are ignored for most processing by both the GUI and the command line program. However, comments that start with a '#' are treated specially.</text:p>
      <text:p text:style-name="P43"/>
      <text:p text:style-name="P43">If a valid record type is preceded with comment records that start with a '#', these records are kept with that record when the file is processed. The rules for '#' records are as follows:</text:p>
      <text:list xml:id="list1199299896" text:style-name="L1">
        <text:list-item>
          <text:p text:style-name="P282">There must be a '#' in the first column</text:p>
        </text:list-item>
        <text:list-item>
          <text:p text:style-name="P282">There must be NO blank lines, or lines that start with a '*' before the line that contains the record type.</text:p>
        </text:list-item>
      </text:list>
      <text:p text:style-name="P43"/>
      <text:p text:style-name="P28">An example:</text:p>
      <text:p text:style-name="P28"><text:s text:c="3"/><text:span text:style-name="T32"># This is a comment line</text:span></text:p>
      <text:p text:style-name="P5"><text:s text:c="3"/># This Comment will also be kept</text:p>
      <text:p text:style-name="P5"><text:s text:c="3"/>freq, <text:s text:c="2"/>12,The Comments Above will be kept with this freq record, .....</text:p>
      <text:p text:style-name="P4"/>
      <text:p text:style-name="P21"/>
      <text:h text:style-name="P267" text:outline-level="3"><text:bookmark-start text:name="__RefHeading___Toc4318_371593118"/>T<text:span text:style-name="T148">AG</text:span> Records<text:bookmark-end text:name="__RefHeading___Toc4318_371593118"/></text:h>
      <text:p text:style-name="P17"><text:span text:style-name="T71">T</text:span>ag records are special comments that can be inserted by the user. Tag records will be preserved when a data file is read and then re-written<text:span text:style-name="T74"> at the beginning of the file</text:span>. Tag records are in the format <text:line-break/> <text:span text:style-name="T32"><text:s/>*:tagname: some text</text:span><text:line-break/>where 'tagname' is a pre-defined tag. Tag records MUST start in column 1 of the file.<text:span text:style-name="T75"> The tagname is NOT case sensitive. However it is recommended that it be in UPPER case for clarity. When a file with tags is updated, </text:span><text:span text:style-name="T76">all tags (except for a few special ones) will be preserved.</text:span><text:span text:style-name="T75"> </text:span></text:p>
      <text:p text:style-name="P17"/>
      <text:p text:style-name="P248">Table <text:sequence text:ref-name="refTable1" text:name="Table" text:formula="ooow:Table+1" style:num-format="1">2</text:sequence>: Tags</text:p>
      <table:table table:name="Tags" table:style-name="Tags">
        <table:table-column table:style-name="Tags.A"/>
        <table:table-column table:style-name="Tags.B"/>
        <table:table-header-rows>
          <table:table-row table:style-name="TableLine94600222218032">
            <table:table-cell table:style-name="Tags.A1" office:value-type="string">
              <text:p text:style-name="P62">tag</text:p>
            </table:table-cell>
            <table:table-cell table:style-name="Tags.B1" office:value-type="string">
              <text:p text:style-name="P62">description</text:p>
            </table:table-cell>
          </table:table-row>
        </table:table-header-rows>
        <table:table-row table:style-name="TableLine94600222109328">
          <table:table-cell table:style-name="Tags.A2" office:value-type="string">
            <text:p text:style-name="P85">*:SYSTEM:</text:p>
          </table:table-cell>
          <table:table-cell table:style-name="Tags.B2" office:value-type="string">
            <text:p text:style-name="P85">Name of the system (usually as per RadioReference.com)</text:p>
          </table:table-cell>
        </table:table-row>
        <table:table-row table:style-name="TableLine94600222126912">
          <table:table-cell table:style-name="Tags.A2" office:value-type="string">
            <text:p text:style-name="P85">*:QUICKKEY:</text:p>
          </table:table-cell>
          <table:table-cell table:style-name="Tags.B2" office:value-type="string">
            <text:p text:style-name="P85">Uniden Quickkey assign<text:span text:style-name="T76">ments</text:span> for the system<text:span text:style-name="T76">. Multiple Quickkey tags can be present if the file contains more than one system. </text:span></text:p>
            <text:p text:style-name="P86">Note: This tag is generated by the RadioCtl write subroutine and is not preserved if the file is reprocessed. <text:s/></text:p>
          </table:table-cell>
        </table:table-row>
        <text:soft-page-break/>
        <table:table-row table:style-name="TableLine94600222173136">
          <table:table-cell table:style-name="Tags.A2" office:value-type="string">
            <text:p text:style-name="P85">*:START: </text:p>
          </table:table-cell>
          <table:table-cell table:style-name="Tags.B2" office:value-type="string">
            <text:p text:style-name="P85">Start of multi-line comments. Comments follow<text:span text:style-name="T76">i</text:span>ng this tag will be copied to any updates to the file. </text:p>
          </table:table-cell>
        </table:table-row>
        <table:table-row table:style-name="TableLine94600222176128">
          <table:table-cell table:style-name="Tags.A2" office:value-type="string">
            <text:p text:style-name="P85">*:END:</text:p>
          </table:table-cell>
          <table:table-cell table:style-name="Tags.B2" office:value-type="string">
            <text:p text:style-name="P85">End of multi-line comments. </text:p>
          </table:table-cell>
        </table:table-row>
        <table:table-row table:style-name="TableLine94600222181840">
          <table:table-cell table:style-name="Tags.A2" office:value-type="string">
            <text:p text:style-name="P87">*:PROTOCOL:</text:p>
          </table:table-cell>
          <table:table-cell table:style-name="Tags.B2" office:value-type="string">
            <text:p text:style-name="P87">Protocol used for the output file. </text:p>
            <text:p text:style-name="P86">Note: This tag is generated by the RadioCtl write subroutine and is not preserved if the file is reprocessed. <text:s/></text:p>
          </table:table-cell>
        </table:table-row>
      </table:table>
      <text:p text:style-name="P17"/>
      <text:p text:style-name="P22"/>
      <text:p text:style-name="P18"/>
      <text:h text:style-name="P267" text:outline-level="3"><text:bookmark-start text:name="__RefHeading___Toc4322_371593118"/>S<text:span text:style-name="T148">YSTEM</text:span> Records<text:bookmark-end text:name="__RefHeading___Toc4322_371593118"/></text:h>
      <text:p text:style-name="P18"><text:span text:style-name="T62">SYSTEM</text:span> records define a particular system. There should be at LEAST one<text:span text:style-name="T2"> SYSTEM</text:span> record in every data file. A<text:span text:style-name="T71">ny</text:span> <text:span text:style-name="T2">SITE</text:span> <text:span text:style-name="T71"><text:s/>&amp; </text:span><text:span text:style-name="T2">GROUP</text:span> <text:s/>records <text:span text:style-name="T71">that do not reference a valid</text:span> <text:span text:style-name="T2">SYSTEM</text:span> record<text:span text:style-name="T71">, will be marked as orphans. Any </text:span><text:span text:style-name="T8">FREQ</text:span><text:span text:style-name="T71"> or </text:span><text:span text:style-name="T8">TFREQ</text:span><text:span text:style-name="T71"> records that reference orphaned </text:span><text:span text:style-name="T8">SITE</text:span><text:span text:style-name="T71"> or </text:span><text:span text:style-name="T8">GROUP</text:span><text:span text:style-name="T71"> records will also be marked as orphans. </text:span><text:s/></text:p>
      <text:p text:style-name="P24">Uniden radios have the ability to store <text:span text:style-name="T2">SYSTEM</text:span> records. All other radios do not. The RadioCtl GUI program makes use of <text:span text:style-name="T2">SYSTEM</text:span> records for various operations for all radios. The GUI will ignore any <text:span text:style-name="T2">SYSTEM</text:span> definitions for trunked systems.</text:p>
      <text:p text:style-name="P25">Since system records are used exclusively for Uniden radios, ALL fields used by Uniden radios are defined for the input record.</text:p>
      <text:p text:style-name="P248">Table <text:sequence text:ref-name="refTable2" text:name="Table" text:formula="ooow:Table+1" style:num-format="1">3</text:sequence>: SYSTEM record</text:p>
      <table:table table:name="Format3" table:style-name="Format3">
        <table:table-column table:style-name="Format3.A"/>
        <table:table-column table:style-name="Format3.B"/>
        <table:table-column table:style-name="Format3.C"/>
        <table:table-column table:style-name="Format3.D"/>
        <table:table-row table:style-name="Format3.1">
          <table:table-cell table:style-name="Format3.A1" office:value-type="string">
            <text:p text:style-name="P72">n</text:p>
          </table:table-cell>
          <table:table-cell table:style-name="Format3.A1" office:value-type="string">
            <text:p text:style-name="P72">key</text:p>
          </table:table-cell>
          <table:table-cell table:style-name="Format3.A1" office:value-type="string">
            <text:p text:style-name="P73">type</text:p>
          </table:table-cell>
          <table:table-cell table:style-name="Format3.D1" office:value-type="string">
            <text:p text:style-name="P72">description</text:p>
          </table:table-cell>
        </table:table-row>
        <table:table-row table:style-name="Format3.2">
          <table:table-cell table:style-name="Format3.A2" office:value-type="string">
            <text:p text:style-name="P93">1</text:p>
          </table:table-cell>
          <table:table-cell table:style-name="Format3.A2" office:value-type="string">
            <text:p text:style-name="P94">rectype</text:p>
          </table:table-cell>
          <table:table-cell table:style-name="Format3.A2" office:value-type="string">
            <text:p text:style-name="P96">string</text:p>
          </table:table-cell>
          <table:table-cell table:style-name="Format3.D2" office:value-type="string">
            <text:p text:style-name="P94">Record type. <text:span text:style-name="T82">(</text:span><text:span text:style-name="T2">SYSTEM</text:span><text:span text:style-name="T9">)</text:span></text:p>
            <text:p text:style-name="P98">Information about a given system. SITE, GROUP &amp; FREQ records are associated with a SYSTEM record.</text:p>
          </table:table-cell>
        </table:table-row>
        <table:table-row table:style-name="TableLine94600222449872">
          <table:table-cell table:style-name="Format3.A2" office:value-type="string">
            <text:p text:style-name="P100">2</text:p>
          </table:table-cell>
          <table:table-cell table:style-name="Format3.A2" office:value-type="string">
            <text:p text:style-name="P100">index</text:p>
          </table:table-cell>
          <table:table-cell table:style-name="Format3.A2" office:value-type="string">
            <text:p text:style-name="P90">integer</text:p>
          </table:table-cell>
          <table:table-cell table:style-name="Format3.D2" office:value-type="string">
            <text:p text:style-name="P100">System number index<text:span text:style-name="T83">. This number MUST be unique for all SYSTEM records in the file, and must be greater than 0.</text:span></text:p>
            <text:p text:style-name="P101">If this number is 0, then this record will be <text:span text:style-name="T84">discarded.</text:span></text:p>
          </table:table-cell>
        </table:table-row>
        <table:table-row table:style-name="Format3.4">
          <table:table-cell table:style-name="Format3.A2" office:value-type="string">
            <text:p text:style-name="P93">3</text:p>
          </table:table-cell>
          <table:table-cell table:style-name="Format3.A2" office:value-type="string">
            <text:p text:style-name="P102">service</text:p>
          </table:table-cell>
          <table:table-cell table:style-name="Format3.A2" office:value-type="string">
            <text:p text:style-name="P96">string</text:p>
          </table:table-cell>
          <table:table-cell table:style-name="Format3.D2" office:value-type="string">
            <text:p text:style-name="P102">Description of the system. Any valid text can be used. Although there is no limit to the length of the text for RadioCtl, the text may be truncated to a specific length when stored in a radio.<text:span text:style-name="T71"> </text:span></text:p>
          </table:table-cell>
        </table:table-row>
        <table:table-row table:style-name="TableLine94600222451776">
          <table:table-cell table:style-name="Format3.A2" office:value-type="string">
            <text:p text:style-name="P100">4</text:p>
          </table:table-cell>
          <table:table-cell table:style-name="Format3.A2" office:value-type="string">
            <text:p text:style-name="P102">valid</text:p>
          </table:table-cell>
          <table:table-cell table:style-name="Format3.A2" office:value-type="string">
            <text:p text:style-name="P96">binary</text:p>
          </table:table-cell>
          <table:table-cell table:style-name="Format3.D2" office:value-type="string">
            <text:p text:style-name="P96">If <text:span text:style-name="T78">TRUE</text:span>, the record is active. Indicates if RadioCtl will utilize this record for scanning/searching. If the record is stored in the radio, this determines the 'lockout' setting in the radio.</text:p>
            <text:p text:style-name="P154">NOTE: The Uniden BCD325P2 ignores system lockout for trunked systems. For this radio, lockouts are determined by the individual SITE records.</text:p>
          </table:table-cell>
        </table:table-row>
        <table:table-row table:style-name="TableLine94600222452976">
          <table:table-cell table:style-name="Format3.A2" office:value-type="string">
            <text:p text:style-name="P100">5</text:p>
          </table:table-cell>
          <table:table-cell table:style-name="Format3.A2" office:value-type="string">
            <text:p text:style-name="P96">systemtype</text:p>
          </table:table-cell>
          <table:table-cell table:style-name="Format3.A2" office:value-type="string">
            <text:p text:style-name="P96">string</text:p>
          </table:table-cell>
          <table:table-cell table:style-name="Format3.D2" office:value-type="string">
            <text:p text:style-name="P96">type of system. For the GUI program, <text:span text:style-name="T78">and all </text:span>radios<text:span text:style-name="T78"> EXCEPT Uniden</text:span>, only '<text:span text:style-name="T2">CNV</text:span>' (conventional) types are recognized. All other types are considered trunked systems, and only supported by Uniden radios. <text:s/></text:p>
            <text:p text:style-name="P96">Systemtype is NOT case sensitive. </text:p>
            <text:p text:style-name="P96">Valid values for systemtype are:</text:p>
            <table:table table:name="SystemTypes" table:style-name="SystemTypes">
              <table:table-column table:style-name="SystemTypes.A"/>
              <table:table-column table:style-name="SystemTypes.B"/>
              <table:table-header-rows>
                <table:table-row table:style-name="TableLine94600222287312">
                  <table:table-cell table:style-name="SystemTypes.A1" office:value-type="string">
                    <text:p text:style-name="P74"><text:soft-page-break/>systemtype</text:p>
                  </table:table-cell>
                  <table:table-cell table:style-name="SystemTypes.A1" office:value-type="string">
                    <text:p text:style-name="P74">Description</text:p>
                  </table:table-cell>
                </table:table-row>
              </table:table-header-rows>
              <table:table-row table:style-name="TableLine94600222293856">
                <table:table-cell table:style-name="SystemTypes.A1" office:value-type="string">
                  <text:p text:style-name="P104">CNV</text:p>
                </table:table-cell>
                <table:table-cell table:style-name="SystemTypes.A1" office:value-type="string">
                  <text:p text:style-name="P104">Conventional system</text:p>
                </table:table-cell>
              </table:table-row>
              <table:table-row table:style-name="TableLine94600222315024">
                <table:table-cell table:style-name="SystemTypes.A1" office:value-type="string">
                  <text:p text:style-name="P104">LTR</text:p>
                </table:table-cell>
                <table:table-cell table:style-name="SystemTypes.A1" office:value-type="string">
                  <text:p text:style-name="P104">LTR trunked system</text:p>
                </table:table-cell>
              </table:table-row>
              <table:table-row table:style-name="TableLine94600222315680">
                <table:table-cell table:style-name="SystemTypes.A1" office:value-type="string">
                  <text:p text:style-name="P104">EDS</text:p>
                </table:table-cell>
                <table:table-cell table:style-name="SystemTypes.A1" office:value-type="string">
                  <text:p text:style-name="P104">EDACS Scat</text:p>
                </table:table-cell>
              </table:table-row>
              <table:table-row table:style-name="TableLine94600222316416">
                <table:table-cell table:style-name="SystemTypes.A1" office:value-type="string">
                  <text:p text:style-name="P104">EDW</text:p>
                </table:table-cell>
                <table:table-cell table:style-name="SystemTypes.A1" office:value-type="string">
                  <text:p text:style-name="P104">EDACS Wide</text:p>
                </table:table-cell>
              </table:table-row>
              <table:table-row table:style-name="TableLine94600222317232">
                <table:table-cell table:style-name="SystemTypes.A1" office:value-type="string">
                  <text:p text:style-name="P104">EDN</text:p>
                </table:table-cell>
                <table:table-cell table:style-name="SystemTypes.A1" office:value-type="string">
                  <text:p text:style-name="P104">EDACS Narrow</text:p>
                </table:table-cell>
              </table:table-row>
              <table:table-row table:style-name="TableLine94600222318000">
                <table:table-cell table:style-name="SystemTypes.A1" office:value-type="string">
                  <text:p text:style-name="P104">MOTS</text:p>
                </table:table-cell>
                <table:table-cell table:style-name="SystemTypes.A1" office:value-type="string">
                  <text:p text:style-name="P104">Motorola Standard</text:p>
                </table:table-cell>
              </table:table-row>
              <table:table-row table:style-name="TableLine94600222318816">
                <table:table-cell table:style-name="SystemTypes.A1" office:value-type="string">
                  <text:p text:style-name="P104">MOTP</text:p>
                </table:table-cell>
                <table:table-cell table:style-name="SystemTypes.A1" office:value-type="string">
                  <text:p text:style-name="P104">Motorola Sprinter</text:p>
                </table:table-cell>
              </table:table-row>
              <table:table-row table:style-name="TableLine94600222319632">
                <table:table-cell table:style-name="SystemTypes.A1" office:value-type="string">
                  <text:p text:style-name="P104">MOTC</text:p>
                </table:table-cell>
                <table:table-cell table:style-name="SystemTypes.A1" office:value-type="string">
                  <text:p text:style-name="P104">Motorola Custom (Needs BPLAN record)</text:p>
                </table:table-cell>
              </table:table-row>
              <table:table-row table:style-name="TableLine94600222320640">
                <table:table-cell table:style-name="SystemTypes.A1" office:value-type="string">
                  <text:p text:style-name="P104">TRBO</text:p>
                </table:table-cell>
                <table:table-cell table:style-name="SystemTypes.A1" office:value-type="string">
                  <text:p text:style-name="P104">Motorola Turbo (DMR)</text:p>
                </table:table-cell>
              </table:table-row>
              <table:table-row table:style-name="TableLine94600222321456">
                <table:table-cell table:style-name="SystemTypes.A11" office:value-type="string">
                  <text:p text:style-name="P104">DMR</text:p>
                </table:table-cell>
                <table:table-cell table:style-name="SystemTypes.A1" office:value-type="string">
                  <text:p text:style-name="P104">Single channel DMR</text:p>
                </table:table-cell>
              </table:table-row>
              <table:table-row table:style-name="TableLine94600222322640">
                <table:table-cell table:style-name="SystemTypes.A11" office:value-type="string">
                  <text:p text:style-name="P104">P25S</text:p>
                </table:table-cell>
                <table:table-cell table:style-name="SystemTypes.A1" office:value-type="string">
                  <text:p text:style-name="P104">P25 standard (Phase I or II)</text:p>
                </table:table-cell>
              </table:table-row>
              <table:table-row table:style-name="TableLine94600222323456">
                <table:table-cell table:style-name="SystemTypes.A11" office:value-type="string">
                  <text:p text:style-name="P104">P25F</text:p>
                </table:table-cell>
                <table:table-cell table:style-name="SystemTypes.A1" office:value-type="string">
                  <text:p text:style-name="P104">P25 single channel</text:p>
                </table:table-cell>
              </table:table-row>
              <table:table-row table:style-name="TableLine94600222324272">
                <table:table-cell table:style-name="SystemTypes.A11" office:value-type="string">
                  <text:p text:style-name="P104">P25X</text:p>
                </table:table-cell>
                <table:table-cell table:style-name="SystemTypes.A1" office:value-type="string">
                  <text:p text:style-name="P104">P25 X2 TDMA (SDS100/SDS200 only)</text:p>
                </table:table-cell>
              </table:table-row>
              <table:table-row table:style-name="TableLine94600222325088">
                <table:table-cell table:style-name="SystemTypes.A1" office:value-type="string">
                  <text:p text:style-name="P104">NXDN</text:p>
                </table:table-cell>
                <table:table-cell table:style-name="SystemTypes.A1" office:value-type="string">
                  <text:p text:style-name="P104">NXDN (SDS100/SDS200 only)</text:p>
                </table:table-cell>
              </table:table-row>
              <table:table-row table:style-name="TableLine94600222325904">
                <table:table-cell table:style-name="SystemTypes.A1" office:value-type="string">
                  <text:p text:style-name="P104">NXDNS</text:p>
                </table:table-cell>
                <table:table-cell table:style-name="SystemTypes.A1" office:value-type="string">
                  <text:p text:style-name="P104">NXDN Single Channel (SDS100/SDS200 only)</text:p>
                </table:table-cell>
              </table:table-row>
            </table:table>
            <text:p text:style-name="P96"/>
          </table:table-cell>
        </table:table-row>
        <table:table-row table:style-name="Format3.7">
          <table:table-cell table:style-name="Format3.A2" office:value-type="string">
            <text:p text:style-name="P100">6</text:p>
          </table:table-cell>
          <table:table-cell table:style-name="Format3.A2" office:value-type="string">
            <text:p text:style-name="P105">flags</text:p>
            <text:p text:style-name="P106"/>
          </table:table-cell>
          <table:table-cell table:style-name="Format3.A2" office:value-type="string">
            <text:p text:style-name="P107">character</text:p>
          </table:table-cell>
          <table:table-cell table:style-name="Format3.D2" office:value-type="string">
            <text:p text:style-name="P107">Flags for the record. Each flag is a single character indicating a special characteristic of this record.<text:span text:style-name="T85"> Most of the flags affect Uniden Radios, and are not used by the RadioCtl GUI.</text:span></text:p>
            <text:p text:style-name="P108">Flag characters can be upper or lower case.</text:p>
            <text:p text:style-name="P169">For Format 4, the flag field is NOT used. Instead the individual key is specified<text:span text:style-name="T179"> as keyname=1 (where 'keyname' is the affected key).</text:span></text:p>
            <text:p text:style-name="P170">Valid flag characters are:</text:p>
            <table:table table:name="systemflags" table:style-name="systemflags">
              <table:table-column table:style-name="systemflags.A"/>
              <table:table-column table:style-name="systemflags.B"/>
              <table:table-column table:style-name="systemflags.C"/>
              <table:table-header-rows>
                <table:table-row table:style-name="TableLine94600222290432">
                  <table:table-cell table:style-name="systemflags.A1" office:value-type="string">
                    <text:p text:style-name="P75">character</text:p>
                  </table:table-cell>
                  <table:table-cell table:style-name="systemflags.A1" office:value-type="string">
                    <text:p text:style-name="P76">key</text:p>
                  </table:table-cell>
                  <table:table-cell table:style-name="systemflags.C1" office:value-type="string">
                    <text:p text:style-name="P75">meaning</text:p>
                  </table:table-cell>
                </table:table-row>
              </table:table-header-rows>
              <table:table-row table:style-name="TableLine94600222363040">
                <table:table-cell table:style-name="systemflags.A2" office:value-type="string">
                  <text:p text:style-name="P106">A</text:p>
                </table:table-cell>
                <table:table-cell table:style-name="systemflags.A2" office:value-type="string">
                  <text:p text:style-name="P163">atten</text:p>
                </table:table-cell>
                <table:table-cell table:style-name="systemflags.C2" office:value-type="string">
                  <text:p text:style-name="P109">Attenuation is on for this system<text:span text:style-name="T86">.</text:span></text:p>
                </table:table-cell>
              </table:table-row>
              <table:table-row table:style-name="TableLine94600222365104">
                <table:table-cell table:style-name="systemflags.A2" office:value-type="string">
                  <text:p text:style-name="P164">B</text:p>
                </table:table-cell>
                <table:table-cell table:style-name="systemflags.A2" office:value-type="string">
                  <text:p text:style-name="P164">bank_used</text:p>
                </table:table-cell>
                <table:table-cell table:style-name="systemflags.C2" office:value-type="string">
                  <text:p text:style-name="P164">For ICOM radios, The 'IGRP' field in the System or Group record determines group <text:s/>and the channel number in the FREQ record is the radio's channel.</text:p>
                </table:table-cell>
              </table:table-row>
              <table:table-row table:style-name="TableLine94600222365920">
                <table:table-cell table:style-name="systemflags.A2" office:value-type="string">
                  <text:p text:style-name="P108">C</text:p>
                </table:table-cell>
                <table:table-cell table:style-name="systemflags.A2" office:value-type="string">
                  <text:p text:style-name="P163">call</text:p>
                </table:table-cell>
                <table:table-cell table:style-name="systemflags.C2" office:value-type="string">
                  <text:p text:style-name="P108">I_Call enabled (BCD396 only)</text:p>
                </table:table-cell>
              </table:table-row>
              <table:table-row table:style-name="TableLine94600222366784">
                <table:table-cell table:style-name="systemflags.A2" office:value-type="string">
                  <text:p text:style-name="P110">F</text:p>
                </table:table-cell>
                <table:table-cell table:style-name="systemflags.A2" office:value-type="string">
                  <text:p text:style-name="P163">afs</text:p>
                </table:table-cell>
                <table:table-cell table:style-name="systemflags.C2" office:value-type="string">
                  <text:p text:style-name="P109">TGID format is AFS (nn-xxx)</text:p>
                </table:table-cell>
              </table:table-row>
              <table:table-row table:style-name="TableLine94600222367840">
                <table:table-cell table:style-name="systemflags.A2" office:value-type="string">
                  <text:p text:style-name="P108">H</text:p>
                </table:table-cell>
                <table:table-cell table:style-name="systemflags.A2" office:value-type="string">
                  <text:p text:style-name="P163">agc_digital</text:p>
                </table:table-cell>
                <table:table-cell table:style-name="systemflags.C2" office:value-type="string">
                  <text:p text:style-name="P109">AGC Digital is on</text:p>
                </table:table-cell>
              </table:table-row>
              <table:table-row table:style-name="TableLine94600222369040">
                <table:table-cell table:style-name="systemflags.A2" office:value-type="string">
                  <text:p text:style-name="P108">I</text:p>
                </table:table-cell>
                <table:table-cell table:style-name="systemflags.A2" office:value-type="string">
                  <text:p text:style-name="P208">id_search</text:p>
                </table:table-cell>
                <table:table-cell table:style-name="systemflags.C2" office:value-type="string">
                  <text:p text:style-name="P172">ID-Search is On</text:p>
                </table:table-cell>
              </table:table-row>
              <table:table-row table:style-name="TableLine94600222370016">
                <table:table-cell table:style-name="systemflags.A2" office:value-type="string">
                  <text:p text:style-name="P108">J</text:p>
                </table:table-cell>
                <table:table-cell table:style-name="systemflags.A2" office:value-type="string">
                  <text:p text:style-name="P163">agc_analog</text:p>
                </table:table-cell>
                <table:table-cell table:style-name="systemflags.C2" office:value-type="string">
                  <text:p text:style-name="P109">AGC Analog is on</text:p>
                </table:table-cell>
              </table:table-row>
              <table:table-row table:style-name="TableLine94600222370992">
                <table:table-cell table:style-name="systemflags.A2" office:value-type="string">
                  <text:p text:style-name="P110">K</text:p>
                </table:table-cell>
                <table:table-cell table:style-name="systemflags.A2" office:value-type="string">
                  <text:p text:style-name="P163">skip</text:p>
                </table:table-cell>
                <table:table-cell table:style-name="systemflags.C2" office:value-type="string">
                  <text:p text:style-name="P109">Data Skip is on<text:span text:style-name="T86">.</text:span><text:span text:style-name="T88"> (BCD396 only)</text:span></text:p>
                </table:table-cell>
              </table:table-row>
              <table:table-row table:style-name="TableLine94600222371888">
                <table:table-cell table:style-name="systemflags.A2" office:value-type="string">
                  <text:p text:style-name="P108">O</text:p>
                </table:table-cell>
                <table:table-cell table:style-name="systemflags.A2" office:value-type="string">
                  <text:p text:style-name="P163">c_ch</text:p>
                </table:table-cell>
                <table:table-cell table:style-name="systemflags.C2" office:value-type="string">
                  <text:p text:style-name="P108">Control Channel Only (BCD396 only)</text:p>
                </table:table-cell>
              </table:table-row>
              <table:table-row table:style-name="TableLine94600222372864">
                <table:table-cell table:style-name="systemflags.A2" office:value-type="string">
                  <text:p text:style-name="P154">Q</text:p>
                </table:table-cell>
                <table:table-cell table:style-name="systemflags.A2" office:value-type="string">
                  <text:p text:style-name="P163">qkeyon</text:p>
                </table:table-cell>
                <table:table-cell table:style-name="systemflags.C2" office:value-type="string">
                  <text:p text:style-name="P154">Turn on System quick key specified when writing to the radio. (BCD325P2 and BCD396 only). If set, any quick keys specified in SITE records for this system will also be turned on. </text:p>
                </table:table-cell>
              </table:table-row>
              <table:table-row table:style-name="TableLine94600222368576">
                <table:table-cell table:style-name="systemflags.A2" office:value-type="string">
                  <text:p text:style-name="P108">S</text:p>
                </table:table-cell>
                <table:table-cell table:style-name="systemflags.A2" office:value-type="string">
                  <text:p text:style-name="P163">s_bit</text:p>
                </table:table-cell>
                <table:table-cell table:style-name="systemflags.C2" office:value-type="string">
                  <text:p text:style-name="P108">Motorola status bit on</text:p>
                </table:table-cell>
              </table:table-row>
              <table:table-row table:style-name="TableLine94600222374544">
                <table:table-cell table:style-name="systemflags.A2" office:value-type="string">
                  <text:p text:style-name="P108">X</text:p>
                </table:table-cell>
                <table:table-cell table:style-name="systemflags.A2" office:value-type="string">
                  <text:p text:style-name="P163">moto_id</text:p>
                </table:table-cell>
                <table:table-cell table:style-name="systemflags.C2" office:value-type="string">
                  <text:p text:style-name="P108">P25 display in hex</text:p>
                </table:table-cell>
              </table:table-row>
            </table:table>
            <text:p text:style-name="P107"/>
          </table:table-cell>
        </table:table-row>
        <table:table-row table:style-name="Format3.8">
          <table:table-cell table:style-name="Format3.A2" office:value-type="string">
            <text:p text:style-name="P111">7</text:p>
          </table:table-cell>
          <table:table-cell table:style-name="Format3.A2" office:value-type="string">
            <text:p text:style-name="P112">dlyrsm</text:p>
          </table:table-cell>
          <table:table-cell table:style-name="Format3.A2" office:value-type="string">
            <text:p text:style-name="P112">integer</text:p>
          </table:table-cell>
          <table:table-cell table:style-name="Format3.D2" office:value-type="string">
            <text:p text:style-name="P112">Delay or Resume value. </text:p>
            <text:p text:style-name="P112">-10, -5 -2 indicates Resume.</text:p>
            <text:p text:style-name="P112">1 to 30 indicates delay.</text:p>
            <text:p text:style-name="P112">0 is off.</text:p>
          </table:table-cell>
        </table:table-row>
        <text:soft-page-break/>
        <table:table-row table:style-name="Format3.9">
          <table:table-cell table:style-name="Format3.A2" office:value-type="string">
            <text:p text:style-name="P113">8</text:p>
          </table:table-cell>
          <table:table-cell table:style-name="Format3.A2" office:value-type="string">
            <text:p text:style-name="P96">qkey</text:p>
          </table:table-cell>
          <table:table-cell table:style-name="Format3.A2" office:value-type="string">
            <text:p text:style-name="P90">integer</text:p>
          </table:table-cell>
          <table:table-cell table:style-name="Format3.D2" office:value-type="string">
            <text:p text:style-name="P96"><text:span text:style-name="T89">The </text:span>two digit system quick-key for Uniden radios.</text:p>
            <text:p text:style-name="P156">A value is required in this field if this is a conventional system type. </text:p>
            <text:p text:style-name="P96"><text:span text:style-name="T90">NOTE: </text:span><text:span text:style-name="T91">For Trunked systems, the </text:span><text:span text:style-name="T90">BCD325P2 </text:span><text:span text:style-name="T91">&amp; BCD325 </text:span><text:span text:style-name="T90">use the quick</text:span><text:span text:style-name="T91">-</text:span><text:span text:style-name="T90">key from the </text:span><text:span text:style-name="T10">SITE </text:span><text:span text:style-name="T90">record rather than the </text:span><text:span text:style-name="T10">SYSTEM</text:span><text:span text:style-name="T90"> record</text:span><text:span text:style-name="T91"> internally. </text:span></text:p>
            <text:p text:style-name="P114">However, the quick-key should ALWAYS be included in the system record, as the SDS100 &amp; SDS200 WILL utilize the SYSTEM record rather than the SITE record. </text:p>
          </table:table-cell>
        </table:table-row>
        <table:table-row table:style-name="Format3.10">
          <table:table-cell table:style-name="Format3.A2" office:value-type="string">
            <text:p text:style-name="P113">9</text:p>
          </table:table-cell>
          <table:table-cell table:style-name="Format3.A2" office:value-type="string">
            <text:p text:style-name="P96">hld</text:p>
          </table:table-cell>
          <table:table-cell table:style-name="Format3.A2" office:value-type="string">
            <text:p text:style-name="P90">integer</text:p>
          </table:table-cell>
          <table:table-cell table:style-name="Format3.D2" office:value-type="string">
            <text:p text:style-name="P96"><text:span text:style-name="T89">The </text:span>time to hold on this system<text:span text:style-name="T92"> (0-255)</text:span>. </text:p>
          </table:table-cell>
        </table:table-row>
        <table:table-row table:style-name="Format3.11">
          <table:table-cell table:style-name="Format3.A2" office:value-type="string">
            <text:p text:style-name="P116">1<text:span text:style-name="T78">0</text:span></text:p>
          </table:table-cell>
          <table:table-cell table:style-name="Format3.A2" office:value-type="string">
            <text:p text:style-name="P117">tag</text:p>
          </table:table-cell>
          <table:table-cell table:style-name="Format3.A2" office:value-type="string">
            <text:p text:style-name="P117">integer</text:p>
          </table:table-cell>
          <table:table-cell table:style-name="Format3.D2" office:value-type="string">
            <text:p text:style-name="P117">User defined tag (0-999). Only the BCD396 recognizes tags &gt; 99. For all other radios, if the tag is &gt; 99, 100 will be subtracted.</text:p>
          </table:table-cell>
        </table:table-row>
        <table:table-row table:style-name="Format3.12">
          <table:table-cell table:style-name="Format3.A2" office:value-type="string">
            <text:p text:style-name="P118">1<text:span text:style-name="T93">1</text:span></text:p>
          </table:table-cell>
          <table:table-cell table:style-name="Format3.A2" office:value-type="string">
            <text:p text:style-name="P118">igrp</text:p>
          </table:table-cell>
          <table:table-cell table:style-name="Format3.A2" office:value-type="string">
            <text:p text:style-name="P118">integer</text:p>
          </table:table-cell>
          <table:table-cell table:style-name="Format3.D2" office:value-type="string">
            <text:p text:style-name="P118"><text:span text:style-name="T179">G</text:span>roup number<text:span text:style-name="T179"> for non-Uniden radios.</text:span> If this field is not blank, -1, '.' or '-', all frequencies that are for this system will be assigned to t<text:span text:style-name="T94">he specified group number</text:span><text:span text:style-name="T179"> if the radio supports it.</text:span></text:p>
          </table:table-cell>
        </table:table-row>
        <table:table-row table:style-name="Format3.13">
          <table:table-cell table:style-name="Format3.A2" office:value-type="string">
            <text:p text:style-name="P119">1<text:span text:style-name="T93">2</text:span></text:p>
          </table:table-cell>
          <table:table-cell table:style-name="Format3.A2" office:value-type="string">
            <text:p text:style-name="P119">(reserved)</text:p>
          </table:table-cell>
          <table:table-cell table:style-name="Format3.A2" office:value-type="string">
            <text:p text:style-name="P119">-</text:p>
          </table:table-cell>
          <table:table-cell table:style-name="Format3.D2" office:value-type="string">
            <text:p text:style-name="P119">Reserved for future changes.</text:p>
          </table:table-cell>
        </table:table-row>
        <table:table-row table:style-name="Format3.14">
          <table:table-cell table:style-name="Format3.A2" office:value-type="string">
            <text:p text:style-name="P100">1<text:span text:style-name="T93">3</text:span></text:p>
          </table:table-cell>
          <table:table-cell table:style-name="Format3.A2" office:value-type="string">
            <text:p text:style-name="P120">P25wait</text:p>
          </table:table-cell>
          <table:table-cell table:style-name="Format3.A2" office:value-type="string">
            <text:p text:style-name="P120">integer</text:p>
          </table:table-cell>
          <table:table-cell table:style-name="Format3.D2" office:value-type="string">
            <text:p text:style-name="P120">Time to wait in ms for a P25 decode. The value must be in increments of 100.<text:span text:style-name="T155"> Recommended value is 400 for Digital Voice Systems (P25/DMR/Turbo)</text:span></text:p>
            <text:p text:style-name="P157">NOTE: If P25wait is set to 0 for a digital system, the scanner MAY not stop on transmissions. </text:p>
          </table:table-cell>
        </table:table-row>
        <table:table-row table:style-name="Format3.15">
          <table:table-cell table:style-name="Format3.A2" office:value-type="string">
            <text:p text:style-name="P100">1<text:span text:style-name="T93">4</text:span></text:p>
          </table:table-cell>
          <table:table-cell table:style-name="Format3.A2" office:value-type="string">
            <text:p text:style-name="P120">p25mode</text:p>
          </table:table-cell>
          <table:table-cell table:style-name="Format3.A2" office:value-type="string">
            <text:p text:style-name="P120">string</text:p>
          </table:table-cell>
          <table:table-cell table:style-name="Format3.D2" office:value-type="string">
            <text:p text:style-name="P120">P25 'digital squelch' mode. Values are 'Auto', "Manual', 'Default'</text:p>
          </table:table-cell>
        </table:table-row>
        <table:table-row table:style-name="Format3.16">
          <table:table-cell table:style-name="Format3.A2" office:value-type="string">
            <text:p text:style-name="P121">1<text:span text:style-name="T93">5</text:span></text:p>
          </table:table-cell>
          <table:table-cell table:style-name="Format3.A2" office:value-type="string">
            <text:p text:style-name="P120">P25lvl</text:p>
          </table:table-cell>
          <table:table-cell table:style-name="Format3.A2" office:value-type="string">
            <text:p text:style-name="P90">integer</text:p>
          </table:table-cell>
          <table:table-cell table:style-name="Format3.D2" office:value-type="string">
            <text:p text:style-name="P120">P25 'Digital Squelch' level. Values are 0-63. For the SDS200, the value must be &gt; 5</text:p>
          </table:table-cell>
        </table:table-row>
        <table:table-row table:style-name="Format3.17">
          <table:table-cell table:style-name="Format3.A2" office:value-type="string">
            <text:p text:style-name="P121">1<text:span text:style-name="T93">6</text:span></text:p>
          </table:table-cell>
          <table:table-cell table:style-name="Format3.A2" office:value-type="string">
            <text:p text:style-name="P121">p25<text:span text:style-name="T95">nac</text:span></text:p>
          </table:table-cell>
          <table:table-cell table:style-name="Format3.A2" office:value-type="string">
            <text:p text:style-name="P120">string</text:p>
          </table:table-cell>
          <table:table-cell table:style-name="Format3.D2" office:value-type="string">
            <text:p text:style-name="P120">NAC code for P25 <text:span text:style-name="T93">Trunked </text:span>systems<text:span text:style-name="T93"> </text:span></text:p>
          </table:table-cell>
        </table:table-row>
        <table:table-row table:style-name="Format3.18">
          <table:table-cell table:style-name="Format3.A2" office:value-type="string">
            <text:p text:style-name="P96">1<text:span text:style-name="T94">7</text:span></text:p>
          </table:table-cell>
          <table:table-cell table:style-name="Format3.A2" office:value-type="string">
            <text:p text:style-name="P121">al<text:span text:style-name="T96">_ton</text:span></text:p>
          </table:table-cell>
          <table:table-cell table:style-name="Format3.A2" office:value-type="string">
            <text:p text:style-name="P90">integer</text:p>
          </table:table-cell>
          <table:table-cell table:style-name="Format3.D2" office:value-type="string">
            <text:p text:style-name="P121"><text:span text:style-name="T96">Emergency a</text:span>lert tone number<text:span text:style-name="T96">. 0-9 or Off</text:span></text:p>
            <text:p text:style-name="P123">Trunked systems only</text:p>
          </table:table-cell>
        </table:table-row>
        <table:table-row table:style-name="Format3.19">
          <table:table-cell table:style-name="Format3.A2" office:value-type="string">
            <text:p text:style-name="P120">1<text:span text:style-name="T94">8</text:span></text:p>
          </table:table-cell>
          <table:table-cell table:style-name="Format3.A2" office:value-type="string">
            <text:p text:style-name="P121">al<text:span text:style-name="T96">_lvl</text:span></text:p>
          </table:table-cell>
          <table:table-cell table:style-name="Format3.A2" office:value-type="string">
            <text:p text:style-name="P90">integer</text:p>
          </table:table-cell>
          <table:table-cell table:style-name="Format3.D2" office:value-type="string">
            <text:p text:style-name="P96"><text:span text:style-name="T96">Emergency a</text:span><text:span text:style-name="T85">lert tone volume 0-15</text:span></text:p>
            <text:p text:style-name="P123">SDS100/SDS200 also allows 'Auto'</text:p>
            <text:p text:style-name="P123">Trunked systems only</text:p>
          </table:table-cell>
        </table:table-row>
        <table:table-row table:style-name="Format3.20">
          <table:table-cell table:style-name="Format3.A2" office:value-type="string">
            <text:p text:style-name="P113">1<text:span text:style-name="T94">9</text:span></text:p>
          </table:table-cell>
          <table:table-cell table:style-name="Format3.A2" office:value-type="string">
            <text:p text:style-name="P121">al<text:span text:style-name="T80">_col</text:span></text:p>
          </table:table-cell>
          <table:table-cell table:style-name="Format3.A2" office:value-type="string">
            <text:p text:style-name="P124">string</text:p>
          </table:table-cell>
          <table:table-cell table:style-name="Format3.D2" office:value-type="string">
            <text:p text:style-name="P96"><text:span text:style-name="T96">Emergency Alert </text:span><text:span text:style-name="T85">Color</text:span><text:span text:style-name="T89">. Valid values are </text:span><text:span text:style-name="T38">OFF</text:span><text:span text:style-name="T39">,</text:span><text:span text:style-name="T40"> </text:span><text:span text:style-name="T38">RED</text:span><text:span text:style-name="T85">.</text:span></text:p>
            <text:p text:style-name="P123">SDS100/SDS200 also allow colors <text:span text:style-name="T32">G</text:span><text:span text:style-name="T41">REEN</text:span><text:span text:style-name="T32">,</text:span><text:span text:style-name="T41"> </text:span><text:span text:style-name="T32">B</text:span><text:span text:style-name="T41">LUE</text:span>,<text:span text:style-name="T80"> </text:span><text:span text:style-name="T41">MAGENTA, CYAN, YELLOW &amp; WHITE</text:span></text:p>
            <text:p text:style-name="P88">Trunked systems only</text:p>
          </table:table-cell>
        </table:table-row>
        <table:table-row table:style-name="Format3.21">
          <table:table-cell table:style-name="Format3.A2" office:value-type="string">
            <text:p text:style-name="P119">20</text:p>
          </table:table-cell>
          <table:table-cell table:style-name="Format3.A2" office:value-type="string">
            <text:p text:style-name="P121">al_pat</text:p>
          </table:table-cell>
          <table:table-cell table:style-name="Format3.A2" office:value-type="string">
            <text:p text:style-name="P90">integer</text:p>
          </table:table-cell>
          <table:table-cell table:style-name="Format3.D2" office:value-type="string">
            <text:p text:style-name="P96"><text:span text:style-name="T80">Emergency alert p</text:span><text:span text:style-name="T85">attern</text:span><text:span text:style-name="T80">. Valid values are </text:span><text:span text:style-name="T41">ON, FAST, SLOW</text:span> </text:p>
            <text:p text:style-name="P125">Trunked systems only</text:p>
          </table:table-cell>
        </table:table-row>
        <table:table-row table:style-name="Format3.22">
          <table:table-cell table:style-name="Format3.A2" office:value-type="string">
            <text:p text:style-name="P119">21</text:p>
          </table:table-cell>
          <table:table-cell table:style-name="Format3.A2" office:value-type="string">
            <text:p text:style-name="P120">end_code</text:p>
          </table:table-cell>
          <table:table-cell table:style-name="Format3.A2" office:value-type="string">
            <text:p text:style-name="P120">string</text:p>
          </table:table-cell>
          <table:table-cell table:style-name="Format3.D2" office:value-type="string">
            <text:p text:style-name="P120">'Analog','Digital','A+D','Ignore'</text:p>
          </table:table-cell>
        </table:table-row>
        <table:table-row table:style-name="Format3.23">
          <table:table-cell table:style-name="Format3.A2" office:value-type="string">
            <text:p text:style-name="P116">2<text:span text:style-name="T94">2</text:span></text:p>
          </table:table-cell>
          <table:table-cell table:style-name="Format3.A2" office:value-type="string">
            <text:p text:style-name="P121">fleetmap</text:p>
          </table:table-cell>
          <table:table-cell table:style-name="Format3.A2" office:value-type="string">
            <text:p text:style-name="P121">bitstring</text:p>
          </table:table-cell>
          <table:table-cell table:style-name="Format3.D2" office:value-type="string">
            <text:p text:style-name="P121">Motorola Fleet Map. </text:p>
          </table:table-cell>
        </table:table-row>
        <table:table-row table:style-name="Format3.24">
          <table:table-cell table:style-name="Format3.A2" office:value-type="string">
            <text:p text:style-name="P100">2<text:span text:style-name="T94">3</text:span></text:p>
          </table:table-cell>
          <table:table-cell table:style-name="Format3.A2" office:value-type="string">
            <text:p text:style-name="P121">custmap</text:p>
          </table:table-cell>
          <table:table-cell table:style-name="Format3.A2" office:value-type="string">
            <text:p text:style-name="P121">bitstring</text:p>
          </table:table-cell>
          <table:table-cell table:style-name="Format3.D2" office:value-type="string">
            <text:p text:style-name="P121">Motorola custom map. </text:p>
          </table:table-cell>
        </table:table-row>
        <table:table-row table:style-name="Format3.25">
          <table:table-cell table:style-name="Format3.A2" office:value-type="string">
            <text:p text:style-name="P121">2<text:span text:style-name="T94">4</text:span></text:p>
          </table:table-cell>
          <table:table-cell table:style-name="Format3.A2" office:value-type="string">
            <text:p text:style-name="P107">block_addr</text:p>
          </table:table-cell>
          <table:table-cell table:style-name="Format3.A2" office:value-type="string">
            <text:p text:style-name="P90">integer</text:p>
          </table:table-cell>
          <table:table-cell table:style-name="Format3.D2" office:value-type="string">
            <text:p text:style-name="P107">Internal address of the S<text:span text:style-name="T85">IN</text:span> block in the radio.<text:span text:style-name="T89"> Depending on the operation, this field may or may not be used.</text:span></text:p>
          </table:table-cell>
        </table:table-row>
      </table:table>
      <text:p text:style-name="P8"/>
      <text:h text:style-name="P267" text:outline-level="3"><text:bookmark-start text:name="__RefHeading___Toc4324_371593118"/>S<text:span text:style-name="T97">ITE</text:span> Records<text:bookmark-end text:name="__RefHeading___Toc4324_371593118"/></text:h>
      <text:p text:style-name="P33">Site records contain information on a specific trunked system location. <text:span text:style-name="T98">Site </text:span>records <text:span text:style-name="T98">currently </text:span>are <text:span text:style-name="T98">only</text:span> used by Unden Dynamic Radios. <text:s/></text:p>
      <text:p text:style-name="P18"><text:soft-page-break/>A<text:span text:style-name="T71">ny</text:span> <text:span text:style-name="T2">SITE</text:span> <text:s/>records <text:span text:style-name="T71">that do not reference a valid</text:span> <text:span text:style-name="T2">SYSTEM</text:span> record<text:span text:style-name="T71">, will be marked as orphans. Any </text:span><text:span text:style-name="T8">TFREQ</text:span><text:span text:style-name="T71"> </text:span><text:span text:style-name="T99">or </text:span><text:span text:style-name="T11">BPLAN</text:span><text:span text:style-name="T99"> </text:span><text:span text:style-name="T71">records that reference orphaned </text:span><text:span text:style-name="T8">SITE</text:span><text:span text:style-name="T71"> record will also be marked as orphans. </text:span><text:s/></text:p>
      <text:p text:style-name="P25">Since site records are used exclusively for Uniden radios, ALL fields used by Uniden radios are defined for the input record.</text:p>
      <text:p text:style-name="P33">Site records are NOT processed by the GUI version of RadioCtl.</text:p>
      <text:p text:style-name="P7"/>
      <text:p text:style-name="P248">Table <text:sequence text:ref-name="refTable3" text:name="Table" text:formula="ooow:Table+1" style:num-format="1">4</text:sequence>: S<text:span text:style-name="T75">ITE</text:span> Record<text:span text:style-name="T100"> Fields</text:span></text:p>
      <table:table table:name="SiteRecord" table:style-name="SiteRecord">
        <table:table-column table:style-name="SiteRecord.A"/>
        <table:table-column table:style-name="SiteRecord.B"/>
        <table:table-column table:style-name="SiteRecord.C"/>
        <table:table-column table:style-name="SiteRecord.D"/>
        <table:table-header-rows>
          <table:table-row table:style-name="TableLine94600222274352">
            <table:table-cell table:style-name="SiteRecord.A1" office:value-type="string">
              <text:p text:style-name="P70">position</text:p>
            </table:table-cell>
            <table:table-cell table:style-name="SiteRecord.A1" office:value-type="string">
              <text:p text:style-name="P70">key</text:p>
            </table:table-cell>
            <table:table-cell table:style-name="SiteRecord.A1" office:value-type="string">
              <text:p text:style-name="P71">type</text:p>
            </table:table-cell>
            <table:table-cell table:style-name="SiteRecord.D1" office:value-type="string">
              <text:p text:style-name="P70">description</text:p>
            </table:table-cell>
          </table:table-row>
        </table:table-header-rows>
        <table:table-row table:style-name="TableLine94600222570464">
          <table:table-cell table:style-name="SiteRecord.A2" office:value-type="string">
            <text:p text:style-name="P126">1</text:p>
          </table:table-cell>
          <table:table-cell table:style-name="SiteRecord.A2" office:value-type="string">
            <text:p text:style-name="P94">rectype</text:p>
          </table:table-cell>
          <table:table-cell table:style-name="SiteRecord.A2" office:value-type="string">
            <text:p text:style-name="P96">string</text:p>
          </table:table-cell>
          <table:table-cell table:style-name="SiteRecord.D2" office:value-type="string">
            <text:p text:style-name="P94">Record type. <text:span text:style-name="T82">(</text:span><text:span text:style-name="T2">S</text:span><text:span text:style-name="T12">ITE</text:span><text:span text:style-name="T9">)</text:span></text:p>
            <text:p text:style-name="P128">Information for Trunking transmission sites.</text:p>
          </table:table-cell>
        </table:table-row>
        <table:table-row table:style-name="TableLine94600222572848">
          <table:table-cell table:style-name="SiteRecord.A2" office:value-type="string">
            <text:p text:style-name="P129">2</text:p>
          </table:table-cell>
          <table:table-cell table:style-name="SiteRecord.A2" office:value-type="string">
            <text:p text:style-name="P100">index</text:p>
          </table:table-cell>
          <table:table-cell table:style-name="SiteRecord.A2" office:value-type="string">
            <text:p text:style-name="P90">integer</text:p>
          </table:table-cell>
          <table:table-cell table:style-name="SiteRecord.D2" office:value-type="string">
            <text:p text:style-name="P100">S<text:span text:style-name="T83">ite</text:span> number index<text:span text:style-name="T83">. This number MUST be unique for all</text:span><text:span text:style-name="T13"> SITE</text:span><text:span text:style-name="T83"> records in the file, and must be greater than 0.</text:span></text:p>
            <text:p text:style-name="P130">If this index is 0, then this record will <text:span text:style-name="T84">discarded.</text:span></text:p>
          </table:table-cell>
        </table:table-row>
        <table:table-row table:style-name="TableLine94600222573776">
          <table:table-cell table:style-name="SiteRecord.A2" office:value-type="string">
            <text:p text:style-name="P129">3</text:p>
          </table:table-cell>
          <table:table-cell table:style-name="SiteRecord.A2" office:value-type="string">
            <text:p text:style-name="P131">Service</text:p>
          </table:table-cell>
          <table:table-cell table:style-name="SiteRecord.A2" office:value-type="string">
            <text:p text:style-name="P131">string</text:p>
          </table:table-cell>
          <table:table-cell table:style-name="SiteRecord.D2" office:value-type="string">
            <text:p text:style-name="P133">Description of the Site. Uniden radios limit this to 1<text:span text:style-name="T101">6</text:span> characters<text:span text:style-name="T101">.</text:span></text:p>
            <text:p text:style-name="P134">NOTE: Site Service strings will be displayed on the radio rather than the SYSTEM service string.</text:p>
          </table:table-cell>
        </table:table-row>
        <table:table-row table:style-name="TableLine94600222574752">
          <table:table-cell table:style-name="SiteRecord.A2" office:value-type="string">
            <text:p text:style-name="P129">4</text:p>
          </table:table-cell>
          <table:table-cell table:style-name="SiteRecord.A2" office:value-type="string">
            <text:p text:style-name="P131">Valid</text:p>
          </table:table-cell>
          <table:table-cell table:style-name="SiteRecord.A2" office:value-type="string">
            <text:p text:style-name="P131"><text:span text:style-name="T102">b</text:span>inary</text:p>
          </table:table-cell>
          <table:table-cell table:style-name="SiteRecord.D2" office:value-type="string">
            <text:p text:style-name="P100">If TRUE, the site will NOT be locked out.</text:p>
          </table:table-cell>
        </table:table-row>
        <table:table-row table:style-name="TableLine94600222575952">
          <table:table-cell table:style-name="SiteRecord.A2" office:value-type="string">
            <text:p text:style-name="P129">5</text:p>
          </table:table-cell>
          <table:table-cell table:style-name="SiteRecord.A2" office:value-type="string">
            <text:p text:style-name="P131">sysno</text:p>
          </table:table-cell>
          <table:table-cell table:style-name="SiteRecord.A2" office:value-type="string">
            <text:p text:style-name="P90">integer</text:p>
          </table:table-cell>
          <table:table-cell table:style-name="SiteRecord.D2" office:value-type="string">
            <text:p text:style-name="P100">System index number <text:span text:style-name="T103">reference </text:span>that this SITE <text:span text:style-name="T103">is associated with. If this value is 0, or references a non-existent system number, then this record will be treated as an orphan, and any </text:span><text:span text:style-name="T14">TFREQ</text:span><text:span text:style-name="T103"> </text:span><text:span text:style-name="T99">or </text:span><text:span text:style-name="T11">BPLAN</text:span><text:span text:style-name="T99"> </text:span><text:span text:style-name="T103">records that reference it will also be considered orphaned.</text:span></text:p>
          </table:table-cell>
        </table:table-row>
        <table:table-row table:style-name="TableLine94600222576832">
          <table:table-cell table:style-name="SiteRecord.A2" office:value-type="string">
            <text:p text:style-name="P135">6</text:p>
          </table:table-cell>
          <table:table-cell table:style-name="SiteRecord.A2" office:value-type="string">
            <text:p text:style-name="P131">qkey</text:p>
          </table:table-cell>
          <table:table-cell table:style-name="SiteRecord.A2" office:value-type="string">
            <text:p text:style-name="P90">integer</text:p>
          </table:table-cell>
          <table:table-cell table:style-name="SiteRecord.D2" office:value-type="string">
            <text:p text:style-name="P98">Uniden QuickKey for this site.<text:span text:style-name="T104"> </text:span></text:p>
            <text:p text:style-name="P115">For BCD325P2 &amp; BCD396, This quick-key setting will override what is set in the SYSTEM record.<text:span text:style-name="T153"> </text:span></text:p>
            <text:p text:style-name="P155">When reading from the BCD325P2: The first non-locked out site with a quick-key defined, will set the SYSTEM quick-key to this value. </text:p>
            <text:p text:style-name="P155">When writing to the BCD325P2: If the 'Q' flag is set in the SYSTEM record for this SITE, the quick-key will be turned on in the radio.</text:p>
            <text:p text:style-name="P114">For SDS100 &amp; SDS200, if there is no quick-key specified in the System record, the first SITE record defined will determine the SYSTEM quick-key. Site quick-keys for SDS radios are NOT set. This is done as quick-keys for SITE records in the SDS radios are considered DEPT quick-keys, rather than SYSTEM quick-keys.</text:p>
          </table:table-cell>
        </table:table-row>
        <table:table-row table:style-name="SiteRecord.8">
          <table:table-cell table:style-name="SiteRecord.A2" office:value-type="string">
            <text:p text:style-name="P135">7</text:p>
          </table:table-cell>
          <table:table-cell table:style-name="SiteRecord.A2" office:value-type="string">
            <text:p text:style-name="P131">hld</text:p>
          </table:table-cell>
          <table:table-cell table:style-name="SiteRecord.A2" office:value-type="string">
            <text:p text:style-name="P90">integer</text:p>
          </table:table-cell>
          <table:table-cell table:style-name="SiteRecord.D2" office:value-type="string">
            <text:p text:style-name="P98">Time in seconds to hold on this site when scanning.</text:p>
          </table:table-cell>
        </table:table-row>
        <table:table-row table:style-name="TableLine94600222578688">
          <table:table-cell table:style-name="SiteRecord.A2" office:value-type="string">
            <text:p text:style-name="P135">8</text:p>
          </table:table-cell>
          <table:table-cell table:style-name="SiteRecord.A2" office:value-type="string">
            <text:p text:style-name="P136">flags</text:p>
          </table:table-cell>
          <table:table-cell table:style-name="SiteRecord.A2" office:value-type="string">
            <text:p text:style-name="P136">characters</text:p>
          </table:table-cell>
          <table:table-cell table:style-name="SiteRecord.D2" office:value-type="string">
            <text:p text:style-name="P107">Flags for the record. Each flag is a single character indicating a special characteristic of this record.<text:span text:style-name="T85"> Most of the flags affect Uniden Radios, and are not used by the RadioCtl GUI.</text:span></text:p>
            <text:p text:style-name="P108">Flag characters can be upper or lower case.</text:p>
            <text:p text:style-name="P169">For Format 4, the flag field is NOT used. Instead the individual key is specified.</text:p>
            <text:p text:style-name="P169"/>
            <text:p text:style-name="P136">Valid Flag Characters are:</text:p>
            <table:table table:name="SiteFlags" table:style-name="SiteFlags">
              <table:table-column table:style-name="SiteFlags.A"/>
              <table:table-column table:style-name="SiteFlags.B"/>
              <table:table-header-rows>
                <table:table-row table:style-name="TableLine94600221789760">
                  <table:table-cell table:style-name="SiteFlags.A1" office:value-type="string">
                    <text:p text:style-name="P75"><text:soft-page-break/>character</text:p>
                  </table:table-cell>
                  <table:table-cell table:style-name="SiteFlags.A1" office:value-type="string">
                    <text:p text:style-name="P75">meaning</text:p>
                  </table:table-cell>
                </table:table-row>
              </table:table-header-rows>
              <table:table-row table:style-name="TableLine94600222522944">
                <table:table-cell table:style-name="SiteFlags.A1" office:value-type="string">
                  <text:p text:style-name="P214">A</text:p>
                </table:table-cell>
                <table:table-cell table:style-name="SiteFlags.A1" office:value-type="string">
                  <text:p text:style-name="P109">Attenuation is on for this s<text:span text:style-name="T105">ite</text:span><text:span text:style-name="T86">.</text:span></text:p>
                  <text:p text:style-name="P171"><text:span text:style-name="T87">For Format 4, </text:span><text:span text:style-name="T35">A</text:span><text:span text:style-name="T36">TTEN=</text:span><text:span text:style-name="T37">1</text:span></text:p>
                </table:table-cell>
              </table:table-row>
              <table:table-row table:style-name="TableLine94600222523648">
                <table:table-cell table:style-name="SiteFlags.A1" office:value-type="string">
                  <text:p text:style-name="P214">O</text:p>
                </table:table-cell>
                <table:table-cell table:style-name="SiteFlags.A1" office:value-type="string">
                  <text:p text:style-name="P214">Control Channel Only<text:span text:style-name="T105"> (BCD325P2 only)</text:span></text:p>
                  <text:p text:style-name="P215">For Format 4, C_CH=1</text:p>
                </table:table-cell>
              </table:table-row>
              <table:table-row table:style-name="SiteFlags.4">
                <table:table-cell table:style-name="SiteFlags.A1" office:value-type="string">
                  <text:p text:style-name="P216">Z</text:p>
                </table:table-cell>
                <table:table-cell table:style-name="SiteFlags.A1" office:value-type="string">
                  <text:p text:style-name="P215">Enable GPS (BCD325P2 only)</text:p>
                  <text:p text:style-name="P215">For Format 4, GPS=1</text:p>
                </table:table-cell>
              </table:table-row>
            </table:table>
            <text:p text:style-name="P213"/>
          </table:table-cell>
        </table:table-row>
        <table:table-row table:style-name="TableLine94600222575408">
          <table:table-cell table:style-name="SiteRecord.A2" office:value-type="string">
            <text:p text:style-name="P135">9</text:p>
          </table:table-cell>
          <table:table-cell table:style-name="SiteRecord.A2" office:value-type="string">
            <text:p text:style-name="P131">mode</text:p>
          </table:table-cell>
          <table:table-cell table:style-name="SiteRecord.A2" office:value-type="string">
            <text:p text:style-name="P90">mode</text:p>
          </table:table-cell>
          <table:table-cell table:style-name="SiteRecord.D2" office:value-type="string">
            <text:p text:style-name="P98">Modulation.<text:span text:style-name="T97"> Valid values are </text:span><text:span text:style-name="T42">AUTO</text:span><text:span text:style-name="T97">, </text:span><text:span text:style-name="T42">FM</text:span><text:span text:style-name="T43">n</text:span><text:span text:style-name="T97">, </text:span><text:span text:style-name="T43">FMun</text:span></text:p>
          </table:table-cell>
        </table:table-row>
        <table:table-row table:style-name="TableLine94600222580272">
          <table:table-cell table:style-name="SiteRecord.A2" office:value-type="string">
            <text:p text:style-name="P137">1<text:span text:style-name="T99">0</text:span></text:p>
          </table:table-cell>
          <table:table-cell table:style-name="SiteRecord.A2" office:value-type="string">
            <text:p text:style-name="P136">latitude</text:p>
          </table:table-cell>
          <table:table-cell table:style-name="SiteRecord.A2" office:value-type="string">
            <text:p text:style-name="P136">number</text:p>
          </table:table-cell>
          <table:table-cell table:style-name="SiteRecord.D2" office:value-type="string">
            <text:p text:style-name="P136">Latitude of the site<text:span text:style-name="T105">. Decimal number</text:span></text:p>
          </table:table-cell>
        </table:table-row>
        <table:table-row table:style-name="TableLine94600222581280">
          <table:table-cell table:style-name="SiteRecord.A2" office:value-type="string">
            <text:p text:style-name="P126">1<text:span text:style-name="T99">1</text:span></text:p>
          </table:table-cell>
          <table:table-cell table:style-name="SiteRecord.A2" office:value-type="string">
            <text:p text:style-name="P131">longitude </text:p>
          </table:table-cell>
          <table:table-cell table:style-name="SiteRecord.A2" office:value-type="string">
            <text:p text:style-name="P131">number</text:p>
          </table:table-cell>
          <table:table-cell table:style-name="SiteRecord.D2" office:value-type="string">
            <text:p text:style-name="P98">Longitude of the site.<text:span text:style-name="T105"> Decimal number</text:span></text:p>
          </table:table-cell>
        </table:table-row>
        <table:table-row table:style-name="TableLine94600222582368">
          <table:table-cell table:style-name="SiteRecord.A2" office:value-type="string">
            <text:p text:style-name="P126">1<text:span text:style-name="T99">2</text:span></text:p>
          </table:table-cell>
          <table:table-cell table:style-name="SiteRecord.A2" office:value-type="string">
            <text:p text:style-name="P121">range <text:s text:c="4"/></text:p>
          </table:table-cell>
          <table:table-cell table:style-name="SiteRecord.A2" office:value-type="string">
            <text:p text:style-name="P90">number </text:p>
          </table:table-cell>
          <table:table-cell table:style-name="SiteRecord.D2" office:value-type="string">
            <text:p text:style-name="P121">Number of mil<text:span text:style-name="T97">es for th</text:span>e<text:span text:style-name="T97"> range</text:span><text:span text:style-name="T105">. Decimal number.</text:span><text:span text:style-name="T97"> (SDS200 only)</text:span></text:p>
          </table:table-cell>
        </table:table-row>
        <table:table-row table:style-name="TableLine94600222583456">
          <table:table-cell table:style-name="SiteRecord.A2" office:value-type="string">
            <text:p text:style-name="P126">1<text:span text:style-name="T99">3</text:span></text:p>
          </table:table-cell>
          <table:table-cell table:style-name="SiteRecord.A2" office:value-type="string">
            <text:p text:style-name="P120">P25wait</text:p>
          </table:table-cell>
          <table:table-cell table:style-name="SiteRecord.A2" office:value-type="string">
            <text:p text:style-name="P120">integer</text:p>
          </table:table-cell>
          <table:table-cell table:style-name="SiteRecord.D2" office:value-type="string">
            <text:p text:style-name="P120">Time to wait in ms for a P25 decode. The value must be in increments of 100.</text:p>
          </table:table-cell>
        </table:table-row>
        <table:table-row table:style-name="TableLine94600222584544">
          <table:table-cell table:style-name="SiteRecord.A2" office:value-type="string">
            <text:p text:style-name="P126">1<text:span text:style-name="T99">4</text:span></text:p>
          </table:table-cell>
          <table:table-cell table:style-name="SiteRecord.A2" office:value-type="string">
            <text:p text:style-name="P120">p25mode</text:p>
          </table:table-cell>
          <table:table-cell table:style-name="SiteRecord.A2" office:value-type="string">
            <text:p text:style-name="P120">string</text:p>
          </table:table-cell>
          <table:table-cell table:style-name="SiteRecord.D2" office:value-type="string">
            <text:p text:style-name="P120">P25 'digital squelch' mode. Values are 'Auto', "Manual', 'Default'</text:p>
          </table:table-cell>
        </table:table-row>
        <table:table-row table:style-name="TableLine94600222585632">
          <table:table-cell table:style-name="SiteRecord.A2" office:value-type="string">
            <text:p text:style-name="P133">1<text:span text:style-name="T99">5</text:span></text:p>
          </table:table-cell>
          <table:table-cell table:style-name="SiteRecord.A2" office:value-type="string">
            <text:p text:style-name="P120">P25lvl</text:p>
          </table:table-cell>
          <table:table-cell table:style-name="SiteRecord.A2" office:value-type="string">
            <text:p text:style-name="P90">integer</text:p>
          </table:table-cell>
          <table:table-cell table:style-name="SiteRecord.D2" office:value-type="string">
            <text:p text:style-name="P120">P25 'Digital Squelch' level. Values are 0-63. For the SDS200, the value must be &gt; 5</text:p>
          </table:table-cell>
        </table:table-row>
        <table:table-row table:style-name="TableLine94600222586720">
          <table:table-cell table:style-name="SiteRecord.A2" office:value-type="string">
            <text:p text:style-name="P138">1<text:span text:style-name="T99">6</text:span></text:p>
          </table:table-cell>
          <table:table-cell table:style-name="SiteRecord.A2" office:value-type="string">
            <text:p text:style-name="P121">p25<text:span text:style-name="T95">nac</text:span></text:p>
          </table:table-cell>
          <table:table-cell table:style-name="SiteRecord.A2" office:value-type="string">
            <text:p text:style-name="P120">string</text:p>
          </table:table-cell>
          <table:table-cell table:style-name="SiteRecord.D2" office:value-type="string">
            <text:p text:style-name="P120">NAC code for P25 systems</text:p>
          </table:table-cell>
        </table:table-row>
        <table:table-row table:style-name="TableLine94600222588080">
          <table:table-cell table:style-name="SiteRecord.A2" office:value-type="string">
            <text:p text:style-name="P138">1<text:span text:style-name="T99">7</text:span></text:p>
          </table:table-cell>
          <table:table-cell table:style-name="SiteRecord.A2" office:value-type="string">
            <text:p text:style-name="P138">rf_filter</text:p>
          </table:table-cell>
          <table:table-cell table:style-name="SiteRecord.A2" office:value-type="string">
            <text:p text:style-name="P138">string</text:p>
          </table:table-cell>
          <table:table-cell table:style-name="SiteRecord.D2" office:value-type="string">
            <text:p text:style-name="P116">SDS200 only. Filter used</text:p>
          </table:table-cell>
        </table:table-row>
        <table:table-row table:style-name="TableLine94600222589168">
          <table:table-cell table:style-name="SiteRecord.A2" office:value-type="string">
            <text:p text:style-name="P138">1<text:span text:style-name="T99">8</text:span></text:p>
          </table:table-cell>
          <table:table-cell table:style-name="SiteRecord.A2" office:value-type="string">
            <text:p text:style-name="P138">site_number</text:p>
          </table:table-cell>
          <table:table-cell table:style-name="SiteRecord.A2" office:value-type="string">
            <text:p text:style-name="P138">integer</text:p>
          </table:table-cell>
          <table:table-cell table:style-name="SiteRecord.D2" office:value-type="string">
            <text:p text:style-name="P116">As indicated by RadioReference Database. This is an informational only field. Not used by any logic</text:p>
          </table:table-cell>
        </table:table-row>
        <table:table-row table:style-name="TableLine94600222590256">
          <table:table-cell table:style-name="SiteRecord.A2" office:value-type="string">
            <text:p text:style-name="P135">19</text:p>
          </table:table-cell>
          <table:table-cell table:style-name="SiteRecord.A2" office:value-type="string">
            <text:p text:style-name="P138">block_addr</text:p>
          </table:table-cell>
          <table:table-cell table:style-name="SiteRecord.A2" office:value-type="string">
            <text:p text:style-name="P138">integer</text:p>
          </table:table-cell>
          <table:table-cell table:style-name="SiteRecord.D2" office:value-type="string">
            <text:p text:style-name="P107">Internal address of the <text:span text:style-name="T106">SIF</text:span> block in the radio<text:span text:style-name="T107">.</text:span><text:span text:style-name="T108"> Information only. Not used by any operation.</text:span></text:p>
          </table:table-cell>
        </table:table-row>
      </table:table>
      <text:p text:style-name="P7"/>
      <text:h text:style-name="P268" text:outline-level="3"><text:bookmark-start text:name="__RefHeading___Toc12903_1736276434"/>BPLAN Records<text:bookmark-end text:name="__RefHeading___Toc12903_1736276434"/></text:h>
      <text:p text:style-name="P34"><text:s/>Uniden radios provide for the ability to specify a custom band-plan for Motorola Systems. The radio will only make use of this record if <text:s/><text:span text:style-name="T32">systemtype</text:span> is '<text:span text:style-name="T32">motoc</text:span>' </text:p>
      <table:table table:name="Table11" table:style-name="Table11">
        <table:table-column table:style-name="Table11.A"/>
        <table:table-column table:style-name="Table11.B"/>
        <table:table-column table:style-name="Table11.C"/>
        <table:table-column table:style-name="Table11.D"/>
        <table:table-header-rows>
          <table:table-row table:style-name="TableLine94600222511520">
            <table:table-cell table:style-name="Table11.A1" office:value-type="string">
              <text:p text:style-name="P70">position</text:p>
            </table:table-cell>
            <table:table-cell table:style-name="Table11.A1" office:value-type="string">
              <text:p text:style-name="P70">key</text:p>
            </table:table-cell>
            <table:table-cell table:style-name="Table11.A1" office:value-type="string">
              <text:p text:style-name="P71">type</text:p>
            </table:table-cell>
            <table:table-cell table:style-name="Table11.A1" office:value-type="string">
              <text:p text:style-name="P70">description</text:p>
            </table:table-cell>
          </table:table-row>
        </table:table-header-rows>
        <table:table-row table:style-name="TableLine94600222682240">
          <table:table-cell table:style-name="Table11.A1" office:value-type="string">
            <text:p text:style-name="P126">1</text:p>
          </table:table-cell>
          <table:table-cell table:style-name="Table11.A1" office:value-type="string">
            <text:p text:style-name="P94">rectype</text:p>
          </table:table-cell>
          <table:table-cell table:style-name="Table11.A1" office:value-type="string">
            <text:p text:style-name="P96">string</text:p>
          </table:table-cell>
          <table:table-cell table:style-name="Table11.A1" office:value-type="string">
            <text:p text:style-name="P94">Record type. <text:span text:style-name="T82">(</text:span><text:span text:style-name="T2">S</text:span><text:span text:style-name="T12">ITE</text:span><text:span text:style-name="T9">)</text:span></text:p>
            <text:p text:style-name="P128">Information for Trunking transmission sites.</text:p>
          </table:table-cell>
        </table:table-row>
        <table:table-row table:style-name="TableLine94600222682896">
          <table:table-cell table:style-name="Table11.A1" office:value-type="string">
            <text:p text:style-name="P129">2</text:p>
          </table:table-cell>
          <table:table-cell table:style-name="Table11.A1" office:value-type="string">
            <text:p text:style-name="P100">index</text:p>
          </table:table-cell>
          <table:table-cell table:style-name="Table11.A1" office:value-type="string">
            <text:p text:style-name="P90">integer</text:p>
          </table:table-cell>
          <table:table-cell table:style-name="Table11.A1" office:value-type="string">
            <text:p text:style-name="P100"><text:span text:style-name="T109">BPLAN</text:span> number index<text:span text:style-name="T83">. This number MUST be unique for all </text:span><text:span text:style-name="T109">BPLAN</text:span><text:span text:style-name="T83"> records in the file, and must be greater than 0.</text:span></text:p>
            <text:p text:style-name="P139">NOTE: Normally, There is only one BPLAN per site. <text:s/></text:p>
          </table:table-cell>
        </table:table-row>
        <table:table-row table:style-name="TableLine94600222683824">
          <table:table-cell table:style-name="Table11.A1" office:value-type="string">
            <text:p text:style-name="P217">3</text:p>
          </table:table-cell>
          <table:table-cell table:style-name="Table11.A1" office:value-type="string">
            <text:p text:style-name="P217">siteno</text:p>
          </table:table-cell>
          <table:table-cell table:style-name="Table11.A1" office:value-type="string">
            <text:p text:style-name="P217">Integer</text:p>
          </table:table-cell>
          <table:table-cell table:style-name="Table11.A1" office:value-type="string">
            <text:p text:style-name="P217">The site number that this record is for.<text:span text:style-name="T99"> If this value is 0, or </text:span></text:p>
            <text:p text:style-name="P218">references a non-existent site, or the site referenced does not reference a valid system number, this record will be orphaned.</text:p>
          </table:table-cell>
        </table:table-row>
        <table:table-row table:style-name="TableLine94600222684800">
          <table:table-cell table:style-name="Table11.A1" office:value-type="string">
            <text:p text:style-name="P217">4</text:p>
          </table:table-cell>
          <table:table-cell table:style-name="Table11.A1" office:value-type="string">
            <text:p text:style-name="P217">flags</text:p>
          </table:table-cell>
          <table:table-cell table:style-name="Table11.A1" office:value-type="string">
            <text:p text:style-name="P217">characters</text:p>
          </table:table-cell>
          <table:table-cell table:style-name="Table11.A1" office:value-type="string">
            <text:p text:style-name="P217">Any flag characters for this record. </text:p>
            <text:p text:style-name="P217">At this time, there are no valid flags defined for BPLAN records.</text:p>
          </table:table-cell>
        </table:table-row>
        <table:table-row table:style-name="TableLine94600222686160">
          <table:table-cell table:style-name="Table11.A1" office:value-type="string">
            <text:p text:style-name="P217">5</text:p>
          </table:table-cell>
          <table:table-cell table:style-name="Table11.A1" office:value-type="string">
            <text:p text:style-name="P217">frequency_l1</text:p>
          </table:table-cell>
          <table:table-cell table:style-name="Table11.A1" office:value-type="string">
            <text:p text:style-name="P217">frequency</text:p>
          </table:table-cell>
          <table:table-cell table:style-name="Table11.A1" office:value-type="string">
            <text:p text:style-name="P217">Low frequency <text:s/>number 1. Value <text:s/>in Hz <text:s text:c="2"/></text:p>
          </table:table-cell>
        </table:table-row>
        <table:table-row table:style-name="TableLine94600222687200">
          <table:table-cell table:style-name="Table11.A1" office:value-type="string">
            <text:p text:style-name="P222">6</text:p>
          </table:table-cell>
          <table:table-cell table:style-name="Table11.A1" office:value-type="string">
            <text:p text:style-name="P217">frequency_h1</text:p>
          </table:table-cell>
          <table:table-cell table:style-name="Table11.A1" office:value-type="string">
            <text:p text:style-name="P217">frequency</text:p>
          </table:table-cell>
          <table:table-cell table:style-name="Table11.A1" office:value-type="string">
            <text:p text:style-name="P217">High frequency number 1. Value <text:s/>in Hz </text:p>
          </table:table-cell>
        </table:table-row>
        <table:table-row table:style-name="TableLine94600222688288">
          <table:table-cell table:style-name="Table11.A1" office:value-type="string">
            <text:p text:style-name="P222">7</text:p>
          </table:table-cell>
          <table:table-cell table:style-name="Table11.A1" office:value-type="string">
            <text:p text:style-name="P217">spacing_1</text:p>
          </table:table-cell>
          <table:table-cell table:style-name="Table11.A1" office:value-type="string">
            <text:p text:style-name="P217">frequency</text:p>
          </table:table-cell>
          <table:table-cell table:style-name="Table11.A1" office:value-type="string">
            <text:p text:style-name="P217">Spacing <text:s/>number 1. Value <text:s/>in Hz</text:p>
          </table:table-cell>
        </table:table-row>
        <table:table-row table:style-name="TableLine94600222689376">
          <table:table-cell table:style-name="Table11.A1" office:value-type="string">
            <text:p text:style-name="P222">8</text:p>
          </table:table-cell>
          <table:table-cell table:style-name="Table11.A1" office:value-type="string">
            <text:p text:style-name="P217">offset_1</text:p>
          </table:table-cell>
          <table:table-cell table:style-name="Table11.A1" office:value-type="string">
            <text:p text:style-name="P217">integer</text:p>
          </table:table-cell>
          <table:table-cell table:style-name="Table11.A1" office:value-type="string">
            <text:p text:style-name="P217">Offset number 1. Value is integer from -1023 to 1023</text:p>
          </table:table-cell>
        </table:table-row>
        <table:table-row table:style-name="TableLine94600222685456">
          <table:table-cell table:style-name="Table11.A1" office:value-type="string">
            <text:p text:style-name="P222">9</text:p>
          </table:table-cell>
          <table:table-cell table:style-name="Table11.A1" office:value-type="string">
            <text:p text:style-name="P217">frequency_l2</text:p>
          </table:table-cell>
          <table:table-cell table:style-name="Table11.A1" office:value-type="string">
            <text:p text:style-name="P217">frequency</text:p>
          </table:table-cell>
          <table:table-cell table:style-name="Table11.A1" office:value-type="string">
            <text:p text:style-name="P217">Low frequency <text:s/>number 2. Value <text:s/>in Hz <text:s text:c="2"/></text:p>
          </table:table-cell>
        </table:table-row>
        <table:table-row table:style-name="TableLine94600222691200">
          <table:table-cell table:style-name="Table11.A1" office:value-type="string">
            <text:p text:style-name="P222">10</text:p>
          </table:table-cell>
          <table:table-cell table:style-name="Table11.A1" office:value-type="string">
            <text:p text:style-name="P217">frequency_h2</text:p>
          </table:table-cell>
          <table:table-cell table:style-name="Table11.A1" office:value-type="string">
            <text:p text:style-name="P217">frequency</text:p>
          </table:table-cell>
          <table:table-cell table:style-name="Table11.A1" office:value-type="string">
            <text:p text:style-name="P217">High frequency number 2. Value <text:s/>in Hz</text:p>
          </table:table-cell>
        </table:table-row>
        <table:table-row table:style-name="TableLine94600222692288">
          <table:table-cell table:style-name="Table11.A1" office:value-type="string">
            <text:p text:style-name="P222">11</text:p>
          </table:table-cell>
          <table:table-cell table:style-name="Table11.A1" office:value-type="string">
            <text:p text:style-name="P217">spacing_2</text:p>
          </table:table-cell>
          <table:table-cell table:style-name="Table11.A1" office:value-type="string">
            <text:p text:style-name="P217">frequency</text:p>
          </table:table-cell>
          <table:table-cell table:style-name="Table11.A1" office:value-type="string">
            <text:p text:style-name="P217">Spacing <text:s/>number 2. Value <text:s/>in Hz</text:p>
          </table:table-cell>
        </table:table-row>
        <table:table-row table:style-name="TableLine94600222693376">
          <table:table-cell table:style-name="Table11.A1" office:value-type="string">
            <text:p text:style-name="P222">12</text:p>
          </table:table-cell>
          <table:table-cell table:style-name="Table11.A1" office:value-type="string">
            <text:p text:style-name="P217">offset_2</text:p>
          </table:table-cell>
          <table:table-cell table:style-name="Table11.A1" office:value-type="string">
            <text:p text:style-name="P217">integer</text:p>
          </table:table-cell>
          <table:table-cell table:style-name="Table11.A1" office:value-type="string">
            <text:p text:style-name="P217">Offset number 2. Value is integer from -1023 to 1023</text:p>
          </table:table-cell>
        </table:table-row>
        <table:table-row table:style-name="TableLine94600222694464">
          <table:table-cell table:style-name="Table11.A1" office:value-type="string">
            <text:p text:style-name="P222">13</text:p>
          </table:table-cell>
          <table:table-cell table:style-name="Table11.A1" office:value-type="string">
            <text:p text:style-name="P217">frequency_l3</text:p>
          </table:table-cell>
          <table:table-cell table:style-name="Table11.A1" office:value-type="string">
            <text:p text:style-name="P217">frequency</text:p>
          </table:table-cell>
          <table:table-cell table:style-name="Table11.A1" office:value-type="string">
            <text:p text:style-name="P217">Low frequency <text:s/>number 3. Value <text:s/>in Hz <text:s text:c="2"/></text:p>
          </table:table-cell>
        </table:table-row>
        <table:table-row table:style-name="TableLine94600222695504">
          <table:table-cell table:style-name="Table11.A1" office:value-type="string">
            <text:p text:style-name="P222">14</text:p>
          </table:table-cell>
          <table:table-cell table:style-name="Table11.A1" office:value-type="string">
            <text:p text:style-name="P217">frequency_h3</text:p>
          </table:table-cell>
          <table:table-cell table:style-name="Table11.A1" office:value-type="string">
            <text:p text:style-name="P217">frequency</text:p>
          </table:table-cell>
          <table:table-cell table:style-name="Table11.A1" office:value-type="string">
            <text:p text:style-name="P217">High frequency number<text:span text:style-name="T110"> </text:span>3. Value <text:s/>in Hz</text:p>
          </table:table-cell>
        </table:table-row>
        <table:table-row table:style-name="TableLine94600222696640">
          <table:table-cell table:style-name="Table11.A1" office:value-type="string">
            <text:p text:style-name="P222">16</text:p>
          </table:table-cell>
          <table:table-cell table:style-name="Table11.A1" office:value-type="string">
            <text:p text:style-name="P217">spacing_3</text:p>
          </table:table-cell>
          <table:table-cell table:style-name="Table11.A1" office:value-type="string">
            <text:p text:style-name="P217">frequency</text:p>
          </table:table-cell>
          <table:table-cell table:style-name="Table11.A1" office:value-type="string">
            <text:p text:style-name="P217">Spacing <text:s/>number 3. Value <text:s/>in Hz</text:p>
          </table:table-cell>
        </table:table-row>
        <table:table-row table:style-name="TableLine94600222697728">
          <table:table-cell table:style-name="Table11.A1" office:value-type="string">
            <text:p text:style-name="P222">17</text:p>
          </table:table-cell>
          <table:table-cell table:style-name="Table11.A1" office:value-type="string">
            <text:p text:style-name="P217">offset_3</text:p>
          </table:table-cell>
          <table:table-cell table:style-name="Table11.A1" office:value-type="string">
            <text:p text:style-name="P217">integer</text:p>
          </table:table-cell>
          <table:table-cell table:style-name="Table11.A1" office:value-type="string">
            <text:p text:style-name="P217">offset number 3. Value is integer from -1023 to 1023</text:p>
          </table:table-cell>
        </table:table-row>
        <text:soft-page-break/>
        <table:table-row table:style-name="TableLine94600222700128">
          <table:table-cell table:style-name="Table11.A18" office:value-type="string">
            <text:p text:style-name="P222">18</text:p>
          </table:table-cell>
          <table:table-cell table:style-name="Table11.A1" office:value-type="string">
            <text:p text:style-name="P217">frequency_l4</text:p>
          </table:table-cell>
          <table:table-cell table:style-name="Table11.A1" office:value-type="string">
            <text:p text:style-name="P217">frequency</text:p>
          </table:table-cell>
          <table:table-cell table:style-name="Table11.A1" office:value-type="string">
            <text:p text:style-name="P217">Low frequency <text:s/>number 4. Value <text:s/>in Hz <text:s text:c="2"/></text:p>
          </table:table-cell>
        </table:table-row>
        <table:table-row table:style-name="TableLine94600222701712">
          <table:table-cell table:style-name="Table11.A18" office:value-type="string">
            <text:p text:style-name="P222">19</text:p>
          </table:table-cell>
          <table:table-cell table:style-name="Table11.A1" office:value-type="string">
            <text:p text:style-name="P217">frequency_h4</text:p>
          </table:table-cell>
          <table:table-cell table:style-name="Table11.A1" office:value-type="string">
            <text:p text:style-name="P217">frequency</text:p>
          </table:table-cell>
          <table:table-cell table:style-name="Table11.A1" office:value-type="string">
            <text:p text:style-name="P217">High frequency number<text:span text:style-name="T110"> </text:span>4. Value <text:s/>in Hz</text:p>
          </table:table-cell>
        </table:table-row>
        <table:table-row table:style-name="TableLine94600222702800">
          <table:table-cell table:style-name="Table11.A18" office:value-type="string">
            <text:p text:style-name="P222">20</text:p>
          </table:table-cell>
          <table:table-cell table:style-name="Table11.A1" office:value-type="string">
            <text:p text:style-name="P217">spacing_4</text:p>
          </table:table-cell>
          <table:table-cell table:style-name="Table11.A1" office:value-type="string">
            <text:p text:style-name="P217">frequency</text:p>
          </table:table-cell>
          <table:table-cell table:style-name="Table11.A1" office:value-type="string">
            <text:p text:style-name="P217">Spacing <text:s/>number 4. Value <text:s/>in Hz</text:p>
          </table:table-cell>
        </table:table-row>
        <table:table-row table:style-name="TableLine94600222703888">
          <table:table-cell table:style-name="Table11.A18" office:value-type="string">
            <text:p text:style-name="P222">21</text:p>
          </table:table-cell>
          <table:table-cell table:style-name="Table11.A1" office:value-type="string">
            <text:p text:style-name="P217">offset_4</text:p>
          </table:table-cell>
          <table:table-cell table:style-name="Table11.A1" office:value-type="string">
            <text:p text:style-name="P217">integer</text:p>
          </table:table-cell>
          <table:table-cell table:style-name="Table11.A1" office:value-type="string">
            <text:p text:style-name="P217">Offset number 4. Value is integer from -1023 to 1023</text:p>
          </table:table-cell>
        </table:table-row>
        <table:table-row table:style-name="TableLine94600222704976">
          <table:table-cell table:style-name="Table11.A18" office:value-type="string">
            <text:p text:style-name="P222">22</text:p>
          </table:table-cell>
          <table:table-cell table:style-name="Table11.A1" office:value-type="string">
            <text:p text:style-name="P217">frequency_l5</text:p>
          </table:table-cell>
          <table:table-cell table:style-name="Table11.A1" office:value-type="string">
            <text:p text:style-name="P217">frequency</text:p>
          </table:table-cell>
          <table:table-cell table:style-name="Table11.A1" office:value-type="string">
            <text:p text:style-name="P217">Low frequency <text:s/>number 5. Value <text:s/>in Hz <text:s text:c="2"/></text:p>
          </table:table-cell>
        </table:table-row>
        <table:table-row table:style-name="TableLine94600222706064">
          <table:table-cell table:style-name="Table11.A18" office:value-type="string">
            <text:p text:style-name="P222">23</text:p>
          </table:table-cell>
          <table:table-cell table:style-name="Table11.A1" office:value-type="string">
            <text:p text:style-name="P217">frequency_h5</text:p>
          </table:table-cell>
          <table:table-cell table:style-name="Table11.A1" office:value-type="string">
            <text:p text:style-name="P217">frequency</text:p>
          </table:table-cell>
          <table:table-cell table:style-name="Table11.A1" office:value-type="string">
            <text:p text:style-name="P217">High frequency number<text:span text:style-name="T110"> </text:span>5. Value <text:s/>in Hz</text:p>
          </table:table-cell>
        </table:table-row>
        <table:table-row table:style-name="TableLine94600222707152">
          <table:table-cell table:style-name="Table11.A1" office:value-type="string">
            <text:p text:style-name="P222">24</text:p>
          </table:table-cell>
          <table:table-cell table:style-name="Table11.A1" office:value-type="string">
            <text:p text:style-name="P217">spacing_5</text:p>
          </table:table-cell>
          <table:table-cell table:style-name="Table11.A1" office:value-type="string">
            <text:p text:style-name="P217">frequency</text:p>
          </table:table-cell>
          <table:table-cell table:style-name="Table11.A1" office:value-type="string">
            <text:p text:style-name="P217">Spacing <text:s/>number 5. Value <text:s/>in Hz</text:p>
          </table:table-cell>
        </table:table-row>
        <table:table-row table:style-name="TableLine94600222708240">
          <table:table-cell table:style-name="Table11.A1" office:value-type="string">
            <text:p text:style-name="P222">25</text:p>
          </table:table-cell>
          <table:table-cell table:style-name="Table11.A1" office:value-type="string">
            <text:p text:style-name="P217">offset_5</text:p>
          </table:table-cell>
          <table:table-cell table:style-name="Table11.A1" office:value-type="string">
            <text:p text:style-name="P217">integer</text:p>
          </table:table-cell>
          <table:table-cell table:style-name="Table11.A1" office:value-type="string">
            <text:p text:style-name="P217">Offset number 5. Value is integer from -1023 to 1023</text:p>
          </table:table-cell>
        </table:table-row>
        <table:table-row table:style-name="TableLine94600222709328">
          <table:table-cell table:style-name="Table11.A1" office:value-type="string">
            <text:p text:style-name="P222">26</text:p>
          </table:table-cell>
          <table:table-cell table:style-name="Table11.A1" office:value-type="string">
            <text:p text:style-name="P217">frequency_l6</text:p>
          </table:table-cell>
          <table:table-cell table:style-name="Table11.A1" office:value-type="string">
            <text:p text:style-name="P217">frequency</text:p>
          </table:table-cell>
          <table:table-cell table:style-name="Table11.A1" office:value-type="string">
            <text:p text:style-name="P217">Low frequency <text:s/>number 6. Value <text:s/>in Hz <text:s text:c="2"/></text:p>
          </table:table-cell>
        </table:table-row>
        <table:table-row table:style-name="TableLine94600222710416">
          <table:table-cell table:style-name="Table11.A1" office:value-type="string">
            <text:p text:style-name="P222">27</text:p>
          </table:table-cell>
          <table:table-cell table:style-name="Table11.A1" office:value-type="string">
            <text:p text:style-name="P217">frequency_h6</text:p>
          </table:table-cell>
          <table:table-cell table:style-name="Table11.A1" office:value-type="string">
            <text:p text:style-name="P217">frequency</text:p>
          </table:table-cell>
          <table:table-cell table:style-name="Table11.A1" office:value-type="string">
            <text:p text:style-name="P217">High frequency number<text:span text:style-name="T110"> </text:span>6. Value <text:s/>in Hz</text:p>
          </table:table-cell>
        </table:table-row>
        <table:table-row table:style-name="TableLine94600222711504">
          <table:table-cell table:style-name="Table11.A1" office:value-type="string">
            <text:p text:style-name="P222">28</text:p>
          </table:table-cell>
          <table:table-cell table:style-name="Table11.A1" office:value-type="string">
            <text:p text:style-name="P217">spacing_6</text:p>
          </table:table-cell>
          <table:table-cell table:style-name="Table11.A1" office:value-type="string">
            <text:p text:style-name="P217">frequency</text:p>
          </table:table-cell>
          <table:table-cell table:style-name="Table11.A1" office:value-type="string">
            <text:p text:style-name="P217">Spacing <text:s/>number 6. Value <text:s/>in Hz</text:p>
          </table:table-cell>
        </table:table-row>
        <table:table-row table:style-name="TableLine94600222712592">
          <table:table-cell table:style-name="Table11.A1" office:value-type="string">
            <text:p text:style-name="P222">29</text:p>
          </table:table-cell>
          <table:table-cell table:style-name="Table11.A1" office:value-type="string">
            <text:p text:style-name="P217">offset_6</text:p>
          </table:table-cell>
          <table:table-cell table:style-name="Table11.A1" office:value-type="string">
            <text:p text:style-name="P217">integer</text:p>
          </table:table-cell>
          <table:table-cell table:style-name="Table11.A1" office:value-type="string">
            <text:p text:style-name="P217">Offset number 6. Value is integer from -1023 to 1023</text:p>
          </table:table-cell>
        </table:table-row>
      </table:table>
      <text:p text:style-name="P34"/>
      <text:p text:style-name="P7"/>
      <text:h text:style-name="P269" text:outline-level="3"><text:bookmark-start text:name="__RefHeading___Toc12905_1736276434"/>TFREQ records<text:bookmark-end text:name="__RefHeading___Toc12905_1736276434"/></text:h>
      <text:p text:style-name="P7"><text:s/>For each site defined, there should be frequencies for that site. These records identify those frequencies used. TFREQ records are ONLY used for trunked systems. Conventional systems use 'FREQ' records.</text:p>
      <text:p text:style-name="P7"/>
      <text:p text:style-name="P248">Table <text:sequence text:ref-name="refTable4" text:name="Table" text:formula="ooow:Table+1" style:num-format="1">5</text:sequence>: TFREQ record<text:span text:style-name="T111"> fields</text:span></text:p>
      <table:table table:name="TFREQRecord" table:style-name="TFREQRecord">
        <table:table-column table:style-name="TFREQRecord.A"/>
        <table:table-column table:style-name="TFREQRecord.B"/>
        <table:table-column table:style-name="TFREQRecord.C"/>
        <table:table-column table:style-name="TFREQRecord.D"/>
        <table:table-header-rows>
          <table:table-row table:style-name="TableLine94600222639312">
            <table:table-cell table:style-name="TFREQRecord.A1" office:value-type="string">
              <text:p text:style-name="P70">position</text:p>
            </table:table-cell>
            <table:table-cell table:style-name="TFREQRecord.A1" office:value-type="string">
              <text:p text:style-name="P70">key</text:p>
            </table:table-cell>
            <table:table-cell table:style-name="TFREQRecord.A1" office:value-type="string">
              <text:p text:style-name="P71">type</text:p>
            </table:table-cell>
            <table:table-cell table:style-name="TFREQRecord.A1" office:value-type="string">
              <text:p text:style-name="P70">description</text:p>
            </table:table-cell>
          </table:table-row>
        </table:table-header-rows>
        <table:table-row table:style-name="TableLine94600222743136">
          <table:table-cell table:style-name="TFREQRecord.A1" office:value-type="string">
            <text:p text:style-name="P126">1</text:p>
          </table:table-cell>
          <table:table-cell table:style-name="TFREQRecord.A1" office:value-type="string">
            <text:p text:style-name="P94">rectype</text:p>
          </table:table-cell>
          <table:table-cell table:style-name="TFREQRecord.A1" office:value-type="string">
            <text:p text:style-name="P96">string</text:p>
          </table:table-cell>
          <table:table-cell table:style-name="TFREQRecord.A1" office:value-type="string">
            <text:p text:style-name="P94">Record type. <text:span text:style-name="T82">(</text:span><text:span text:style-name="T9">TFREQ)</text:span></text:p>
            <text:p text:style-name="P128">Frequencies for a given SITE</text:p>
          </table:table-cell>
        </table:table-row>
        <table:table-row table:style-name="TableLine94600222743744">
          <table:table-cell table:style-name="TFREQRecord.A1" office:value-type="string">
            <text:p text:style-name="P129">2</text:p>
          </table:table-cell>
          <table:table-cell table:style-name="TFREQRecord.A1" office:value-type="string">
            <text:p text:style-name="P100">index</text:p>
          </table:table-cell>
          <table:table-cell table:style-name="TFREQRecord.A1" office:value-type="string">
            <text:p text:style-name="P90">integer</text:p>
          </table:table-cell>
          <table:table-cell table:style-name="TFREQRecord.A1" office:value-type="string">
            <text:p text:style-name="P100">S<text:span text:style-name="T83">ite</text:span> number index<text:span text:style-name="T83">. This number MUST be unique for all SITE records in the file, and must be greater than 0.</text:span><text:span text:style-name="T112"> If index is 0, then the record will be discarded.</text:span></text:p>
          </table:table-cell>
        </table:table-row>
        <table:table-row table:style-name="TableLine94600222744624">
          <table:table-cell table:style-name="TFREQRecord.A1" office:value-type="string">
            <text:p text:style-name="P219">3</text:p>
          </table:table-cell>
          <table:table-cell table:style-name="TFREQRecord.A1" office:value-type="string">
            <text:p text:style-name="P219">valid</text:p>
          </table:table-cell>
          <table:table-cell table:style-name="TFREQRecord.A1" office:value-type="string">
            <text:p text:style-name="P219">binary</text:p>
          </table:table-cell>
          <table:table-cell table:style-name="TFREQRecord.A1" office:value-type="string">
            <text:p text:style-name="P220">Usually set as TRUE.</text:p>
          </table:table-cell>
        </table:table-row>
        <table:table-row table:style-name="TableLine94600222745600">
          <table:table-cell table:style-name="TFREQRecord.A1" office:value-type="string">
            <text:p text:style-name="P219">4</text:p>
          </table:table-cell>
          <table:table-cell table:style-name="TFREQRecord.A1" office:value-type="string">
            <text:p text:style-name="P222">siteno</text:p>
          </table:table-cell>
          <table:table-cell table:style-name="TFREQRecord.A1" office:value-type="string">
            <text:p text:style-name="P222">integer</text:p>
          </table:table-cell>
          <table:table-cell table:style-name="TFREQRecord.A1" office:value-type="string">
            <text:p text:style-name="P222">Reference to the site number this frequency is for<text:span text:style-name="T112">. If the value is 0, the siteno referenced does not exist, or the siteno referenced does not reference a valid system, this record will be orphaned.</text:span></text:p>
          </table:table-cell>
        </table:table-row>
        <table:table-row table:style-name="TableLine94600222746880">
          <table:table-cell table:style-name="TFREQRecord.A1" office:value-type="string">
            <text:p text:style-name="P219">5</text:p>
          </table:table-cell>
          <table:table-cell table:style-name="TFREQRecord.A1" office:value-type="string">
            <text:p text:style-name="P222">frequency</text:p>
          </table:table-cell>
          <table:table-cell table:style-name="TFREQRecord.A1" office:value-type="string">
            <text:p text:style-name="P222">frequency</text:p>
          </table:table-cell>
          <table:table-cell table:style-name="TFREQRecord.A1" office:value-type="string">
            <text:p text:style-name="P173">Frequency in Hz or MHz. If a <text:span text:style-name="T113">d</text:span>ecimal point is present, the value is assumed to be in MHz. <text:span text:style-name="T114">The frequency must not be 0. </text:span><text:span text:style-name="T115">TFREQ records with a 0 frequency will be marked not valid and ignored.</text:span></text:p>
          </table:table-cell>
        </table:table-row>
        <table:table-row table:style-name="TableLine94600222747920">
          <table:table-cell table:style-name="TFREQRecord.A1" office:value-type="string">
            <text:p text:style-name="P220">6</text:p>
          </table:table-cell>
          <table:table-cell table:style-name="TFREQRecord.A1" office:value-type="string">
            <text:p text:style-name="P220">lcn</text:p>
          </table:table-cell>
          <table:table-cell table:style-name="TFREQRecord.A1" office:value-type="string">
            <text:p text:style-name="P220">number</text:p>
          </table:table-cell>
          <table:table-cell table:style-name="TFREQRecord.A1" office:value-type="string">
            <text:p text:style-name="P220">LCN for this frequency. Not all trunked systems use LCN numbers.</text:p>
            <text:p text:style-name="P220">If no LCN, the value can be blank, 0 or '-'. Maximum LCN number is 4096</text:p>
          </table:table-cell>
        </table:table-row>
        <table:table-row table:style-name="TableLine94600222749008">
          <table:table-cell table:style-name="TFREQRecord.A1" office:value-type="string">
            <text:p text:style-name="P220">7</text:p>
          </table:table-cell>
          <table:table-cell table:style-name="TFREQRecord.A1" office:value-type="string">
            <text:p text:style-name="P220">mode</text:p>
          </table:table-cell>
          <table:table-cell table:style-name="TFREQRecord.A1" office:value-type="string">
            <text:p text:style-name="P220">modulation</text:p>
          </table:table-cell>
          <table:table-cell table:style-name="TFREQRecord.A1" office:value-type="string">
            <text:p text:style-name="P220">Only 'FMn, or 'FMun' are acceptable for trunked frequencies</text:p>
          </table:table-cell>
        </table:table-row>
        <table:table-row table:style-name="TableLine94600222750096">
          <table:table-cell table:style-name="TFREQRecord.A1" office:value-type="string">
            <text:p text:style-name="P220">8</text:p>
          </table:table-cell>
          <table:table-cell table:style-name="TFREQRecord.A1" office:value-type="string">
            <text:p text:style-name="P220">ccode</text:p>
          </table:table-cell>
          <table:table-cell table:style-name="TFREQRecord.A1" office:value-type="string">
            <text:p text:style-name="P220">string</text:p>
          </table:table-cell>
          <table:table-cell table:style-name="TFREQRecord.A1" office:value-type="string">
            <text:p text:style-name="P220">Color Code (0-15), RAN=0-63 (NXDN), Area=0-1, or 'Srch'.</text:p>
            <text:p text:style-name="P220">Default will be 'Srch'</text:p>
          </table:table-cell>
        </table:table-row>
        <table:table-row table:style-name="TableLine94600222746256">
          <table:table-cell table:style-name="TFREQRecord.A1" office:value-type="string">
            <text:p text:style-name="P221">9</text:p>
          </table:table-cell>
          <table:table-cell table:style-name="TFREQRecord.A1" office:value-type="string">
            <text:p text:style-name="P221">flags</text:p>
          </table:table-cell>
          <table:table-cell table:style-name="TFREQRecord.A1" office:value-type="string">
            <text:p text:style-name="P221">character</text:p>
          </table:table-cell>
          <table:table-cell table:style-name="TFREQRecord.A1" office:value-type="string">
            <text:p text:style-name="P107">Flags for the record. Each flag is a single character indicating a special characteristic of this record.<text:span text:style-name="T85"> Most of the flags affect Uniden Radios, and are not used by the RadioCtl GUI.</text:span></text:p>
            <text:p text:style-name="P108">Flag characters can be upper or lower case.</text:p>
            <text:p text:style-name="P169">For Format 4, the flag field is NOT used. Instead the individual key is specified.</text:p>
            <text:p text:style-name="P174">At present, no flags are defined for this record type.</text:p>
          </table:table-cell>
        </table:table-row>
      </table:table>
      <text:p text:style-name="P7"/>
      <text:p text:style-name="P7"/>
      <text:h text:style-name="P270" text:outline-level="3"><text:bookmark-start text:name="__RefHeading___Toc4326_371593118"/><text:soft-page-break/>GROUP Records<text:bookmark-end text:name="__RefHeading___Toc4326_371593118"/></text:h>
      <text:p text:style-name="P35"><text:s text:c="2"/><text:span text:style-name="T2">G</text:span><text:span text:style-name="T15">ROUP</text:span> records identify frequencies that have some common grouping. For example, a group might be created called <text:span text:style-name="T32">FIRE</text:span> which identifies all frequencies associated with Fire Departments. <text:span text:style-name="T116"><text:s/>The RadioCtl GUI allows for scanning by these </text:span><text:span text:style-name="T15">GROUP</text:span><text:span text:style-name="T116"> records. </text:span></text:p>
      <text:p text:style-name="P36">Uniden Dynamic Radios also allow for processing and storing group information. These radios can save up to 20 groups assigned to a system. In order for any <text:span text:style-name="T2">GROUP</text:span> record to be stored in a Uniden radio, it MUST be associated with a SYSTEM record. The RadioCtl GUI has no restrictions on the number of <text:span text:style-name="T2">GROUP</text:span> records, or requirement of <text:span text:style-name="T2">SYSTEM</text:span> linkage.</text:p>
      <text:p text:style-name="P37">The <text:span text:style-name="T180">some ICOM radios</text:span> also utilize group records. However, at the current time, there is no way to <text:span text:style-name="T117">directly </text:span>read or write these values. If ICOM updates the firmware in th<text:span text:style-name="T180">ese</text:span> radio<text:span text:style-name="T180">s</text:span>, this situation may change.<text:span text:style-name="T117"> Group information in </text:span><text:span text:style-name="T180">ICOM radios </text:span><text:span text:style-name="T117">CAN be written to an SD card for setting into the radio.</text:span></text:p>
      <text:p text:style-name="P37">All other radios do not have the ability to store GROUP information.</text:p>
      <text:p text:style-name="P26">Additional fields for specific radio protocols may also be defined.</text:p>
      <text:p text:style-name="P27"/>
      <text:p text:style-name="P7"><text:span text:style-name="T116"><text:s/></text:span>Table <text:sequence text:ref-name="refTable5" text:name="Table" text:formula="ooow:Table+1" style:num-format="1">6</text:sequence>: G<text:span text:style-name="T75">ROUP</text:span> Record F<text:span text:style-name="T118">ields</text:span></text:p>
      <table:table table:name="GroupRecord" table:style-name="GroupRecord">
        <table:table-column table:style-name="GroupRecord.A"/>
        <table:table-column table:style-name="GroupRecord.B"/>
        <table:table-column table:style-name="GroupRecord.C"/>
        <table:table-column table:style-name="GroupRecord.D"/>
        <table:table-row table:style-name="GroupRecord.1">
          <table:table-cell table:style-name="GroupRecord.A1" office:value-type="string">
            <text:p text:style-name="P72">position</text:p>
          </table:table-cell>
          <table:table-cell table:style-name="GroupRecord.A1" office:value-type="string">
            <text:p text:style-name="P72">key</text:p>
          </table:table-cell>
          <table:table-cell table:style-name="GroupRecord.A1" office:value-type="string">
            <text:p text:style-name="P73">type</text:p>
          </table:table-cell>
          <table:table-cell table:style-name="GroupRecord.D1" office:value-type="string">
            <text:p text:style-name="P72">description</text:p>
          </table:table-cell>
        </table:table-row>
        <table:table-row table:style-name="TableLine94600222809504">
          <table:table-cell table:style-name="GroupRecord.A2" office:value-type="string">
            <text:p text:style-name="P126">1</text:p>
          </table:table-cell>
          <table:table-cell table:style-name="GroupRecord.A2" office:value-type="string">
            <text:p text:style-name="P94">rectype</text:p>
          </table:table-cell>
          <table:table-cell table:style-name="GroupRecord.A2" office:value-type="string">
            <text:p text:style-name="P96">string</text:p>
          </table:table-cell>
          <table:table-cell table:style-name="GroupRecord.D2" office:value-type="string">
            <text:p text:style-name="P94">Record type. <text:span text:style-name="T82">(</text:span><text:span text:style-name="T16">GROUP</text:span><text:span text:style-name="T9">)</text:span><text:span text:style-name="T17">.</text:span></text:p>
            <text:p text:style-name="P128">Categories of the various services that the radio may receive.</text:p>
          </table:table-cell>
        </table:table-row>
        <table:table-row table:style-name="TableLine94600222811776">
          <table:table-cell table:style-name="GroupRecord.A2" office:value-type="string">
            <text:p text:style-name="P129">2</text:p>
          </table:table-cell>
          <table:table-cell table:style-name="GroupRecord.A2" office:value-type="string">
            <text:p text:style-name="P100">index</text:p>
          </table:table-cell>
          <table:table-cell table:style-name="GroupRecord.A2" office:value-type="string">
            <text:p text:style-name="P90">integer</text:p>
          </table:table-cell>
          <table:table-cell table:style-name="GroupRecord.D2" office:value-type="string">
            <text:p text:style-name="P100"><text:span text:style-name="T118">Group</text:span> number index<text:span text:style-name="T83">. This number MUST be unique for all Group records in the file, and must be greater than 0.</text:span><text:span text:style-name="T117"> If this value is 0, the record will be discard.</text:span></text:p>
          </table:table-cell>
        </table:table-row>
        <table:table-row table:style-name="TableLine94600222812704">
          <table:table-cell table:style-name="GroupRecord.A2" office:value-type="string">
            <text:p text:style-name="P93">3</text:p>
          </table:table-cell>
          <table:table-cell table:style-name="GroupRecord.A2" office:value-type="string">
            <text:p text:style-name="P102">service</text:p>
          </table:table-cell>
          <table:table-cell table:style-name="GroupRecord.A2" office:value-type="string">
            <text:p text:style-name="P96">string</text:p>
          </table:table-cell>
          <table:table-cell table:style-name="GroupRecord.D2" office:value-type="string">
            <text:p text:style-name="P102">Description of the <text:span text:style-name="T119">group</text:span>. Any valid text can be used. Although there is no limit to the length of the text for RadioCtl, the text may be truncated to a specific length when stored in a radio.</text:p>
          </table:table-cell>
        </table:table-row>
        <table:table-row table:style-name="GroupRecord.1">
          <table:table-cell table:style-name="GroupRecord.A2" office:value-type="string">
            <text:p text:style-name="P129">4</text:p>
          </table:table-cell>
          <table:table-cell table:style-name="GroupRecord.A2" office:value-type="string">
            <text:p text:style-name="P131">Valid</text:p>
          </table:table-cell>
          <table:table-cell table:style-name="GroupRecord.A2" office:value-type="string">
            <text:p text:style-name="P131"><text:span text:style-name="T102">b</text:span>inary</text:p>
          </table:table-cell>
          <table:table-cell table:style-name="GroupRecord.D2" office:value-type="string">
            <text:p text:style-name="P100">If TRUE, the <text:span text:style-name="T119">Group</text:span> will <text:span text:style-name="T119">be used by the program and by the radio (if the radio supports it)</text:span><text:span text:style-name="T153">. If FALSE, the group will be locked-out in the radio (and in the GUI).</text:span></text:p>
            <text:p text:style-name="P155">Note: When storing into Uniden BCD radios, the VALID flag will determine if the GROUP quickkey is set on or not. For these radios, a defined group is never locked-out. </text:p>
          </table:table-cell>
        </table:table-row>
        <table:table-row table:style-name="TableLine94600222814880">
          <table:table-cell table:style-name="GroupRecord.A2" office:value-type="string">
            <text:p text:style-name="P129">5</text:p>
          </table:table-cell>
          <table:table-cell table:style-name="GroupRecord.A2" office:value-type="string">
            <text:p text:style-name="P131">sysno</text:p>
          </table:table-cell>
          <table:table-cell table:style-name="GroupRecord.A2" office:value-type="string">
            <text:p text:style-name="P90">integer</text:p>
          </table:table-cell>
          <table:table-cell table:style-name="GroupRecord.D2" office:value-type="string">
            <text:p text:style-name="P100">System index number that this <text:span text:style-name="T17">GROUP</text:span> is part of<text:span text:style-name="T119">. </text:span></text:p>
            <text:p text:style-name="P140">If this value is 0, or references a non-existent system number, then this record will be marked as an orphan.</text:p>
          </table:table-cell>
        </table:table-row>
        <table:table-row table:style-name="GroupRecord.1">
          <table:table-cell table:style-name="GroupRecord.A2" office:value-type="string">
            <text:p text:style-name="P141">6</text:p>
          </table:table-cell>
          <table:table-cell table:style-name="GroupRecord.A2" office:value-type="string">
            <text:p text:style-name="P141">flags</text:p>
          </table:table-cell>
          <table:table-cell table:style-name="GroupRecord.A2" office:value-type="string">
            <text:p text:style-name="P141">character</text:p>
          </table:table-cell>
          <table:table-cell table:style-name="GroupRecord.D2" office:value-type="string">
            <text:p text:style-name="P107">Flags for the record. Each flag is a single character indicating a special characteristic of this record.<text:span text:style-name="T85"> Most of the flags affect Uniden Radios, and are not used by the RadioCtl GUI.</text:span></text:p>
            <text:p text:style-name="P169">For Format 4, the flag field is NOT used. Instead the individual key is specified.</text:p>
            <text:p text:style-name="P175">Currently there are no valid flags defined for this <text:span text:style-name="T120">record type.</text:span></text:p>
          </table:table-cell>
        </table:table-row>
        <table:table-row table:style-name="GroupRecord.1">
          <table:table-cell table:style-name="GroupRecord.A2" office:value-type="string">
            <text:p text:style-name="P119">7</text:p>
          </table:table-cell>
          <table:table-cell table:style-name="GroupRecord.A2" office:value-type="string">
            <text:p text:style-name="P119">igrp</text:p>
          </table:table-cell>
          <table:table-cell table:style-name="GroupRecord.A2" office:value-type="string">
            <text:p text:style-name="P119">integer</text:p>
          </table:table-cell>
          <table:table-cell table:style-name="GroupRecord.D2" office:value-type="string">
            <text:p text:style-name="P243"><text:span text:style-name="T180">Non-Uniden </text:span>group number. If this field is not blank, -1, '.' or '-', all frequencies that are for this <text:span text:style-name="T94">group</text:span> will be assigned to t<text:span text:style-name="T94">he specified <text:s/>group number</text:span><text:span text:style-name="T180"> for the affected radio.</text:span></text:p>
            <text:p text:style-name="P244"><text:span text:style-name="T186">This </text:span><text:span text:style-name="T187">field is </text:span><text:span text:style-name="T186">only </text:span><text:span text:style-name="T187">used by</text:span><text:span text:style-name="T186"> the </text:span><text:span text:style-name="T51">RADIOWRITE.PL</text:span><text:span text:style-name="T186"> CSV</text:span><text:span text:style-name="T185">ICOM</text:span><text:span text:style-name="T186"> and WRITESYS commands.</text:span></text:p>
          </table:table-cell>
        </table:table-row>
        <table:table-row table:style-name="GroupRecord.1">
          <table:table-cell table:style-name="GroupRecord.A2" office:value-type="string">
            <text:p text:style-name="P119">8</text:p>
          </table:table-cell>
          <table:table-cell table:style-name="GroupRecord.A2" office:value-type="string">
            <text:p text:style-name="P119">(reserved)</text:p>
          </table:table-cell>
          <table:table-cell table:style-name="GroupRecord.A2" office:value-type="string">
            <text:p text:style-name="P119">(none)</text:p>
          </table:table-cell>
          <table:table-cell table:style-name="GroupRecord.D2" office:value-type="string">
            <text:p text:style-name="P119">Reserved for future changes.</text:p>
          </table:table-cell>
        </table:table-row>
        <table:table-row table:style-name="GroupRecord.1">
          <table:table-cell table:style-name="GroupRecord.A2" office:value-type="string">
            <text:p text:style-name="P119">9</text:p>
          </table:table-cell>
          <table:table-cell table:style-name="GroupRecord.A2" office:value-type="string">
            <text:p text:style-name="P142">protocol</text:p>
          </table:table-cell>
          <table:table-cell table:style-name="GroupRecord.A2" office:value-type="string">
            <text:p text:style-name="P151">protocol </text:p>
          </table:table-cell>
          <table:table-cell table:style-name="GroupRecord.D2" office:value-type="string">
            <text:p text:style-name="P116">If this field is not blank. fields that follow this one are specific to the particular radio's protocol. <text:s/>The protocol specified is NOT case sensitive.<text:span text:style-name="T121"> </text:span><text:soft-page-break/><text:span text:style-name="T122">Protocol specific fields are usually NOT used by the GUI.</text:span></text:p>
          </table:table-cell>
        </table:table-row>
      </table:table>
      <text:p text:style-name="P7"/>
      <text:p text:style-name="P7"/>
      <text:p text:style-name="P7"><text:span text:style-name="T123">The</text:span><text:span text:style-name="T98"> following</text:span><text:span text:style-name="T123"> fields will be present if the value in the protocol field is UNIDEN.</text:span></text:p>
      <text:p text:style-name="P248">Table <text:sequence text:ref-name="refTable6" text:name="Table" text:formula="ooow:Table+1" style:num-format="1">7</text:sequence>: GROUP record fields for UNIDEN<text:span text:style-name="T124"> protocol</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72">position</text:p>
          </table:table-cell>
          <table:table-cell table:style-name="Table12.A1" office:value-type="string">
            <text:p text:style-name="P72">key</text:p>
          </table:table-cell>
          <table:table-cell table:style-name="Table12.A1" office:value-type="string">
            <text:p text:style-name="P73">type</text:p>
          </table:table-cell>
          <table:table-cell table:style-name="Table12.D1" office:value-type="string">
            <text:p text:style-name="P72">description</text:p>
          </table:table-cell>
        </table:table-row>
        <table:table-row table:style-name="Table12.1">
          <table:table-cell table:style-name="Table12.A2" office:value-type="string">
            <text:p text:style-name="P176">10</text:p>
          </table:table-cell>
          <table:table-cell table:style-name="Table12.A2" office:value-type="string">
            <text:p text:style-name="P177">gqkey</text:p>
          </table:table-cell>
          <table:table-cell table:style-name="Table12.A2" office:value-type="string">
            <text:p text:style-name="P178">integer</text:p>
          </table:table-cell>
          <table:table-cell table:style-name="Table12.D2" office:value-type="string">
            <text:p text:style-name="P177">Group quickey (0-9). <text:span text:style-name="T125"><text:s/></text:span><text:span text:style-name="T154">Although not required by the Radios, A quick-key should ALWAYS be defined, or the group can never be de-selected.</text:span></text:p>
          </table:table-cell>
        </table:table-row>
        <table:table-row table:style-name="Table12.1">
          <table:table-cell table:style-name="Table12.A2" office:value-type="string">
            <text:p text:style-name="P176">11</text:p>
          </table:table-cell>
          <table:table-cell table:style-name="Table12.A2" office:value-type="string">
            <text:p text:style-name="P174">svccode</text:p>
          </table:table-cell>
          <table:table-cell table:style-name="Table12.A2" office:value-type="string">
            <text:p text:style-name="P174">integer</text:p>
          </table:table-cell>
          <table:table-cell table:style-name="Table12.D2" office:value-type="string">
            <text:p text:style-name="P174">Service code (1-37,208-216. Only used by the SDS<text:span text:style-name="T96">100/SDS</text:span>200</text:p>
          </table:table-cell>
        </table:table-row>
        <table:table-row table:style-name="Table12.1">
          <table:table-cell table:style-name="Table12.A2" office:value-type="string">
            <text:p text:style-name="P180">1<text:span text:style-name="T94">2</text:span></text:p>
          </table:table-cell>
          <table:table-cell table:style-name="Table12.A2" office:value-type="string">
            <text:p text:style-name="P180">rf_filter</text:p>
          </table:table-cell>
          <table:table-cell table:style-name="Table12.A2" office:value-type="string">
            <text:p text:style-name="P180">string</text:p>
          </table:table-cell>
          <table:table-cell table:style-name="Table12.D2" office:value-type="string">
            <text:p text:style-name="P180">'Global','Invert','Auto','Normal','Wide Normal', 'Wide Invert', "Wide Auto', 'Off'. Only used by the SDS100/SDS200</text:p>
          </table:table-cell>
        </table:table-row>
        <table:table-row table:style-name="Table12.1">
          <table:table-cell table:style-name="Table12.A2" office:value-type="string">
            <text:p text:style-name="P180">1<text:span text:style-name="T94">3</text:span></text:p>
          </table:table-cell>
          <table:table-cell table:style-name="Table12.A2" office:value-type="string">
            <text:p text:style-name="P136">latitude</text:p>
          </table:table-cell>
          <table:table-cell table:style-name="Table12.A2" office:value-type="string">
            <text:p text:style-name="P136">number</text:p>
          </table:table-cell>
          <table:table-cell table:style-name="Table12.D2" office:value-type="string">
            <text:p text:style-name="P136">Latitude of the <text:span text:style-name="T96">group</text:span><text:span text:style-name="T105">. Decimal number</text:span></text:p>
          </table:table-cell>
        </table:table-row>
        <table:table-row table:style-name="Table12.1">
          <table:table-cell table:style-name="Table12.A2" office:value-type="string">
            <text:p text:style-name="P180">1<text:span text:style-name="T94">4</text:span></text:p>
          </table:table-cell>
          <table:table-cell table:style-name="Table12.A2" office:value-type="string">
            <text:p text:style-name="P131">longitude </text:p>
          </table:table-cell>
          <table:table-cell table:style-name="Table12.A2" office:value-type="string">
            <text:p text:style-name="P131">number</text:p>
          </table:table-cell>
          <table:table-cell table:style-name="Table12.D2" office:value-type="string">
            <text:p text:style-name="P98">Longitude of the <text:span text:style-name="T96">group</text:span>.<text:span text:style-name="T105"> Decimal number</text:span></text:p>
          </table:table-cell>
        </table:table-row>
        <table:table-row table:style-name="Table12.1">
          <table:table-cell table:style-name="Table12.A2" office:value-type="string">
            <text:p text:style-name="P180">1<text:span text:style-name="T94">5</text:span></text:p>
          </table:table-cell>
          <table:table-cell table:style-name="Table12.A2" office:value-type="string">
            <text:p text:style-name="P121">range <text:s text:c="4"/></text:p>
          </table:table-cell>
          <table:table-cell table:style-name="Table12.A2" office:value-type="string">
            <text:p text:style-name="P90">number </text:p>
          </table:table-cell>
          <table:table-cell table:style-name="Table12.D2" office:value-type="string">
            <text:p text:style-name="P121">Number of mil<text:span text:style-name="T97">es for th</text:span>e<text:span text:style-name="T97"> range</text:span><text:span text:style-name="T105">. Decimal number.</text:span><text:span text:style-name="T97"> (</text:span><text:span text:style-name="T96">SDS100/</text:span><text:span text:style-name="T97">SDS200 only)</text:span></text:p>
          </table:table-cell>
        </table:table-row>
        <table:table-row table:style-name="Table12.1">
          <table:table-cell table:style-name="Table12.A2" office:value-type="string">
            <text:p text:style-name="P180">1<text:span text:style-name="T94">6</text:span></text:p>
          </table:table-cell>
          <table:table-cell table:style-name="Table12.A2" office:value-type="string">
            <text:p text:style-name="P107">block_addr</text:p>
          </table:table-cell>
          <table:table-cell table:style-name="Table12.A2" office:value-type="string">
            <text:p text:style-name="P90">integer</text:p>
          </table:table-cell>
          <table:table-cell table:style-name="Table12.D2" office:value-type="string">
            <text:p text:style-name="P107">Internal address of the <text:s/><text:span text:style-name="T119">GIN </text:span>block in the radio<text:span text:style-name="T107">. </text:span><text:span text:style-name="T108">Information only. Not used by any operation.</text:span></text:p>
          </table:table-cell>
        </table:table-row>
      </table:table>
      <text:h text:style-name="P263" text:outline-level="1"/>
      <text:p text:style-name="P60">The Following fields will be present if the value in the protocol is ICOM</text:p>
      <table:table table:name="Table3" table:style-name="Table3">
        <table:table-column table:style-name="Table3.A"/>
        <table:table-column table:style-name="Table3.B" table:number-columns-repeated="2"/>
        <table:table-column table:style-name="Table3.D"/>
        <table:table-header-rows>
          <table:table-row table:style-name="TableLine94600222823024">
            <table:table-cell table:style-name="Table3.A1" office:value-type="string">
              <text:p text:style-name="P72">position</text:p>
            </table:table-cell>
            <table:table-cell table:style-name="Table3.A1" office:value-type="string">
              <text:p text:style-name="P72">key</text:p>
            </table:table-cell>
            <table:table-cell table:style-name="Table3.A1" office:value-type="string">
              <text:p text:style-name="P73">type</text:p>
            </table:table-cell>
            <table:table-cell table:style-name="Table3.A1" office:value-type="string">
              <text:p text:style-name="P72">description</text:p>
            </table:table-cell>
          </table:table-row>
        </table:table-header-rows>
        <table:table-row table:style-name="TableLine94600222863680">
          <table:table-cell table:style-name="Table3.A1" office:value-type="string">
            <text:p text:style-name="P241">10</text:p>
          </table:table-cell>
          <table:table-cell table:style-name="Table3.A1" office:value-type="string">
            <text:p text:style-name="P241">scangrp</text:p>
          </table:table-cell>
          <table:table-cell table:style-name="Table3.A1" office:value-type="string">
            <text:p text:style-name="P241">integer</text:p>
          </table:table-cell>
          <table:table-cell table:style-name="Table3.A1" office:value-type="string">
            <text:p text:style-name="P241">Scan group number for IC-705 or IC-R8600. For the IC-705 The value must be 0-3. For The IC-8600, the value must be 0-9</text:p>
            <text:p text:style-name="P241">This value will be used if the scangrp value in the FREQ records is 0.</text:p>
          </table:table-cell>
        </table:table-row>
      </table:table>
      <text:p text:style-name="P60"/>
      <text:p text:style-name="P46"/>
      <text:h text:style-name="P271" text:outline-level="3"><text:bookmark-start text:name="__RefHeading___Toc4328_371593118"/>FREQ records<text:bookmark-end text:name="__RefHeading___Toc4328_371593118"/></text:h>
      <text:p text:style-name="P38"><text:s/>FREQ records define individual frequencies or trunk ids (TGID). The records include Modulation, service and other information that MAY be stored in a radio's memory channel. These records are also used by the RadioCtl GUI program.</text:p>
      <text:p text:style-name="P38">If the record defines a <text:span text:style-name="T124">Trunked <text:s/>Group ID (TGID)</text:span>, the frequency value <text:span text:style-name="T124">should be 0</text:span>. <text:span text:style-name="T124">A 0 frequency for a record that does NOT contain a valid TGID is assumed to be a blank channel. </text:span>TGIDs are only stored to and fetched from Uniden Radios. </text:p>
      <text:p text:style-name="P55"/>
      <text:p text:style-name="P26">Additional fields for specific radio protocols may also be defined.</text:p>
      <text:p text:style-name="P27"/>
      <text:p text:style-name="P248">Table <text:sequence text:ref-name="refTable7" text:name="Table" text:formula="ooow:Table+1" style:num-format="1">8</text:sequence>: F<text:span text:style-name="T75">REQ</text:span> Record Fields</text:p>
      <table:table table:name="FreqRecords" table:style-name="FreqRecords">
        <table:table-column table:style-name="FreqRecords.A"/>
        <table:table-column table:style-name="FreqRecords.B"/>
        <table:table-column table:style-name="FreqRecords.C"/>
        <table:table-column table:style-name="FreqRecords.D"/>
        <table:table-row table:style-name="FreqRecords.1">
          <table:table-cell table:style-name="FreqRecords.A1" office:value-type="string">
            <text:p text:style-name="P72">position</text:p>
          </table:table-cell>
          <table:table-cell table:style-name="FreqRecords.A1" office:value-type="string">
            <text:p text:style-name="P72">key</text:p>
          </table:table-cell>
          <table:table-cell table:style-name="FreqRecords.A1" office:value-type="string">
            <text:p text:style-name="P73">type</text:p>
          </table:table-cell>
          <table:table-cell table:style-name="FreqRecords.D1" office:value-type="string">
            <text:p text:style-name="P72">description</text:p>
          </table:table-cell>
        </table:table-row>
        <table:table-row table:style-name="TableLine94600223018944">
          <table:table-cell table:style-name="FreqRecords.A2" office:value-type="string">
            <text:p text:style-name="P126">1</text:p>
          </table:table-cell>
          <table:table-cell table:style-name="FreqRecords.A2" office:value-type="string">
            <text:p text:style-name="P94">rectype</text:p>
          </table:table-cell>
          <table:table-cell table:style-name="FreqRecords.A2" office:value-type="string">
            <text:p text:style-name="P96">string</text:p>
          </table:table-cell>
          <table:table-cell table:style-name="FreqRecords.D2" office:value-type="string">
            <text:p text:style-name="P94">Record type. <text:span text:style-name="T82">(</text:span><text:span text:style-name="T18">FREQ</text:span><text:span text:style-name="T9">)</text:span><text:span text:style-name="T17">.</text:span></text:p>
            <text:p text:style-name="P128">Frequency and other information used by both The RadioCtl program and stored in the radio's memory<text:span text:style-name="T126">.</text:span></text:p>
          </table:table-cell>
        </table:table-row>
        <text:soft-page-break/>
        <table:table-row table:style-name="TableLine94600223021472">
          <table:table-cell table:style-name="FreqRecords.A2" office:value-type="string">
            <text:p text:style-name="P129">2</text:p>
          </table:table-cell>
          <table:table-cell table:style-name="FreqRecords.A2" office:value-type="string">
            <text:p text:style-name="P100">index</text:p>
          </table:table-cell>
          <table:table-cell table:style-name="FreqRecords.A2" office:value-type="string">
            <text:p text:style-name="P90">integer</text:p>
          </table:table-cell>
          <table:table-cell table:style-name="FreqRecords.D2" office:value-type="string">
            <text:p text:style-name="P100"><text:span text:style-name="T127">Freq</text:span> number index<text:span text:style-name="T83">. This number MUST be unique for all </text:span><text:span text:style-name="T13">FREQ </text:span><text:span text:style-name="T83">records in the file, and must be greater than 0.</text:span></text:p>
            <text:p text:style-name="P140">If this value is 0, this record is discarded.<text:span text:style-name="T80"> </text:span></text:p>
          </table:table-cell>
        </table:table-row>
        <table:table-row table:style-name="TableLine94600223022400">
          <table:table-cell table:style-name="FreqRecords.A2" office:value-type="string">
            <text:p text:style-name="P93">3</text:p>
          </table:table-cell>
          <table:table-cell table:style-name="FreqRecords.A2" office:value-type="string">
            <text:p text:style-name="P102">service</text:p>
          </table:table-cell>
          <table:table-cell table:style-name="FreqRecords.A2" office:value-type="string">
            <text:p text:style-name="P96">string</text:p>
          </table:table-cell>
          <table:table-cell table:style-name="FreqRecords.D2" office:value-type="string">
            <text:p text:style-name="P102">Description of the <text:span text:style-name="T127">Frequency</text:span>. Any valid text can be used. Although there is no limit to the length of the text for RadioCtl, the text may be truncated to a specific length when stored in a radio.<text:span text:style-name="T80"> </text:span></text:p>
          </table:table-cell>
        </table:table-row>
        <table:table-row table:style-name="TableLine94600223023376">
          <table:table-cell table:style-name="FreqRecords.A2" office:value-type="string">
            <text:p text:style-name="P129">4</text:p>
          </table:table-cell>
          <table:table-cell table:style-name="FreqRecords.A2" office:value-type="string">
            <text:p text:style-name="P131"><text:span text:style-name="T128">v</text:span>alid</text:p>
          </table:table-cell>
          <table:table-cell table:style-name="FreqRecords.A2" office:value-type="string">
            <text:p text:style-name="P131"><text:span text:style-name="T102">b</text:span>inary</text:p>
          </table:table-cell>
          <table:table-cell table:style-name="FreqRecords.D2" office:value-type="string">
            <text:p text:style-name="P100">If TRUE, the <text:span text:style-name="T128">Frequency</text:span> will <text:span text:style-name="T119">be </text:span><text:span text:style-name="T181">marked for scanning and selection by the RadioCtl GUI </text:span><text:span text:style-name="T119">and by the radio.</text:span></text:p>
          </table:table-cell>
        </table:table-row>
        <table:table-row table:style-name="FreqRecords.1">
          <table:table-cell table:style-name="FreqRecords.A2" office:value-type="string">
            <text:p text:style-name="P181">5</text:p>
          </table:table-cell>
          <table:table-cell table:style-name="FreqRecords.A2" office:value-type="string">
            <text:p text:style-name="P182">groupno</text:p>
            <text:p text:style-name="P169"/>
          </table:table-cell>
          <table:table-cell table:style-name="FreqRecords.A2" office:value-type="string">
            <text:p text:style-name="P178">integer</text:p>
          </table:table-cell>
          <table:table-cell table:style-name="FreqRecords.D2" office:value-type="string">
            <text:p text:style-name="P182"><text:span text:style-name="T2">G</text:span><text:span text:style-name="T19">ROUP</text:span> <text:s/>index number that this FREQ record is part of.</text:p>
            <text:p text:style-name="P181">If this number is 0, or references a non-existent group index, or the referenced group does not reference a valid <text:span text:style-name="T2">SYSTEM</text:span> record, then this record will be orphaned.</text:p>
          </table:table-cell>
        </table:table-row>
        <table:table-row table:style-name="FreqRecords.1">
          <table:table-cell table:style-name="FreqRecords.A2" office:value-type="string">
            <text:p text:style-name="P181">6</text:p>
          </table:table-cell>
          <table:table-cell table:style-name="FreqRecords.A2" office:value-type="string">
            <text:p text:style-name="P182">f<text:span text:style-name="T129">lags</text:span></text:p>
            <text:p text:style-name="P169"/>
            <text:p text:style-name="P183"/>
          </table:table-cell>
          <table:table-cell table:style-name="FreqRecords.A2" office:value-type="string">
            <text:p text:style-name="P182">character</text:p>
          </table:table-cell>
          <table:table-cell table:style-name="FreqRecords.D2" office:value-type="string">
            <text:p text:style-name="P182">Single character flags indicating some attribute of this record. <text:span text:style-name="T130"><text:s/>Characters are NOT case sensitive. Multiple flags can be specified.</text:span><text:span text:style-name="T175"> </text:span></text:p>
            <text:p text:style-name="P205">Note that some radios have the ability to store attenuation in the radio's memory channels. For these radios, there is a separate attenuation flag.</text:p>
            <text:p text:style-name="P169">For Format 4, the <text:span text:style-name="T32">flag</text:span> field is NOT used. Instead the individual key is specified.<text:span text:style-name="T175"> (ex: </text:span><text:span text:style-name="T48">ATTEN=1</text:span><text:span text:style-name="T175">)</text:span></text:p>
            <text:p text:style-name="P169"/>
            <text:p text:style-name="P182"><text:span text:style-name="T131">Val</text:span>id flag characters are:</text:p>
            <table:table table:name="Table13" table:style-name="Table13">
              <table:table-column table:style-name="Table13.A"/>
              <table:table-column table:style-name="Table13.B"/>
              <table:table-column table:style-name="Table13.C"/>
              <table:table-header-rows>
                <table:table-row table:style-name="TableLine94600222902080">
                  <table:table-cell table:style-name="Table13.A1" office:value-type="string">
                    <text:p text:style-name="P77">char</text:p>
                  </table:table-cell>
                  <table:table-cell table:style-name="Table13.A1" office:value-type="string">
                    <text:p text:style-name="P79">key</text:p>
                  </table:table-cell>
                  <table:table-cell table:style-name="Table13.C1" office:value-type="string">
                    <text:p text:style-name="P77">meaning</text:p>
                  </table:table-cell>
                </table:table-row>
              </table:table-header-rows>
              <table:table-row table:style-name="TableLine94600222947872">
                <table:table-cell table:style-name="Table13.A2" office:value-type="string">
                  <text:p text:style-name="P171">A</text:p>
                </table:table-cell>
                <table:table-cell table:style-name="Table13.A2" office:value-type="string">
                  <text:p text:style-name="P171">atten</text:p>
                </table:table-cell>
                <table:table-cell table:style-name="Table13.C2" office:value-type="string">
                  <text:p text:style-name="P171">Attenuation is on for this frequency<text:span text:style-name="T174"> for ALL radios</text:span>. </text:p>
                </table:table-cell>
              </table:table-row>
              <table:table-row table:style-name="TableLine94600222949936">
                <table:table-cell table:style-name="Table13.A2" office:value-type="string">
                  <text:p text:style-name="P204">2</text:p>
                </table:table-cell>
                <table:table-cell table:style-name="Table13.A2" office:value-type="string">
                  <text:p text:style-name="P171">sdaatt</text:p>
                </table:table-cell>
                <table:table-cell table:style-name="Table13.C2" office:value-type="string">
                  <text:p text:style-name="P171">Attenuation is on if this is a Uniden <text:span text:style-name="T174">SDS100 or</text:span> SDS200 model radio<text:span text:style-name="T174">.</text:span></text:p>
                </table:table-cell>
              </table:table-row>
              <table:table-row table:style-name="TableLine94600222950752">
                <table:table-cell table:style-name="Table13.A2" office:value-type="string">
                  <text:p text:style-name="P204">3</text:p>
                </table:table-cell>
                <table:table-cell table:style-name="Table13.A2" office:value-type="string">
                  <text:p text:style-name="P204">bcdatt</text:p>
                </table:table-cell>
                <table:table-cell table:style-name="Table13.C2" office:value-type="string">
                  <text:p text:style-name="P204">Attenuation is on if this is a <text:span text:style-name="T175">Uniden BCD325P2 or BCD396 model radio.</text:span></text:p>
                </table:table-cell>
              </table:table-row>
              <table:table-row table:style-name="TableLine94600222951616">
                <table:table-cell table:style-name="Table13.A2" office:value-type="string">
                  <text:p text:style-name="P205">4</text:p>
                </table:table-cell>
                <table:table-cell table:style-name="Table13.A2" office:value-type="string">
                  <text:p text:style-name="P205">r30att</text:p>
                </table:table-cell>
                <table:table-cell table:style-name="Table13.C2" office:value-type="string">
                  <text:p text:style-name="P205">Attenuation is on if this is a ICOM IC-R30 model radio.</text:p>
                </table:table-cell>
              </table:table-row>
              <table:table-row table:style-name="TableLine94600222952432">
                <table:table-cell table:style-name="Table13.A2" office:value-type="string">
                  <text:p text:style-name="P171">G</text:p>
                </table:table-cell>
                <table:table-cell table:style-name="Table13.A2" office:value-type="string">
                  <text:p text:style-name="P171">tgid</text:p>
                </table:table-cell>
                <table:table-cell table:style-name="Table13.C2" office:value-type="string">
                  <text:p text:style-name="P171">This is a <text:span text:style-name="T32">TGID</text:span> (Trunked Group ID). Only affects Trunked systems. </text:p>
                  <text:p text:style-name="P183">For <text:span text:style-name="T175">format </text:span>4, this flag is assumed if the value of <text:span text:style-name="T32">TGID</text:span> is set.</text:p>
                  <text:p text:style-name="P171">Not used in the RadioCtl GUI.</text:p>
                </table:table-cell>
              </table:table-row>
              <table:table-row table:style-name="TableLine94600222953552">
                <table:table-cell table:style-name="Table13.A2" office:value-type="string">
                  <text:p text:style-name="P171">P</text:p>
                </table:table-cell>
                <table:table-cell table:style-name="Table13.A2" office:value-type="string">
                  <text:p text:style-name="P171">priority</text:p>
                </table:table-cell>
                <table:table-cell table:style-name="Table13.C2" office:value-type="string">
                  <text:p text:style-name="P171">Priority is on</text:p>
                </table:table-cell>
              </table:table-row>
              <table:table-row table:style-name="TableLine94600222954528">
                <table:table-cell table:style-name="Table13.A2" office:value-type="string">
                  <text:p text:style-name="P206">+</text:p>
                </table:table-cell>
                <table:table-cell table:style-name="Table13.A2" office:value-type="string">
                  <text:p text:style-name="P206">oplus</text:p>
                </table:table-cell>
                <table:table-cell table:style-name="Table13.C2" office:value-type="string">
                  <text:p text:style-name="P206">Positive offset. ICOM<text:span text:style-name="T181">/Kenwood Radios only</text:span></text:p>
                </table:table-cell>
              </table:table-row>
              <table:table-row table:style-name="TableLine94600222955504">
                <table:table-cell table:style-name="Table13.A2" office:value-type="string">
                  <text:p text:style-name="P206">-</text:p>
                </table:table-cell>
                <table:table-cell table:style-name="Table13.A2" office:value-type="string">
                  <text:p text:style-name="P206">ominus</text:p>
                </table:table-cell>
                <table:table-cell table:style-name="Table13.C2" office:value-type="string">
                  <text:p text:style-name="P206">Negative offset, ICOM<text:span text:style-name="T181">/Kenwood Radios only</text:span></text:p>
                </table:table-cell>
              </table:table-row>
            </table:table>
            <text:p text:style-name="P182"/>
          </table:table-cell>
        </table:table-row>
        <table:table-row table:style-name="TableLine94600223026384">
          <table:table-cell table:style-name="FreqRecords.A2" office:value-type="string">
            <text:p text:style-name="P181">7</text:p>
          </table:table-cell>
          <table:table-cell table:style-name="FreqRecords.A2" office:value-type="string">
            <text:p text:style-name="P173">channel</text:p>
          </table:table-cell>
          <table:table-cell table:style-name="FreqRecords.A2" office:value-type="string">
            <text:p text:style-name="P178">integer</text:p>
          </table:table-cell>
          <table:table-cell table:style-name="FreqRecords.D2" office:value-type="string">
            <text:p text:style-name="P173">Channel number for the radio. This number can be 0 to 9999<text:span text:style-name="T133">, or -1 if not set</text:span>. <text:span text:style-name="T133">A not set value can also be '.' or '-'. </text:span>If the record has been generated by reading the radio, then this is the actual memory number that the record was store<text:span text:style-name="T113">d</text:span> in. </text:p>
            <text:p text:style-name="P212">If the channel number is '<text:span text:style-name="T32">-'</text:span> or '<text:span text:style-name="T32">-1</text:span>', the record will be ignored by some operations for non-dynamic radios.</text:p>
            <text:p text:style-name="P173"><text:soft-page-break/>Note: <text:span text:style-name="T133">The channel number MAY be outside the range of the current radio. </text:span>Uniden Dynamic Radios <text:span text:style-name="T133">will ignore this field.</text:span></text:p>
            <text:p text:style-name="P209">See * below for additional details<text:span text:style-name="T182">.</text:span></text:p>
          </table:table-cell>
        </table:table-row>
        <table:table-row table:style-name="TableLine94600223027312">
          <table:table-cell table:style-name="FreqRecords.A2" office:value-type="string">
            <text:p text:style-name="P184">8</text:p>
          </table:table-cell>
          <table:table-cell table:style-name="FreqRecords.A2" office:value-type="string">
            <text:p text:style-name="P173">frequency</text:p>
          </table:table-cell>
          <table:table-cell table:style-name="FreqRecords.A2" office:value-type="string">
            <text:p text:style-name="P178">frequency</text:p>
          </table:table-cell>
          <table:table-cell table:style-name="FreqRecords.D2" office:value-type="string">
            <text:p text:style-name="P173">Frequency in Hz or Mhz. If a <text:span text:style-name="T113">d</text:span>ecimal point is present, the value is assumed to be in MHz. <text:span text:style-name="T114">The frequency should NOT be 0 unless this is a </text:span><text:span text:style-name="T44">TGID</text:span><text:span text:style-name="T114"> record, or the radio's channel is to be cleared. </text:span></text:p>
          </table:table-cell>
        </table:table-row>
        <table:table-row table:style-name="TableLine94600223024032">
          <table:table-cell table:style-name="FreqRecords.A2" office:value-type="string">
            <text:p text:style-name="P184">9</text:p>
          </table:table-cell>
          <table:table-cell table:style-name="FreqRecords.A2" office:value-type="string">
            <text:p text:style-name="P185">mode</text:p>
          </table:table-cell>
          <table:table-cell table:style-name="FreqRecords.A2" office:value-type="string">
            <text:p text:style-name="P178">mode</text:p>
          </table:table-cell>
          <table:table-cell table:style-name="FreqRecords.D2" office:value-type="string">
            <text:p text:style-name="P185">Modulation string. Acceptable values are <text:span text:style-name="T20">A</text:span><text:span text:style-name="T2">M</text:span>, <text:span text:style-name="T2">FM</text:span>, <text:span text:style-name="T2">FM</text:span><text:span text:style-name="T21">w</text:span>, <text:span text:style-name="T2">FM</text:span><text:span text:style-name="T21">n</text:span>, <text:span text:style-name="T21">FMun</text:span><text:span text:style-name="T132">,</text:span><text:span text:style-name="T2">LSB</text:span>, <text:span text:style-name="T2">USB</text:span>, <text:span text:style-name="T2">AUTO</text:span> and possibly others<text:span text:style-name="T113"> (depending on the radio)</text:span>. Case of the string is not important. If <text:span text:style-name="T2">AUTO</text:span> is specified, RadioCtl (or the radio) will attempt to adjust the modulation based on the Frequency. Note that some radios do not allow all modulations, or cannot change the modulation. <text:line-break/><text:span text:style-name="T134">This field is ignored if this is a </text:span><text:span text:style-name="T45">TGID</text:span><text:span text:style-name="T134"> record.</text:span></text:p>
          </table:table-cell>
        </table:table-row>
        <table:table-row table:style-name="FreqRecords.1">
          <table:table-cell table:style-name="FreqRecords.A2" office:value-type="string">
            <text:p text:style-name="P185">1<text:span text:style-name="T135">0</text:span></text:p>
          </table:table-cell>
          <table:table-cell table:style-name="FreqRecords.A2" office:value-type="string">
            <text:p text:style-name="P185">tgid</text:p>
          </table:table-cell>
          <table:table-cell table:style-name="FreqRecords.A2" office:value-type="string">
            <text:p text:style-name="P178">tgid</text:p>
          </table:table-cell>
          <table:table-cell table:style-name="FreqRecords.D2" office:value-type="string">
            <text:p text:style-name="P185">Trunked Group ID. If the '<text:span text:style-name="T20">G</text:span>' freq_flag is set, this field will be used for Uniden Radios only. A TGID record ignores the<text:span text:style-name="T32"> FREQUENC</text:span>Y <text:s/>and <text:span text:style-name="T32">MODE</text:span> fields. <text:span text:style-name="T135"><text:s/></text:span></text:p>
          </table:table-cell>
        </table:table-row>
        <table:table-row table:style-name="FreqRecords.1">
          <table:table-cell table:style-name="FreqRecords.A2" office:value-type="string">
            <text:p text:style-name="P185">1<text:span text:style-name="T135">1</text:span></text:p>
          </table:table-cell>
          <table:table-cell table:style-name="FreqRecords.A2" office:value-type="string">
            <text:p text:style-name="P185">tone</text:p>
          </table:table-cell>
          <table:table-cell table:style-name="FreqRecords.A2" office:value-type="string">
            <text:p text:style-name="P178">decimal</text:p>
          </table:table-cell>
          <table:table-cell table:style-name="FreqRecords.D2" office:value-type="string">
            <text:p text:style-name="P185">A decimal number indicating the <text:span text:style-name="T135">sub-audio </text:span>tone<text:span text:style-name="T135">, or digital ID used for squelch or repeater operation</text:span>. Tones can <text:s/>be <text:span text:style-name="T32">CTCSS </text:span>(67.0 to 254.1) or <text:span text:style-name="T32">DCS</text:span> (023 to 754)<text:span text:style-name="T135">, as well as </text:span><text:span text:style-name="T136">P25 </text:span><text:span text:style-name="T135">NAC</text:span><text:span text:style-name="T136"> (0-FFFx)</text:span><text:span text:style-name="T135">, DMR Color</text:span><text:span text:style-name="T136"> </text:span><text:span text:style-name="T135">Code</text:span><text:span text:style-name="T136"> (0-15)</text:span><text:span text:style-name="T135">, and NDXN RAN </text:span><text:span text:style-name="T136">(0-63) </text:span><text:span text:style-name="T135">values. </text:span>The value can also be 'off' or 0 indicating no tone used.</text:p>
            <text:p text:style-name="P186">If the specified tone does NOT exactly matched the predefined values, the program will attempt to match to the correct value.</text:p>
            <text:p text:style-name="P186">What the tone represents is determined by the <text:span text:style-name="T46">TONE_TYPE</text:span><text:span text:style-name="T137"> </text:span><text:s/>field.</text:p>
            <text:p text:style-name="P184">NOTE: Not all radios have the ability to utilize <text:span text:style-name="T136">sub-audio tones or IDs. </text:span></text:p>
          </table:table-cell>
        </table:table-row>
        <table:table-row table:style-name="FreqRecords.1">
          <table:table-cell table:style-name="FreqRecords.A2" office:value-type="string">
            <text:p text:style-name="P184">12</text:p>
          </table:table-cell>
          <table:table-cell table:style-name="FreqRecords.A2" office:value-type="string">
            <text:p text:style-name="P184">tone_type</text:p>
          </table:table-cell>
          <table:table-cell table:style-name="FreqRecords.A2" office:value-type="string">
            <text:p text:style-name="P184">string</text:p>
          </table:table-cell>
          <table:table-cell table:style-name="FreqRecords.D2" office:value-type="string">
            <text:p text:style-name="P184">Type of tone that the 'tone' field represents. <text:span text:style-name="T136">This field is NOT case sensitive. </text:span>Valid values are:</text:p>
            <text:p text:style-name="P184"/>
            <table:table table:name="Table14" table:style-name="Table14">
              <table:table-column table:style-name="Table14.A"/>
              <table:table-column table:style-name="Table14.B"/>
              <table:table-header-rows>
                <table:table-row table:style-name="TableLine94600222972368">
                  <table:table-cell table:style-name="Table14.A1" office:value-type="string">
                    <text:p text:style-name="P78">value</text:p>
                  </table:table-cell>
                  <table:table-cell table:style-name="Table14.A1" office:value-type="string">
                    <text:p text:style-name="P78">meaning</text:p>
                  </table:table-cell>
                </table:table-row>
              </table:table-header-rows>
              <table:table-row table:style-name="TableLine94600223002944">
                <table:table-cell table:style-name="Table14.A1" office:value-type="string">
                  <text:p text:style-name="P184">Off</text:p>
                </table:table-cell>
                <table:table-cell table:style-name="Table14.A1" office:value-type="string">
                  <text:p text:style-name="P184">Tone is off, Tone field is ignored</text:p>
                </table:table-cell>
              </table:table-row>
              <table:table-row table:style-name="TableLine94600223003648">
                <table:table-cell table:style-name="Table14.A1" office:value-type="string">
                  <text:p text:style-name="P184">CTCSS</text:p>
                </table:table-cell>
                <table:table-cell table:style-name="Table14.A1" office:value-type="string">
                  <text:p text:style-name="P184"><text:span text:style-name="T138">The Tone field is a CTCSS frequency. </text:span>Tone is used to squelch unless the CTCSS tone value is being transmitted<text:span text:style-name="T136">. </text:span><text:s/></text:p>
                </table:table-cell>
              </table:table-row>
              <table:table-row table:style-name="TableLine94600223004304">
                <table:table-cell table:style-name="Table14.A1" office:value-type="string">
                  <text:p text:style-name="P184">DCS</text:p>
                </table:table-cell>
                <table:table-cell table:style-name="Table14.A1" office:value-type="string">
                  <text:p text:style-name="P184"><text:span text:style-name="T138">The Tone field is a DCS code. </text:span>Tone is used to squelch<text:span text:style-name="T136"> unless the code is transmitted.</text:span></text:p>
                </table:table-cell>
              </table:table-row>
              <table:table-row table:style-name="TableLine94600223005040">
                <table:table-cell table:style-name="Table14.A1" office:value-type="string">
                  <text:p text:style-name="P187">R<text:span text:style-name="T138">PTR</text:span></text:p>
                </table:table-cell>
                <table:table-cell table:style-name="Table14.A1" office:value-type="string">
                  <text:p text:style-name="P187"><text:span text:style-name="T138">The tone field is a Repeater keying tone. </text:span>The radio will add the tone to any transmissions. (IC-703 &amp; Kenwood only)</text:p>
                </table:table-cell>
              </table:table-row>
              <table:table-row table:style-name="TableLine94600223005856">
                <table:table-cell table:style-name="Table14.A6" office:value-type="string">
                  <text:p text:style-name="P188">NAC</text:p>
                </table:table-cell>
                <table:table-cell table:style-name="Table14.A1" office:value-type="string">
                  <text:p text:style-name="P188">The tone is a DCR NAC value.Thee squelch will not break until the P25 NAC is recognized.</text:p>
                </table:table-cell>
              </table:table-row>
              <table:table-row table:style-name="TableLine94600223006992">
                <table:table-cell table:style-name="Table14.A6" office:value-type="string">
                  <text:p text:style-name="P188">CCode</text:p>
                </table:table-cell>
                <table:table-cell table:style-name="Table14.A1" office:value-type="string">
                  <text:p text:style-name="P188">The Tone field is a DMR Color Code. The squelch will not break until the DMR Color code is recognized.</text:p>
                </table:table-cell>
              </table:table-row>
              <table:table-row table:style-name="TableLine94600223007808">
                <table:table-cell table:style-name="Table14.A1" office:value-type="string">
                  <text:p text:style-name="P188">RAN</text:p>
                </table:table-cell>
                <table:table-cell table:style-name="Table14.A1" office:value-type="string">
                  <text:p text:style-name="P188">The Tone field is a NXDN RAN value.</text:p>
                </table:table-cell>
              </table:table-row>
            </table:table>
            <text:p text:style-name="P184"/>
          </table:table-cell>
        </table:table-row>
        <table:table-row table:style-name="FreqRecords.1">
          <table:table-cell table:style-name="FreqRecords.A2" office:value-type="string">
            <text:p text:style-name="P189">1<text:span text:style-name="T138">3</text:span></text:p>
          </table:table-cell>
          <table:table-cell table:style-name="FreqRecords.A2" office:value-type="string">
            <text:p text:style-name="P112">dlyrsm</text:p>
          </table:table-cell>
          <table:table-cell table:style-name="FreqRecords.A2" office:value-type="string">
            <text:p text:style-name="P112">integer</text:p>
          </table:table-cell>
          <table:table-cell table:style-name="FreqRecords.D2" office:value-type="string">
            <text:p text:style-name="P112">Delay or Resume value. </text:p>
            <text:p text:style-name="P112">-10, -5 -2 indicates Resume.</text:p>
            <text:p text:style-name="P112">1 to 30 indicates delay.</text:p>
            <text:p text:style-name="P112">0 is off.</text:p>
          </table:table-cell>
        </table:table-row>
        <text:soft-page-break/>
        <table:table-row table:style-name="FreqRecords.1">
          <table:table-cell table:style-name="FreqRecords.A2" office:value-type="string">
            <text:p text:style-name="P189">14</text:p>
          </table:table-cell>
          <table:table-cell table:style-name="FreqRecords.A2" office:value-type="string">
            <text:p text:style-name="P111">_rsvd</text:p>
          </table:table-cell>
          <table:table-cell table:style-name="FreqRecords.A2" office:value-type="string">
            <text:p text:style-name="P111">(any)</text:p>
          </table:table-cell>
          <table:table-cell table:style-name="FreqRecords.D2" office:value-type="string">
            <text:p text:style-name="P111">Field reserved for future expansion. Any value in this field is ignored.</text:p>
          </table:table-cell>
        </table:table-row>
        <table:table-row table:style-name="FreqRecords.1">
          <table:table-cell table:style-name="FreqRecords.A2" office:value-type="string">
            <text:p text:style-name="P190">1<text:span text:style-name="T138">5</text:span></text:p>
          </table:table-cell>
          <table:table-cell table:style-name="FreqRecords.A2" office:value-type="string">
            <text:p text:style-name="P190">protocol</text:p>
          </table:table-cell>
          <table:table-cell table:style-name="FreqRecords.A2" office:value-type="string">
            <text:p text:style-name="P202">protocol</text:p>
          </table:table-cell>
          <table:table-cell table:style-name="FreqRecords.D2" office:value-type="string">
            <text:p text:style-name="P191">If this field is not blank. fields that follow this one are specific to the particular radio's protocol. <text:s/>The protocol specified is NOT case sensitive.<text:span text:style-name="T121"> <text:s/></text:span><text:span text:style-name="T122">Protocol specific fields are usually NOT used by the GUI.</text:span></text:p>
          </table:table-cell>
        </table:table-row>
      </table:table>
      <text:p text:style-name="P7"/>
      <text:p text:style-name="P55">*NOTE: The <text:span text:style-name="T32">channel </text:span>field can indicate a RadioCtl channel number (first channel number is 1), an absolute channel number in the radio, or a channel number in a group in the radio. What the field represents is dependent on <text:line-break/><text:span text:style-name="T190"> <text:s text:c="3"/>a) </text:span>the protocol and model number of the radio,<text:line-break/><text:span text:style-name="T190"> <text:s text:c="2"/></text:span><text:s/>b) the presence or absence of the 'bank_used' flag in the SYSTEM record. <text:line-break/>For all but UNIDEN radios, if 'bank_used' is true, then this represents a channel within the 'igrp' specified in the SYSTEM or GROUP record. Otherwise, this number will be treated as a RadioCtl channel number, with little or no relation to the Radio's memory channel number. <text:span text:style-name="T190">If the </text:span><text:span text:style-name="T52">channel</text:span><text:span text:style-name="T190"> field is -1, the record will be ignored when processing non-dynamic radios. </text:span><text:line-break/>This field is ignored for ALL Uniden dynamic radios. <text:s/></text:p>
      <text:p text:style-name="P7"/>
      <text:p text:style-name="P7"/>
      <text:p text:style-name="P7"><text:span text:style-name="T123">The</text:span><text:span text:style-name="T98"> following</text:span><text:span text:style-name="T123"> fields will be present if the value in the protocol field is UNIDEN.</text:span></text:p>
      <text:p text:style-name="P248">Table <text:sequence text:ref-name="refTable8" text:name="Table" text:formula="ooow:Table+1" style:num-format="1">9</text:sequence>: FREQ record fields for UNIDEN protocol</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72">position</text:p>
          </table:table-cell>
          <table:table-cell table:style-name="Table15.A1" office:value-type="string">
            <text:p text:style-name="P72">key</text:p>
          </table:table-cell>
          <table:table-cell table:style-name="Table15.A1" office:value-type="string">
            <text:p text:style-name="P73">type</text:p>
          </table:table-cell>
          <table:table-cell table:style-name="Table15.D1" office:value-type="string">
            <text:p text:style-name="P72">description</text:p>
          </table:table-cell>
        </table:table-row>
        <table:table-row table:style-name="Table15.1">
          <table:table-cell table:style-name="Table15.A2" office:value-type="string">
            <text:p text:style-name="P192">1<text:span text:style-name="T138">6</text:span></text:p>
          </table:table-cell>
          <table:table-cell table:style-name="Table15.A2" office:value-type="string">
            <text:p text:style-name="P192">audio</text:p>
          </table:table-cell>
          <table:table-cell table:style-name="Table15.A2" office:value-type="string">
            <text:p text:style-name="P192">String</text:p>
          </table:table-cell>
          <table:table-cell table:style-name="Table15.D2" office:value-type="string">
            <text:p text:style-name="P192">Audio Type. <text:span text:style-name="T32">All</text:span>, <text:span text:style-name="T32">Analog</text:span>, <text:span text:style-name="T32">Digital</text:span></text:p>
          </table:table-cell>
        </table:table-row>
        <table:table-row table:style-name="Table15.1">
          <table:table-cell table:style-name="Table15.A2" office:value-type="string">
            <text:p text:style-name="P193">1<text:span text:style-name="T138">7</text:span></text:p>
          </table:table-cell>
          <table:table-cell table:style-name="Table15.A2" office:value-type="string">
            <text:p text:style-name="P193">tag</text:p>
          </table:table-cell>
          <table:table-cell table:style-name="Table15.A2" office:value-type="string">
            <text:p text:style-name="P178">integer</text:p>
          </table:table-cell>
          <table:table-cell table:style-name="Table15.D2" office:value-type="string">
            <text:p text:style-name="P195"><text:span text:style-name="T113">User defined number. (00-99)</text:span><text:span text:style-name="T89">.</text:span></text:p>
          </table:table-cell>
        </table:table-row>
        <table:table-row table:style-name="Table15.1">
          <table:table-cell table:style-name="Table15.A2" office:value-type="string">
            <text:p text:style-name="P192">1<text:span text:style-name="T138">8</text:span></text:p>
          </table:table-cell>
          <table:table-cell table:style-name="Table15.A2" office:value-type="string">
            <text:p text:style-name="P125">(reserved)</text:p>
          </table:table-cell>
          <table:table-cell table:style-name="Table15.A2" office:value-type="string">
            <text:p text:style-name="P125">-</text:p>
          </table:table-cell>
          <table:table-cell table:style-name="Table15.D2" office:value-type="string">
            <text:p text:style-name="P125">reserved field</text:p>
          </table:table-cell>
        </table:table-row>
        <table:table-row table:style-name="Table15.1">
          <table:table-cell table:style-name="Table15.A2" office:value-type="string">
            <text:p text:style-name="P188">19</text:p>
          </table:table-cell>
          <table:table-cell table:style-name="Table15.A2" office:value-type="string">
            <text:p text:style-name="P125">t_slot</text:p>
          </table:table-cell>
          <table:table-cell table:style-name="Table15.A2" office:value-type="string">
            <text:p text:style-name="P125">integer/String</text:p>
          </table:table-cell>
          <table:table-cell table:style-name="Table15.D2" office:value-type="string">
            <text:p text:style-name="P125">Slot to use for DMR decode. 'Any', 1 or 2</text:p>
            <text:p text:style-name="P125">TGID record only </text:p>
          </table:table-cell>
        </table:table-row>
        <table:table-row table:style-name="Table15.1">
          <table:table-cell table:style-name="Table15.A2" office:value-type="string">
            <text:p text:style-name="P197">2<text:span text:style-name="T138">0</text:span></text:p>
          </table:table-cell>
          <table:table-cell table:style-name="Table15.A2" office:value-type="string">
            <text:p text:style-name="P121">al<text:span text:style-name="T96">_ton</text:span></text:p>
          </table:table-cell>
          <table:table-cell table:style-name="Table15.A2" office:value-type="string">
            <text:p text:style-name="P90">integer</text:p>
          </table:table-cell>
          <table:table-cell table:style-name="Table15.D2" office:value-type="string">
            <text:p text:style-name="P121"><text:span text:style-name="T96">Emergency a</text:span>lert tone number<text:span text:style-name="T96">. 0-9 or Off</text:span></text:p>
            <text:p text:style-name="P123">T<text:span text:style-name="T139">GID record types</text:span> only</text:p>
          </table:table-cell>
        </table:table-row>
        <table:table-row table:style-name="Table15.1">
          <table:table-cell table:style-name="Table15.A2" office:value-type="string">
            <text:p text:style-name="P197">2<text:span text:style-name="T138">1</text:span></text:p>
          </table:table-cell>
          <table:table-cell table:style-name="Table15.A2" office:value-type="string">
            <text:p text:style-name="P121">al<text:span text:style-name="T96">_lvl</text:span></text:p>
          </table:table-cell>
          <table:table-cell table:style-name="Table15.A2" office:value-type="string">
            <text:p text:style-name="P90">integer</text:p>
          </table:table-cell>
          <table:table-cell table:style-name="Table15.D2" office:value-type="string">
            <text:p text:style-name="P96"><text:span text:style-name="T96">Emergency a</text:span><text:span text:style-name="T85">lert tone volume 0-15</text:span></text:p>
            <text:p text:style-name="P123">SDS100/SDS200 also allows 'Auto'</text:p>
            <text:p text:style-name="P123">T<text:span text:style-name="T139">GID record types</text:span> only</text:p>
          </table:table-cell>
        </table:table-row>
        <table:table-row table:style-name="Table15.1">
          <table:table-cell table:style-name="Table15.A2" office:value-type="string">
            <text:p text:style-name="P192">2<text:span text:style-name="T138">2</text:span></text:p>
          </table:table-cell>
          <table:table-cell table:style-name="Table15.A2" office:value-type="string">
            <text:p text:style-name="P121">al<text:span text:style-name="T80">_col</text:span></text:p>
          </table:table-cell>
          <table:table-cell table:style-name="Table15.A2" office:value-type="string">
            <text:p text:style-name="P124">string</text:p>
          </table:table-cell>
          <table:table-cell table:style-name="Table15.D2" office:value-type="string">
            <text:p text:style-name="P96"><text:span text:style-name="T96">Emergency Alert </text:span><text:span text:style-name="T85">Color</text:span><text:span text:style-name="T89">. Valid values are </text:span><text:span text:style-name="T38">OFF</text:span><text:span text:style-name="T39">,</text:span><text:span text:style-name="T40"> </text:span><text:span text:style-name="T38">RED</text:span><text:span text:style-name="T85">.</text:span></text:p>
            <text:p text:style-name="P123">SDS100/SDS200 also allow colors <text:span text:style-name="T32">G</text:span><text:span text:style-name="T41">REEN</text:span><text:span text:style-name="T32">,</text:span><text:span text:style-name="T41"> </text:span><text:span text:style-name="T32">B</text:span><text:span text:style-name="T41">LUE</text:span>,<text:span text:style-name="T80"> </text:span><text:span text:style-name="T41">MAGENTA, CYAN, YELLOW &amp; WHITE</text:span></text:p>
            <text:p text:style-name="P88">T<text:span text:style-name="T139">GID record types</text:span> only</text:p>
          </table:table-cell>
        </table:table-row>
        <table:table-row table:style-name="Table15.1">
          <table:table-cell table:style-name="Table15.A2" office:value-type="string">
            <text:p text:style-name="P192">2<text:span text:style-name="T138">3</text:span></text:p>
          </table:table-cell>
          <table:table-cell table:style-name="Table15.A2" office:value-type="string">
            <text:p text:style-name="P121">al_pat</text:p>
          </table:table-cell>
          <table:table-cell table:style-name="Table15.A2" office:value-type="string">
            <text:p text:style-name="P90">integer</text:p>
          </table:table-cell>
          <table:table-cell table:style-name="Table15.D2" office:value-type="string">
            <text:p text:style-name="P96"><text:span text:style-name="T80">Emergency alert p</text:span><text:span text:style-name="T85">attern</text:span><text:span text:style-name="T80">. Valid values are </text:span><text:span text:style-name="T41">ON, FAST, SLOW</text:span> </text:p>
            <text:p text:style-name="P125">TGID record types only</text:p>
          </table:table-cell>
        </table:table-row>
        <table:table-row table:style-name="Table15.1">
          <table:table-cell table:style-name="Table15.A2" office:value-type="string">
            <text:p text:style-name="P193">2<text:span text:style-name="T138">4</text:span></text:p>
          </table:table-cell>
          <table:table-cell table:style-name="Table15.A2" office:value-type="string">
            <text:p text:style-name="P197">v_ofset</text:p>
          </table:table-cell>
          <table:table-cell table:style-name="Table15.A2" office:value-type="string">
            <text:p text:style-name="P178">integer</text:p>
          </table:table-cell>
          <table:table-cell table:style-name="Table15.D2" office:value-type="string">
            <text:p text:style-name="P198">Volume Offset. Value is +3 to -3. </text:p>
          </table:table-cell>
        </table:table-row>
        <table:table-row table:style-name="Table15.1">
          <table:table-cell table:style-name="Table15.A2" office:value-type="string">
            <text:p text:style-name="P193">2<text:span text:style-name="T138">5</text:span></text:p>
          </table:table-cell>
          <table:table-cell table:style-name="Table15.A2" office:value-type="string">
            <text:p text:style-name="P197">svccode</text:p>
          </table:table-cell>
          <table:table-cell table:style-name="Table15.A2" office:value-type="string">
            <text:p text:style-name="P198">integer</text:p>
          </table:table-cell>
          <table:table-cell table:style-name="Table15.D2" office:value-type="string">
            <text:p text:style-name="P174">Service code (1-37,208-216. Only used by the SDS<text:span text:style-name="T96">100/SDS</text:span>200</text:p>
            <text:p text:style-name="P197">If 0, or blank, the <text:span text:style-name="T32">svccode</text:span> in the referenced GROUP record will be used. </text:p>
          </table:table-cell>
        </table:table-row>
        <table:table-row table:style-name="Table15.1">
          <table:table-cell table:style-name="Table15.A2" office:value-type="string">
            <text:p text:style-name="P193">2<text:span text:style-name="T140">6</text:span></text:p>
          </table:table-cell>
          <table:table-cell table:style-name="Table15.A2" office:value-type="string">
            <text:p text:style-name="P107">block_addr</text:p>
          </table:table-cell>
          <table:table-cell table:style-name="Table15.A2" office:value-type="string">
            <text:p text:style-name="P90">integer</text:p>
          </table:table-cell>
          <table:table-cell table:style-name="Table15.D2" office:value-type="string">
            <text:p text:style-name="P107">Internal address of the <text:span text:style-name="T141">CIN or TIN</text:span> block in the radio. <text:span text:style-name="T108">Information only. Not used by any operatio</text:span><text:span text:style-name="T142">n.</text:span></text:p>
          </table:table-cell>
        </table:table-row>
      </table:table>
      <text:h text:style-name="P272" text:outline-level="3"><text:soft-page-break/></text:h>
      <text:p text:style-name="P7"><text:span text:style-name="T123">The</text:span><text:span text:style-name="T98"> following</text:span><text:span text:style-name="T123"> fields will be present if the value in the protocol field is </text:span><text:span text:style-name="T108">ICOM</text:span><text:span text:style-name="T123">.</text:span></text:p>
      <text:p text:style-name="P248">Table <text:sequence text:ref-name="refTable9" text:name="Table" text:formula="ooow:Table+1" style:num-format="1">10</text:sequence>: FREQ record fields for ICOM protocol</text:p>
      <table:table table:name="Table16" table:style-name="Table16">
        <table:table-column table:style-name="Table16.A"/>
        <table:table-column table:style-name="Table16.B"/>
        <table:table-column table:style-name="Table16.C"/>
        <table:table-column table:style-name="Table16.D"/>
        <table:table-header-rows>
          <table:table-row table:style-name="TableLine94600223106416">
            <table:table-cell table:style-name="Table16.A1" office:value-type="string">
              <text:p text:style-name="P80">position</text:p>
            </table:table-cell>
            <table:table-cell table:style-name="Table16.A1" office:value-type="string">
              <text:p text:style-name="P80">key</text:p>
            </table:table-cell>
            <table:table-cell table:style-name="Table16.A1" office:value-type="string">
              <text:p text:style-name="P81">type</text:p>
            </table:table-cell>
            <table:table-cell table:style-name="Table16.A1" office:value-type="string">
              <text:p text:style-name="P80">description</text:p>
            </table:table-cell>
          </table:table-row>
        </table:table-header-rows>
        <table:table-row table:style-name="TableLine94600223119504">
          <table:table-cell table:style-name="Table16.A1" office:value-type="string">
            <text:p text:style-name="P199">1<text:span text:style-name="T138">6</text:span></text:p>
          </table:table-cell>
          <table:table-cell table:style-name="Table16.A1" office:value-type="string">
            <text:p text:style-name="P199">sfrequency</text:p>
          </table:table-cell>
          <table:table-cell table:style-name="Table16.A1" office:value-type="string">
            <text:p text:style-name="P199">frequency</text:p>
          </table:table-cell>
          <table:table-cell table:style-name="Table16.A1" office:value-type="string">
            <text:p text:style-name="P199">Split <text:span text:style-name="T189">or offset </text:span>frequency in Hz or Mhz. If 0, <text:span text:style-name="T189">or the frequency is the same as the main frequency, (Field 8). <text:s/></text:span>no split frequency is indicated. </text:p>
            <text:p text:style-name="P206">If the <text:span text:style-name="T32">oplus</text:span> (<text:span text:style-name="T2">+</text:span>) or <text:span text:style-name="T32">ominus</text:span> (<text:span text:style-name="T2">-</text:span>) flags are indicated, this will be treated as an offset frequency. </text:p>
            <text:p text:style-name="P210">Split frequency or offset usage is ONLY appropriate for models that can transmit (IC-705 and IC-703). </text:p>
            <text:p text:style-name="P210">However, The IC-R30 will recognize offset usage ONLY when writing to the SD-Card. </text:p>
          </table:table-cell>
        </table:table-row>
        <table:table-row table:style-name="TableLine94600223126144">
          <table:table-cell table:style-name="Table16.A1" office:value-type="string">
            <text:p text:style-name="P199">1<text:span text:style-name="T138">7</text:span></text:p>
          </table:table-cell>
          <table:table-cell table:style-name="Table16.A1" office:value-type="string">
            <text:p text:style-name="P199">smode</text:p>
          </table:table-cell>
          <table:table-cell table:style-name="Table16.A1" office:value-type="string">
            <text:p text:style-name="P199">mode</text:p>
          </table:table-cell>
          <table:table-cell table:style-name="Table16.A1" office:value-type="string">
            <text:p text:style-name="P143"><text:span text:style-name="T143">Split modulation. </text:span><text:span text:style-name="T144">If specified, identifies a modulation for a split channel to be stored to or retrieved from the radio. If </text:span><text:span text:style-name="T47">SFREQUENCY </text:span><text:span text:style-name="T144">given, but </text:span><text:span text:style-name="T47">SMODE</text:span><text:span text:style-name="T144"> is not, the modulation specified in the </text:span><text:span text:style-name="T47">MODE</text:span><text:span text:style-name="T144"> field will be used. </text:span><text:span text:style-name="T47">SFREQUENCY </text:span><text:span text:style-name="T144">must be specified for </text:span><text:span text:style-name="T47">SMODE</text:span><text:span text:style-name="T144"> to be processed.</text:span></text:p>
          </table:table-cell>
        </table:table-row>
        <table:table-row table:style-name="TableLine94600223122352">
          <table:table-cell table:style-name="Table16.A1" office:value-type="string">
            <text:p text:style-name="P200">1<text:span text:style-name="T138">8</text:span></text:p>
          </table:table-cell>
          <table:table-cell table:style-name="Table16.A1" office:value-type="string">
            <text:p text:style-name="P144">stone</text:p>
          </table:table-cell>
          <table:table-cell table:style-name="Table16.A1" office:value-type="string">
            <text:p text:style-name="P144">decimal</text:p>
          </table:table-cell>
          <table:table-cell table:style-name="Table16.A1" office:value-type="string">
            <text:p text:style-name="P144">Split tone. If specified, identifies a tone (CTCSS/DCS/REPEATER) for a split channel to be stored to or retrieved from the radio. If <text:span text:style-name="T32">SFREQUENCY </text:span>given, but <text:span text:style-name="T32">STONE</text:span> is not, the tone specified in the <text:span text:style-name="T32">TONE</text:span> field will be used. <text:span text:style-name="T32">SFREQUENCY </text:span>must be specified for <text:span text:style-name="T32">STONE</text:span> to be processed.</text:p>
          </table:table-cell>
        </table:table-row>
        <table:table-row table:style-name="TableLine94600223122976">
          <table:table-cell table:style-name="Table16.A1" office:value-type="string">
            <text:p text:style-name="P188">19</text:p>
          </table:table-cell>
          <table:table-cell table:style-name="Table16.A1" office:value-type="string">
            <text:p text:style-name="P144">stone_type</text:p>
          </table:table-cell>
          <table:table-cell table:style-name="Table16.A1" office:value-type="string">
            <text:p text:style-name="P144">string</text:p>
          </table:table-cell>
          <table:table-cell table:style-name="Table16.A1" office:value-type="string">
            <text:p text:style-name="P144">Split tone type. If specified, identifies a tone type (CTCSS/DCS/REPEATER) for a split channel to be stored to or retrieved from the radio. If <text:span text:style-name="T32">SFREQUENCY </text:span>given, but <text:span text:style-name="T32">STONE_TYPE </text:span>is not, the tone specified in the <text:span text:style-name="T32">TONE_TYPE</text:span> field will be used. <text:span text:style-name="T32">SFREQUENCY </text:span>must be specified for <text:span text:style-name="T32">STONE_TYPE</text:span> to be processed.</text:p>
          </table:table-cell>
        </table:table-row>
        <table:table-row table:style-name="TableLine94600223137312">
          <table:table-cell table:style-name="Table16.A1" office:value-type="string">
            <text:p text:style-name="P211">20</text:p>
          </table:table-cell>
          <table:table-cell table:style-name="Table16.A1" office:value-type="string">
            <text:p text:style-name="P168">scangrp</text:p>
          </table:table-cell>
          <table:table-cell table:style-name="Table16.A1" office:value-type="string">
            <text:p text:style-name="P168">integer</text:p>
          </table:table-cell>
          <table:table-cell table:style-name="Table16.A1" office:value-type="string">
            <text:p text:style-name="P168">The scan group for the IC-705 or IC-R8600. This value must be between -1 and 9. </text:p>
            <text:p text:style-name="P168">If the value is 0, the value of the 'scangrp' field in the GROUP record will be used. </text:p>
            <text:p text:style-name="P168">For the IC-705, the maximum number is 3. If this value is &gt; 3 when setting memory for this model, the program will set it to 3.</text:p>
            <text:p text:style-name="P168">If the value is -1, the scan group for the radio will be set to '0' REGARDLESS of the value in the GROUP record. </text:p>
          </table:table-cell>
        </table:table-row>
      </table:table>
      <text:p text:style-name="P7"/>
      <text:p text:style-name="P59"/>
      <text:p text:style-name="P59"><text:s/></text:p>
      <text:p text:style-name="P39"/>
      <text:p text:style-name="P39"><text:span text:style-name="T123">The</text:span><text:span text:style-name="T98"> following</text:span><text:span text:style-name="T123"> fields will be present if the value in the protocol field is </text:span><text:span text:style-name="T145">KENWOOD</text:span><text:span text:style-name="T123">.</text:span></text:p>
      <text:p text:style-name="P248">Table <text:sequence text:ref-name="refTable10" text:name="Table" text:formula="ooow:Table+1" style:num-format="1">11</text:sequence>: FREQ record fields for KENWOOD protocol</text:p>
      <table:table table:name="KenwoodFreqFormat" table:style-name="KenwoodFreqFormat">
        <table:table-column table:style-name="KenwoodFreqFormat.A"/>
        <table:table-column table:style-name="KenwoodFreqFormat.B"/>
        <table:table-column table:style-name="KenwoodFreqFormat.C"/>
        <table:table-column table:style-name="KenwoodFreqFormat.D"/>
        <table:table-header-rows>
          <table:table-row table:style-name="TableLine94600223107792">
            <table:table-cell table:style-name="KenwoodFreqFormat.A1" office:value-type="string">
              <text:p text:style-name="P80">position</text:p>
            </table:table-cell>
            <table:table-cell table:style-name="KenwoodFreqFormat.A1" office:value-type="string">
              <text:p text:style-name="P80">key</text:p>
            </table:table-cell>
            <table:table-cell table:style-name="KenwoodFreqFormat.A1" office:value-type="string">
              <text:p text:style-name="P81">type</text:p>
            </table:table-cell>
            <table:table-cell table:style-name="KenwoodFreqFormat.A1" office:value-type="string">
              <text:p text:style-name="P80">description</text:p>
            </table:table-cell>
          </table:table-row>
        </table:table-header-rows>
        <table:table-row table:style-name="TableLine94600223172928">
          <table:table-cell table:style-name="KenwoodFreqFormat.A1" office:value-type="string">
            <text:p text:style-name="P199">1<text:span text:style-name="T138">6</text:span></text:p>
          </table:table-cell>
          <table:table-cell table:style-name="KenwoodFreqFormat.A1" office:value-type="string">
            <text:p text:style-name="P199">sfrequency</text:p>
          </table:table-cell>
          <table:table-cell table:style-name="KenwoodFreqFormat.A1" office:value-type="string">
            <text:p text:style-name="P199">frequency</text:p>
          </table:table-cell>
          <table:table-cell table:style-name="KenwoodFreqFormat.A1" office:value-type="string">
            <text:p text:style-name="P199">Split frequency in Hz or Mhz. If 0, no split frequency is indicated. </text:p>
            <text:p text:style-name="P207">If the <text:span text:style-name="T32">oplus</text:span> (<text:span text:style-name="T2">+</text:span>) or <text:span text:style-name="T32">ominus</text:span> (<text:span text:style-name="T2">-</text:span>) flags are indicated, this will be treated as an offset frequency. </text:p>
          </table:table-cell>
        </table:table-row>
        <table:table-row table:style-name="TableLine94600223173200">
          <table:table-cell table:style-name="KenwoodFreqFormat.A1" office:value-type="string">
            <text:p text:style-name="P199">1<text:span text:style-name="T138">7</text:span></text:p>
          </table:table-cell>
          <table:table-cell table:style-name="KenwoodFreqFormat.A1" office:value-type="string">
            <text:p text:style-name="P199">smode</text:p>
          </table:table-cell>
          <table:table-cell table:style-name="KenwoodFreqFormat.A1" office:value-type="string">
            <text:p text:style-name="P199">mode</text:p>
          </table:table-cell>
          <table:table-cell table:style-name="KenwoodFreqFormat.A1" office:value-type="string">
            <text:p text:style-name="P143"><text:span text:style-name="T143">Split modulation. </text:span><text:span text:style-name="T144">If specified, identifies a modulation for a split channel to be stored to or retrieved from the radio. If </text:span><text:span text:style-name="T47">SFREQUENCY </text:span><text:span text:style-name="T144">given, but </text:span><text:span text:style-name="T47">SMODE</text:span><text:span text:style-name="T144"> is not, the modulation specified in the </text:span><text:span text:style-name="T47">MODE</text:span><text:span text:style-name="T144"> field will be used. </text:span><text:span text:style-name="T47">SFREQUENCY </text:span><text:span text:style-name="T144">must be specified for </text:span><text:span text:style-name="T47">SMODE</text:span><text:span text:style-name="T144"> to </text:span><text:soft-page-break/><text:span text:style-name="T144">be processed.</text:span></text:p>
          </table:table-cell>
        </table:table-row>
        <table:table-row table:style-name="TableLine94600223173696">
          <table:table-cell table:style-name="KenwoodFreqFormat.A1" office:value-type="string">
            <text:p text:style-name="P200">1<text:span text:style-name="T138">8</text:span></text:p>
          </table:table-cell>
          <table:table-cell table:style-name="KenwoodFreqFormat.A1" office:value-type="string">
            <text:p text:style-name="P144">stone</text:p>
          </table:table-cell>
          <table:table-cell table:style-name="KenwoodFreqFormat.A1" office:value-type="string">
            <text:p text:style-name="P144">decimal</text:p>
          </table:table-cell>
          <table:table-cell table:style-name="KenwoodFreqFormat.A1" office:value-type="string">
            <text:p text:style-name="P144">Split tone. If specified, identifies a tone (CTCSS/DCS/REPEATER) for a split channel to be stored to or retrieved from the radio. If <text:span text:style-name="T32">SFREQUENCY </text:span>given, but <text:span text:style-name="T32">STONE</text:span> is not, the tone specified in the <text:span text:style-name="T32">TONE</text:span> field will be used. <text:span text:style-name="T32">SFREQUENCY </text:span>must be specified for <text:span text:style-name="T32">STONE</text:span> to be processed.</text:p>
          </table:table-cell>
        </table:table-row>
        <table:table-row table:style-name="TableLine94600223174528">
          <table:table-cell table:style-name="KenwoodFreqFormat.A1" office:value-type="string">
            <text:p text:style-name="P188">19</text:p>
          </table:table-cell>
          <table:table-cell table:style-name="KenwoodFreqFormat.A1" office:value-type="string">
            <text:p text:style-name="P144">stone_type</text:p>
          </table:table-cell>
          <table:table-cell table:style-name="KenwoodFreqFormat.A1" office:value-type="string">
            <text:p text:style-name="P144">string</text:p>
          </table:table-cell>
          <table:table-cell table:style-name="KenwoodFreqFormat.A1" office:value-type="string">
            <text:p text:style-name="P144">Split tone type. If specified, identifies a tone type (CTCSS/DCS/REPEATER) for a split channel to be stored to or retrieved from the radio. If <text:span text:style-name="T32">SFREQUENCY </text:span>given, but <text:span text:style-name="T32">STONE_TYPE </text:span>is not, the tone specified in the <text:span text:style-name="T32">TONE_TYPE</text:span> field will be used. <text:span text:style-name="T32">SFREQUENCY </text:span>must be specified for <text:span text:style-name="T32">STONE_TYPE</text:span> to be processed.</text:p>
          </table:table-cell>
        </table:table-row>
      </table:table>
      <text:p text:style-name="P39"/>
      <text:h text:style-name="P272" text:outline-level="3"><text:bookmark-start text:name="__RefHeading___Toc4330_371593118"/>SEARCH records<text:bookmark-end text:name="__RefHeading___Toc4330_371593118"/></text:h>
      <text:p text:style-name="P39"><text:s/>These records are used by <text:span text:style-name="T170">the </text:span>RadioCtl GUI. In addition, some radios (most notably the Uniden) allow for search records to be stored<text:span text:style-name="T133"> and recalled</text:span>.<text:span text:style-name="T133"> For the Uniden, only the first 10 records can be saved in the radio.</text:span></text:p>
      <text:p text:style-name="P27"/>
      <text:p text:style-name="P248">Table <text:sequence text:ref-name="refTable11" text:name="Table" text:formula="ooow:Table+1" style:num-format="1">12</text:sequence>: SEARCH record fields</text:p>
      <table:table table:name="SearchRecord" table:style-name="SearchRecord">
        <table:table-column table:style-name="SearchRecord.A"/>
        <table:table-column table:style-name="SearchRecord.B"/>
        <table:table-column table:style-name="SearchRecord.C"/>
        <table:table-column table:style-name="SearchRecord.D"/>
        <table:table-header-rows>
          <table:table-row table:style-name="TableLine94600223142864">
            <table:table-cell table:style-name="SearchRecord.A1" office:value-type="string">
              <text:p text:style-name="P63">position</text:p>
            </table:table-cell>
            <table:table-cell table:style-name="SearchRecord.A1" office:value-type="string">
              <text:p text:style-name="P63">key</text:p>
            </table:table-cell>
            <table:table-cell table:style-name="SearchRecord.A1" office:value-type="string">
              <text:p text:style-name="P66">type</text:p>
            </table:table-cell>
            <table:table-cell table:style-name="SearchRecord.D1" office:value-type="string">
              <text:p text:style-name="P63">description</text:p>
            </table:table-cell>
          </table:table-row>
        </table:table-header-rows>
        <table:table-row table:style-name="TableLine94600223221392">
          <table:table-cell table:style-name="SearchRecord.A2" office:value-type="string">
            <text:p text:style-name="P126">1</text:p>
          </table:table-cell>
          <table:table-cell table:style-name="SearchRecord.A2" office:value-type="string">
            <text:p text:style-name="P94">rectype</text:p>
          </table:table-cell>
          <table:table-cell table:style-name="SearchRecord.A2" office:value-type="string">
            <text:p text:style-name="P96">string</text:p>
          </table:table-cell>
          <table:table-cell table:style-name="SearchRecord.D2" office:value-type="string">
            <text:p text:style-name="P94">Record type. <text:span text:style-name="T82">(</text:span><text:span text:style-name="T22">SEARCH</text:span><text:span text:style-name="T9">)</text:span><text:span text:style-name="T17">.</text:span></text:p>
            <text:p text:style-name="P128"><text:span text:style-name="T146">Search</text:span> information used by both The RadioCtl program and <text:span text:style-name="T146">possibly </text:span>stored in the radio's memory<text:span text:style-name="T126">. </text:span></text:p>
          </table:table-cell>
        </table:table-row>
        <table:table-row table:style-name="TableLine94600223223728">
          <table:table-cell table:style-name="SearchRecord.A2" office:value-type="string">
            <text:p text:style-name="P129">2</text:p>
          </table:table-cell>
          <table:table-cell table:style-name="SearchRecord.A2" office:value-type="string">
            <text:p text:style-name="P100">index</text:p>
          </table:table-cell>
          <table:table-cell table:style-name="SearchRecord.A2" office:value-type="string">
            <text:p text:style-name="P90">integer</text:p>
          </table:table-cell>
          <table:table-cell table:style-name="SearchRecord.D2" office:value-type="string">
            <text:p text:style-name="P100"><text:span text:style-name="T146">Search</text:span> number index<text:span text:style-name="T83">. This number MUST be unique for all Search records in the file, and must be greater than 0.</text:span></text:p>
          </table:table-cell>
        </table:table-row>
        <table:table-row table:style-name="TableLine94600223224656">
          <table:table-cell table:style-name="SearchRecord.A2" office:value-type="string">
            <text:p text:style-name="P93">3</text:p>
          </table:table-cell>
          <table:table-cell table:style-name="SearchRecord.A2" office:value-type="string">
            <text:p text:style-name="P102">service</text:p>
          </table:table-cell>
          <table:table-cell table:style-name="SearchRecord.A2" office:value-type="string">
            <text:p text:style-name="P96">string</text:p>
          </table:table-cell>
          <table:table-cell table:style-name="SearchRecord.D2" office:value-type="string">
            <text:p text:style-name="P102">Description of the <text:span text:style-name="T146">Search</text:span>. Any valid text can be used. Although there is no limit to the length of the text for RadioCtl, the text may be truncated to a specific length when stored in a radio.</text:p>
          </table:table-cell>
        </table:table-row>
        <table:table-row table:style-name="TableLine94600223225632">
          <table:table-cell table:style-name="SearchRecord.A2" office:value-type="string">
            <text:p text:style-name="P129">4</text:p>
          </table:table-cell>
          <table:table-cell table:style-name="SearchRecord.A2" office:value-type="string">
            <text:p text:style-name="P131">Valid</text:p>
          </table:table-cell>
          <table:table-cell table:style-name="SearchRecord.A2" office:value-type="string">
            <text:p text:style-name="P131"><text:span text:style-name="T102">b</text:span>inary</text:p>
          </table:table-cell>
          <table:table-cell table:style-name="SearchRecord.D2" office:value-type="string">
            <text:p text:style-name="P100">If TRUE, the <text:span text:style-name="T146">Search</text:span> will <text:span text:style-name="T119">be used by the program and by the radio</text:span><text:span text:style-name="T147">.</text:span><text:span text:style-name="T119"> </text:span></text:p>
          </table:table-cell>
        </table:table-row>
        <table:table-row table:style-name="TableLine94600223226832">
          <table:table-cell table:style-name="SearchRecord.A2" office:value-type="string">
            <text:p text:style-name="P145">5</text:p>
          </table:table-cell>
          <table:table-cell table:style-name="SearchRecord.A2" office:value-type="string">
            <text:p text:style-name="P147">lowfreq</text:p>
          </table:table-cell>
          <table:table-cell table:style-name="SearchRecord.A2" office:value-type="string">
            <text:p text:style-name="P90">frequency</text:p>
          </table:table-cell>
          <table:table-cell table:style-name="SearchRecord.D2" office:value-type="string">
            <text:p text:style-name="P147">Starting frequency for the search. Frequency can be in Hz or Mhz. If the number contains a decimal point, Mhz is assumed.</text:p>
          </table:table-cell>
        </table:table-row>
        <table:table-row table:style-name="TableLine94600223227712">
          <table:table-cell table:style-name="SearchRecord.A2" office:value-type="string">
            <text:p text:style-name="P145">6</text:p>
          </table:table-cell>
          <table:table-cell table:style-name="SearchRecord.A2" office:value-type="string">
            <text:p text:style-name="P147">highfreq</text:p>
          </table:table-cell>
          <table:table-cell table:style-name="SearchRecord.A2" office:value-type="string">
            <text:p text:style-name="P90">frequency</text:p>
          </table:table-cell>
          <table:table-cell table:style-name="SearchRecord.D2" office:value-type="string">
            <text:p text:style-name="P147">Ending frequency for the search. Frequency can be in Hz or Mhz. If the number contains a decimal point, Mhz is assumed.</text:p>
          </table:table-cell>
        </table:table-row>
        <table:table-row table:style-name="TableLine94600223228640">
          <table:table-cell table:style-name="SearchRecord.A2" office:value-type="string">
            <text:p text:style-name="P145">7</text:p>
          </table:table-cell>
          <table:table-cell table:style-name="SearchRecord.A2" office:value-type="string">
            <text:p text:style-name="P147">Step</text:p>
          </table:table-cell>
          <table:table-cell table:style-name="SearchRecord.A2" office:value-type="string">
            <text:p text:style-name="P90">integer <text:s/></text:p>
          </table:table-cell>
          <table:table-cell table:style-name="SearchRecord.D2" office:value-type="string">
            <text:p text:style-name="P149">Frequency step for the search. Step <text:s/>value is in Hz. </text:p>
            <text:p text:style-name="P149"><text:s/>NOTE: <text:span text:style-name="T172">S</text:span>tep CANNOT be 0!</text:p>
          </table:table-cell>
        </table:table-row>
        <table:table-row table:style-name="TableLine94600223229568">
          <table:table-cell table:style-name="SearchRecord.A2" office:value-type="string">
            <text:p text:style-name="P145">8</text:p>
          </table:table-cell>
          <table:table-cell table:style-name="SearchRecord.A2" office:value-type="string">
            <text:p text:style-name="P147">mode</text:p>
          </table:table-cell>
          <table:table-cell table:style-name="SearchRecord.A2" office:value-type="string">
            <text:p text:style-name="P90">mode</text:p>
          </table:table-cell>
          <table:table-cell table:style-name="SearchRecord.D2" office:value-type="string">
            <text:p text:style-name="P185">Acceptable values are <text:span text:style-name="T20">A</text:span><text:span text:style-name="T2">M'</text:span>, <text:span text:style-name="T2">FM</text:span>, <text:span text:style-name="T2">FMW</text:span>, <text:span text:style-name="T2">FMN</text:span>, <text:span text:style-name="T2">LSB</text:span>, <text:span text:style-name="T2">USB</text:span>, <text:span text:style-name="T2">AUTO</text:span> and possibly others<text:span text:style-name="T113"> (depending on the radio)</text:span>. Case of the string is not important. If <text:span text:style-name="T2">AUTO</text:span> is specified, RadioCtl (or the radio) will attempt to adjust the modulation based on the Frequency. Note that some radios do not allow all modulations, or cannot change the modulation. </text:p>
          </table:table-cell>
        </table:table-row>
        <table:table-row table:style-name="TableLine94600223226288">
          <table:table-cell table:style-name="SearchRecord.A2" office:value-type="string">
            <text:p text:style-name="P145">9</text:p>
          </table:table-cell>
          <table:table-cell table:style-name="SearchRecord.A2" office:value-type="string">
            <text:p text:style-name="P145">flags </text:p>
          </table:table-cell>
          <table:table-cell table:style-name="SearchRecord.A2" office:value-type="string">
            <text:p text:style-name="P145">character</text:p>
          </table:table-cell>
          <table:table-cell table:style-name="SearchRecord.D2" office:value-type="string">
            <text:p text:style-name="P107">Flags for the record. Each flag is a single character indicating a special characteristic of this record.<text:span text:style-name="T85"> </text:span></text:p>
            <text:p text:style-name="P201">Currently no flags are defined for the SEARCH record.</text:p>
          </table:table-cell>
        </table:table-row>
        <table:table-row table:style-name="TableLine94600223231152">
          <table:table-cell table:style-name="SearchRecord.A2" office:value-type="string">
            <text:p text:style-name="P150">10</text:p>
          </table:table-cell>
          <table:table-cell table:style-name="SearchRecord.A2" office:value-type="string">
            <text:p text:style-name="P150">protocol</text:p>
          </table:table-cell>
          <table:table-cell table:style-name="SearchRecord.A2" office:value-type="string">
            <text:p text:style-name="P153">protocol</text:p>
          </table:table-cell>
          <table:table-cell table:style-name="SearchRecord.D2" office:value-type="string">
            <text:p text:style-name="P191">If this field is not blank. fields that follow this one are specific to the particular radio's protocol. The protocol specified is NOT case sensitive.<text:span text:style-name="T121"> </text:span>The GUI program ignores all values after this field.<text:span text:style-name="T121"> </text:span><text:soft-page-break/><text:span text:style-name="T122">Protocol specific fields are usually NOT used by the GUI.</text:span></text:p>
          </table:table-cell>
        </table:table-row>
      </table:table>
      <text:p text:style-name="P7"/>
      <text:p text:style-name="P52"/>
      <text:p text:style-name="P52"/>
      <text:p text:style-name="P52"><text:span text:style-name="T123">The</text:span><text:span text:style-name="T98"> following</text:span><text:span text:style-name="T123"> fields will be present if the value in the protocol field is UNIDEN.</text:span></text:p>
      <text:p text:style-name="P52"/>
      <text:p text:style-name="P249">Table <text:sequence text:ref-name="refTable12" text:name="Table" text:formula="ooow:Table+1" style:num-format="1">13</text:sequence>: SEARCH record fields for UNIDEN protocol</text:p>
      <table:table table:name="Table21" table:style-name="Table21">
        <table:table-column table:style-name="Table21.A"/>
        <table:table-column table:style-name="Table21.B"/>
        <table:table-column table:style-name="Table21.C"/>
        <table:table-column table:style-name="Table21.D"/>
        <table:table-header-rows>
          <table:table-row table:style-name="TableLine94600223161136">
            <table:table-cell table:style-name="Table21.A1" office:value-type="string">
              <text:p text:style-name="P64">position</text:p>
            </table:table-cell>
            <table:table-cell table:style-name="Table21.A1" office:value-type="string">
              <text:p text:style-name="P64">key</text:p>
            </table:table-cell>
            <table:table-cell table:style-name="Table21.A1" office:value-type="string">
              <text:p text:style-name="P67">type</text:p>
            </table:table-cell>
            <table:table-cell table:style-name="Table21.D1" office:value-type="string">
              <text:p text:style-name="P64">description</text:p>
            </table:table-cell>
          </table:table-row>
        </table:table-header-rows>
        <table:table-row table:style-name="TableLine94600223256944">
          <table:table-cell table:style-name="Table21.A2" office:value-type="string">
            <text:p text:style-name="P146">1<text:span text:style-name="T147">1</text:span></text:p>
          </table:table-cell>
          <table:table-cell table:style-name="Table21.A2" office:value-type="string">
            <text:p text:style-name="P132">qkey</text:p>
          </table:table-cell>
          <table:table-cell table:style-name="Table21.A2" office:value-type="string">
            <text:p text:style-name="P91">integer</text:p>
          </table:table-cell>
          <table:table-cell table:style-name="Table21.D2" office:value-type="string">
            <text:p text:style-name="P99"><text:span text:style-name="T133">(0-9) </text:span>Uniden QuickKey for this s<text:span text:style-name="T146">earch.</text:span></text:p>
          </table:table-cell>
        </table:table-row>
        <table:table-row table:style-name="TableLine94600223259552">
          <table:table-cell table:style-name="Table21.A2" office:value-type="string">
            <text:p text:style-name="P148">1<text:span text:style-name="T147">2</text:span></text:p>
          </table:table-cell>
          <table:table-cell table:style-name="Table21.A2" office:value-type="string">
            <text:p text:style-name="P148">dly</text:p>
          </table:table-cell>
          <table:table-cell table:style-name="Table21.A2" office:value-type="string">
            <text:p text:style-name="P158">integer</text:p>
          </table:table-cell>
          <table:table-cell table:style-name="Table21.D2" office:value-type="string">
            <text:p text:style-name="P158">Delay in seconds.</text:p>
          </table:table-cell>
        </table:table-row>
        <table:table-row table:style-name="TableLine94600223260480">
          <table:table-cell table:style-name="Table21.A2" office:value-type="string">
            <text:p text:style-name="P159">1<text:span text:style-name="T147">3</text:span></text:p>
          </table:table-cell>
          <table:table-cell table:style-name="Table21.A2" office:value-type="string">
            <text:p text:style-name="P159">hld</text:p>
          </table:table-cell>
          <table:table-cell table:style-name="Table21.A2" office:value-type="string">
            <text:p text:style-name="P158">integer</text:p>
          </table:table-cell>
          <table:table-cell table:style-name="Table21.D2" office:value-type="string">
            <text:p text:style-name="P158">Hold in seconds.</text:p>
          </table:table-cell>
        </table:table-row>
        <table:table-row table:style-name="TableLine94600223261456">
          <table:table-cell table:style-name="Table21.A2" office:value-type="string">
            <text:p text:style-name="P159">1<text:span text:style-name="T147">4</text:span></text:p>
          </table:table-cell>
          <table:table-cell table:style-name="Table21.A2" office:value-type="string">
            <text:p text:style-name="P194">tag</text:p>
          </table:table-cell>
          <table:table-cell table:style-name="Table21.A2" office:value-type="string">
            <text:p text:style-name="P179">integer</text:p>
          </table:table-cell>
          <table:table-cell table:style-name="Table21.D2" office:value-type="string">
            <text:p text:style-name="P196">U<text:span text:style-name="T147">ser defined tag for this search (0-99)</text:span></text:p>
          </table:table-cell>
        </table:table-row>
        <table:table-row table:style-name="Table21.6">
          <table:table-cell table:style-name="Table21.A2" office:value-type="string">
            <text:p text:style-name="P159">1<text:span text:style-name="T147">5</text:span></text:p>
          </table:table-cell>
          <table:table-cell table:style-name="Table21.A2" office:value-type="string">
            <text:p text:style-name="P159">agc_analog</text:p>
          </table:table-cell>
          <table:table-cell table:style-name="Table21.A2" office:value-type="string">
            <text:p text:style-name="P158">binary</text:p>
          </table:table-cell>
          <table:table-cell table:style-name="Table21.D2" office:value-type="string">
            <text:p text:style-name="P203">If TRUE, AGC used for Analog. </text:p>
          </table:table-cell>
        </table:table-row>
        <table:table-row table:style-name="TableLine94600223263536">
          <table:table-cell table:style-name="Table21.A2" office:value-type="string">
            <text:p text:style-name="P159">1<text:span text:style-name="T147">6</text:span></text:p>
          </table:table-cell>
          <table:table-cell table:style-name="Table21.A2" office:value-type="string">
            <text:p text:style-name="P159">agc_digital</text:p>
          </table:table-cell>
          <table:table-cell table:style-name="Table21.A2" office:value-type="string">
            <text:p text:style-name="P158">binary</text:p>
          </table:table-cell>
          <table:table-cell table:style-name="Table21.D2" office:value-type="string">
            <text:p text:style-name="P203">If TRUE, AGC used for Digital.</text:p>
          </table:table-cell>
        </table:table-row>
        <table:table-row table:style-name="TableLine94600223264624">
          <table:table-cell table:style-name="Table21.A2" office:value-type="string">
            <text:p text:style-name="P159">1<text:span text:style-name="T147">7</text:span></text:p>
          </table:table-cell>
          <table:table-cell table:style-name="Table21.A2" office:value-type="string">
            <text:p text:style-name="P122">p25waiting</text:p>
          </table:table-cell>
          <table:table-cell table:style-name="Table21.A2" office:value-type="string">
            <text:p text:style-name="P91">integer</text:p>
          </table:table-cell>
          <table:table-cell table:style-name="Table21.D2" office:value-type="string">
            <text:p text:style-name="P122">P25 wait time<text:span text:style-name="T156"> in ms (in increments of 100)</text:span>.</text:p>
          </table:table-cell>
        </table:table-row>
      </table:table>
      <text:p text:style-name="P45"/>
      <text:h text:style-name="P273" text:outline-level="3"/>
      <text:h text:style-name="P273" text:outline-level="3"><text:bookmark-start text:name="__RefHeading___Toc4332_371593118"/><text:span text:style-name="T157">POWERMSG</text:span> record<text:bookmark-end text:name="__RefHeading___Toc4332_371593118"/></text:h>
      <text:p text:style-name="P47"><text:s text:c="2"/>Th<text:span text:style-name="T157">is </text:span>is a single record that defines the power on message for the radio. <text:span text:style-name="T158">Only a small number of radios (Uniden and Kenwood) allow for setting a power on message. </text:span></text:p>
      <text:p text:style-name="P48">Only one POWERMSG record is used. If multiple are found in a file (or group of files) the last one read will be the one used.</text:p>
      <text:p text:style-name="P48">The POWERMSG record is typically specified using KEY=VALUE format. However, positional format is also acceptable.</text:p>
      <text:p text:style-name="P249">Table <text:sequence text:ref-name="refTable13" text:name="Table" text:formula="ooow:Table+1" style:num-format="1">14</text:sequence>: <text:span text:style-name="T157">POWERMSG</text:span> Record Fields</text:p>
      <table:table table:name="GlobalRecords" table:style-name="GlobalRecords">
        <table:table-column table:style-name="GlobalRecords.A"/>
        <table:table-column table:style-name="GlobalRecords.B"/>
        <table:table-column table:style-name="GlobalRecords.C"/>
        <table:table-column table:style-name="GlobalRecords.D"/>
        <table:table-row table:style-name="TableLine94600223271040">
          <table:table-cell table:style-name="GlobalRecords.A1" office:value-type="string">
            <text:p text:style-name="P64">position</text:p>
          </table:table-cell>
          <table:table-cell table:style-name="GlobalRecords.A1" office:value-type="string">
            <text:p text:style-name="P64">key</text:p>
          </table:table-cell>
          <table:table-cell table:style-name="GlobalRecords.A1" office:value-type="string">
            <text:p text:style-name="P67">type</text:p>
          </table:table-cell>
          <table:table-cell table:style-name="GlobalRecords.D1" office:value-type="string">
            <text:p text:style-name="P64">description</text:p>
          </table:table-cell>
        </table:table-row>
        <table:table-row table:style-name="TableLine94600223295360">
          <table:table-cell table:style-name="GlobalRecords.A2" office:value-type="string">
            <text:p text:style-name="P127">1</text:p>
          </table:table-cell>
          <table:table-cell table:style-name="GlobalRecords.A2" office:value-type="string">
            <text:p text:style-name="P95">rectype</text:p>
          </table:table-cell>
          <table:table-cell table:style-name="GlobalRecords.A2" office:value-type="string">
            <text:p text:style-name="P97">string</text:p>
          </table:table-cell>
          <table:table-cell table:style-name="GlobalRecords.D2" office:value-type="string">
            <text:p text:style-name="P95">Record type. <text:span text:style-name="T82">(</text:span><text:span text:style-name="T23">POWERMSG</text:span><text:span text:style-name="T9">)</text:span><text:span text:style-name="T17">.</text:span></text:p>
          </table:table-cell>
        </table:table-row>
        <table:table-row table:style-name="GlobalRecords.3">
          <table:table-cell table:style-name="GlobalRecords.D1" office:value-type="string">
            <text:p text:style-name="P160">2</text:p>
          </table:table-cell>
          <table:table-cell table:style-name="GlobalRecords.A2" office:value-type="string">
            <text:p text:style-name="P160">msg1 <text:s text:c="4"/></text:p>
          </table:table-cell>
          <table:table-cell table:style-name="GlobalRecords.A2" office:value-type="string">
            <text:p text:style-name="P160">string</text:p>
          </table:table-cell>
          <table:table-cell table:style-name="GlobalRecords.D2" office:value-type="string">
            <text:p text:style-name="P160">First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D2" office:value-type="string">
            <text:p text:style-name="P160">3</text:p>
          </table:table-cell>
          <table:table-cell table:style-name="GlobalRecords.A2" office:value-type="string">
            <text:p text:style-name="P160">msg2 <text:s text:c="3"/></text:p>
          </table:table-cell>
          <table:table-cell table:style-name="GlobalRecords.A2" office:value-type="string">
            <text:p text:style-name="P160">string</text:p>
          </table:table-cell>
          <table:table-cell table:style-name="GlobalRecords.D2" office:value-type="string">
            <text:p text:style-name="P160">Secon<text:span text:style-name="T157">d line</text:span>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60">4</text:p>
          </table:table-cell>
          <table:table-cell table:style-name="GlobalRecords.A2" office:value-type="string">
            <text:p text:style-name="P160">msg3 <text:s text:c="3"/></text:p>
          </table:table-cell>
          <table:table-cell table:style-name="GlobalRecords.A2" office:value-type="string">
            <text:p text:style-name="P160">string</text:p>
          </table:table-cell>
          <table:table-cell table:style-name="GlobalRecords.D2" office:value-type="string">
            <text:p text:style-name="P160"><text:span text:style-name="T157">Third</text:span>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60">5</text:p>
          </table:table-cell>
          <table:table-cell table:style-name="GlobalRecords.A2" office:value-type="string">
            <text:p text:style-name="P160">msg3 <text:s/></text:p>
          </table:table-cell>
          <table:table-cell table:style-name="GlobalRecords.A2" office:value-type="string">
            <text:p text:style-name="P160">string</text:p>
          </table:table-cell>
          <table:table-cell table:style-name="GlobalRecords.D2" office:value-type="string">
            <text:p text:style-name="P160">F<text:span text:style-name="T157">ourth</text:span> line of the power on message. Although any length of string can be specified, the value for the radio will be limited by the number of characters that the radio recognizes.</text:p>
          </table:table-cell>
        </table:table-row>
      </table:table>
      <text:p text:style-name="P45"><text:soft-page-break/></text:p>
      <text:p text:style-name="P45"/>
      <text:h text:style-name="P274" text:outline-level="3"><text:bookmark-start text:name="__RefHeading___Toc8556_2294367161"/>LIGHT records<text:bookmark-end text:name="__RefHeading___Toc8556_2294367161"/></text:h>
      <text:p text:style-name="P47">Th<text:span text:style-name="T157">is </text:span>is a single record that defines the behavior of the b<text:span text:style-name="T159">ack-light </text:span>for the radio. <text:span text:style-name="T158">Only a small number of radios (Uniden and Kenwood) allow for setting </text:span><text:span text:style-name="T159">back-light behavior</text:span></text:p>
      <text:p text:style-name="P48">Only one LIGHT record is used. If multiple are found in a file (or group of files) the last one read will be the one used.</text:p>
      <text:p text:style-name="P48">The LIGHT record is typically specified using KEY=VALUE format. However, positional format is also acceptable.</text:p>
      <text:p text:style-name="P48"/>
      <text:p text:style-name="P249">Table <text:sequence text:ref-name="refTable14" text:name="Table" text:formula="ooow:Table+1" style:num-format="1">15</text:sequence>: <text:span text:style-name="T32">LIGHT</text:span> Record format</text:p>
      <table:table table:name="Table22" table:style-name="Table22">
        <table:table-column table:style-name="Table22.A"/>
        <table:table-column table:style-name="Table22.B"/>
        <table:table-column table:style-name="Table22.C"/>
        <table:table-column table:style-name="Table22.D"/>
        <table:table-header-rows>
          <table:table-row table:style-name="TableLine94600223310448">
            <table:table-cell table:style-name="Table22.A1" office:value-type="string">
              <text:p text:style-name="P64">position</text:p>
            </table:table-cell>
            <table:table-cell table:style-name="Table22.A1" office:value-type="string">
              <text:p text:style-name="P64">key</text:p>
            </table:table-cell>
            <table:table-cell table:style-name="Table22.A1" office:value-type="string">
              <text:p text:style-name="P67">type</text:p>
            </table:table-cell>
            <table:table-cell table:style-name="Table22.D1" office:value-type="string">
              <text:p text:style-name="P64">description</text:p>
            </table:table-cell>
          </table:table-row>
        </table:table-header-rows>
        <table:table-row table:style-name="TableLine94600223343440">
          <table:table-cell table:style-name="Table22.A2" office:value-type="string">
            <text:p text:style-name="P234">1</text:p>
          </table:table-cell>
          <table:table-cell table:style-name="Table22.A2" office:value-type="string">
            <text:p text:style-name="P234">rectype</text:p>
          </table:table-cell>
          <table:table-cell table:style-name="Table22.A2" office:value-type="string">
            <text:p text:style-name="P234">string</text:p>
          </table:table-cell>
          <table:table-cell table:style-name="Table22.D2" office:value-type="string">
            <text:p text:style-name="P95">Record type. <text:span text:style-name="T82">(</text:span><text:span text:style-name="T23">LIGHT</text:span><text:span text:style-name="T9">)</text:span><text:span text:style-name="T17">.</text:span></text:p>
          </table:table-cell>
        </table:table-row>
        <table:table-row table:style-name="TableLine94600223345952">
          <table:table-cell table:style-name="Table22.A2" office:value-type="string">
            <text:p text:style-name="P234">2</text:p>
          </table:table-cell>
          <table:table-cell table:style-name="Table22.A2" office:value-type="string">
            <text:p text:style-name="P234">event</text:p>
          </table:table-cell>
          <table:table-cell table:style-name="Table22.A2" office:value-type="string">
            <text:p text:style-name="P234">string</text:p>
          </table:table-cell>
          <table:table-cell table:style-name="Table22.D2" office:value-type="string">
            <text:p text:style-name="P234">When to turn on the light. Values are:</text:p>
            <table:table table:name="Table23" table:style-name="Table23">
              <table:table-column table:style-name="Table23.A"/>
              <table:table-column table:style-name="Table23.B"/>
              <table:table-header-rows>
                <table:table-row table:style-name="TableLine94600223321888">
                  <table:table-cell table:style-name="Table23.A1" office:value-type="string">
                    <text:p text:style-name="P84">value</text:p>
                  </table:table-cell>
                  <table:table-cell table:style-name="Table23.A1" office:value-type="string">
                    <text:p text:style-name="P84">description</text:p>
                  </table:table-cell>
                </table:table-row>
              </table:table-header-rows>
              <table:table-row table:style-name="TableLine94600223336832">
                <table:table-cell table:style-name="Table23.A1" office:value-type="string">
                  <text:p text:style-name="P234">ON</text:p>
                </table:table-cell>
                <table:table-cell table:style-name="Table23.A1" office:value-type="string">
                  <text:p text:style-name="P234">Light is always on</text:p>
                </table:table-cell>
              </table:table-row>
              <table:table-row table:style-name="TableLine94600223337536">
                <table:table-cell table:style-name="Table23.A1" office:value-type="string">
                  <text:p text:style-name="P234">OFF</text:p>
                </table:table-cell>
                <table:table-cell table:style-name="Table23.A1" office:value-type="string">
                  <text:p text:style-name="P234">Light is always <text:span text:style-name="T171">o</text:span>ff</text:p>
                </table:table-cell>
              </table:table-row>
              <table:table-row table:style-name="TableLine94600223338192">
                <table:table-cell table:style-name="Table23.A1" office:value-type="string">
                  <text:p text:style-name="P238">KEY</text:p>
                  <text:p text:style-name="P237">KY</text:p>
                </table:table-cell>
                <table:table-cell table:style-name="Table23.A1" office:value-type="string">
                  <text:p text:style-name="P234">Light goes on briefly when a key is pressed (Uniden Only)</text:p>
                </table:table-cell>
              </table:table-row>
              <table:table-row table:style-name="TableLine94600223338928">
                <table:table-cell table:style-name="Table23.A1" office:value-type="string">
                  <text:p text:style-name="P234">SQ</text:p>
                </table:table-cell>
                <table:table-cell table:style-name="Table23.A1" office:value-type="string">
                  <text:p text:style-name="P234">Light goes on when there is a signal (Uniden Only)</text:p>
                </table:table-cell>
              </table:table-row>
              <table:table-row table:style-name="TableLine94600223339744">
                <table:table-cell table:style-name="Table23.A1" office:value-type="string">
                  <text:p text:style-name="P234">10</text:p>
                </table:table-cell>
                <table:table-cell table:style-name="Table23.A1" office:value-type="string">
                  <text:p text:style-name="P234">Light goes on for 10 seconds when the LIGHT key is <text:span text:style-name="T170">pre</text:span>ssed (Uniden only)</text:p>
                </table:table-cell>
              </table:table-row>
              <table:table-row table:style-name="TableLine94600223340512">
                <table:table-cell table:style-name="Table23.A1" office:value-type="string">
                  <text:p text:style-name="P234">30</text:p>
                </table:table-cell>
                <table:table-cell table:style-name="Table23.A1" office:value-type="string">
                  <text:p text:style-name="P234">Light goes on for 30 seconds when the LIGHT key is pressed (Uniden only)</text:p>
                </table:table-cell>
              </table:table-row>
            </table:table>
            <text:p text:style-name="P234"/>
          </table:table-cell>
        </table:table-row>
        <table:table-row table:style-name="TableLine94600223346880">
          <table:table-cell table:style-name="Table22.A2" office:value-type="string">
            <text:p text:style-name="P234">3</text:p>
          </table:table-cell>
          <table:table-cell table:style-name="Table22.A2" office:value-type="string">
            <text:p text:style-name="P234">bright</text:p>
          </table:table-cell>
          <table:table-cell table:style-name="Table22.A2" office:value-type="string">
            <text:p text:style-name="P234">number </text:p>
          </table:table-cell>
          <table:table-cell table:style-name="Table22.D2" office:value-type="string">
            <text:p text:style-name="P234">Brightness (1,2 or 3). Uniden only</text:p>
          </table:table-cell>
        </table:table-row>
      </table:table>
      <text:p text:style-name="P48"/>
      <text:h text:style-name="P274" text:outline-level="3"><text:bookmark-start text:name="__RefHeading___Toc8558_2294367161"/>BEEP records<text:bookmark-end text:name="__RefHeading___Toc8558_2294367161"/></text:h>
      <text:p text:style-name="P47">Th<text:span text:style-name="T157">is </text:span>is a single record that defines the volume<text:span text:style-name="T160"> of the </text:span><text:span text:style-name="T159">key-</text:span><text:span text:style-name="T160">p</text:span>ress <text:span text:style-name="T160">'Beep'. </text:span>Not all radios have the ability to<text:span text:style-name="T160"> set this value. For some radios (such as the Kenwood), <text:s/>the key-press sound is only on or off.</text:span></text:p>
      <text:p text:style-name="P48">Only one BEEP record is used. If multiple are found in a file (or group of files) the last one read will be the one used.</text:p>
      <text:p text:style-name="P48">The <text:span text:style-name="T160">BEEP</text:span> record is typically specified using KEY=VALUE format. However, positional format is also acceptable.</text:p>
      <text:p text:style-name="P48"/>
      <text:p text:style-name="P249">Table <text:sequence text:ref-name="refTable15" text:name="Table" text:formula="ooow:Table+1" style:num-format="1">16</text:sequence>: <text:span text:style-name="T32">BEEP</text:span> Record format</text:p>
      <table:table table:name="Table24" table:style-name="Table24">
        <table:table-column table:style-name="Table24.A"/>
        <table:table-column table:style-name="Table24.B"/>
        <table:table-column table:style-name="Table24.C"/>
        <table:table-column table:style-name="Table24.D"/>
        <table:table-header-rows>
          <table:table-row table:style-name="TableLine94600223356800">
            <table:table-cell table:style-name="Table24.A1" office:value-type="string">
              <text:p text:style-name="P64">position</text:p>
            </table:table-cell>
            <table:table-cell table:style-name="Table24.A1" office:value-type="string">
              <text:p text:style-name="P64">key</text:p>
            </table:table-cell>
            <table:table-cell table:style-name="Table24.A1" office:value-type="string">
              <text:p text:style-name="P67">type</text:p>
            </table:table-cell>
            <table:table-cell table:style-name="Table24.D1" office:value-type="string">
              <text:p text:style-name="P64">description</text:p>
            </table:table-cell>
          </table:table-row>
        </table:table-header-rows>
        <table:table-row table:style-name="TableLine94600223377520">
          <table:table-cell table:style-name="Table24.A2" office:value-type="string">
            <text:p text:style-name="P234">1</text:p>
          </table:table-cell>
          <table:table-cell table:style-name="Table24.A2" office:value-type="string">
            <text:p text:style-name="P234">rectype</text:p>
          </table:table-cell>
          <table:table-cell table:style-name="Table24.A2" office:value-type="string">
            <text:p text:style-name="P234">string</text:p>
          </table:table-cell>
          <table:table-cell table:style-name="Table24.D2" office:value-type="string">
            <text:p text:style-name="P95">Record type. <text:span text:style-name="T82">(</text:span><text:span text:style-name="T23">BEEP</text:span><text:span text:style-name="T9">)</text:span><text:span text:style-name="T17">.</text:span></text:p>
          </table:table-cell>
        </table:table-row>
        <table:table-row table:style-name="TableLine94600223379648">
          <table:table-cell table:style-name="Table24.A2" office:value-type="string">
            <text:p text:style-name="P234">2</text:p>
          </table:table-cell>
          <table:table-cell table:style-name="Table24.A2" office:value-type="string">
            <text:p text:style-name="P235">volume</text:p>
          </table:table-cell>
          <table:table-cell table:style-name="Table24.A2" office:value-type="string">
            <text:p text:style-name="P234">number</text:p>
          </table:table-cell>
          <table:table-cell table:style-name="Table24.D2" office:value-type="string">
            <text:p text:style-name="P234">Volume of the 'Beep'. Value is 0 (off), 1-15 (15 is the loudest). </text:p>
            <text:p text:style-name="P236">If a value of 16 (or greater) is given for the BCD325P2, then 'Auto' will be set in the radio. For all other radios, anything &gt; 15 will be considered maximum.</text:p>
            <text:p text:style-name="P234">For radios without <text:span text:style-name="T170">the </text:span>ability <text:span text:style-name="T170">of </text:span>variable volume level, any value greater than 0 will turn ON<text:span text:style-name="T170"> </text:span>the Beep.</text:p>
          </table:table-cell>
        </table:table-row>
      </table:table>
      <text:p text:style-name="P48"/>
      <text:h text:style-name="P275" text:outline-level="3"><text:bookmark-start text:name="__RefHeading___Toc4334_371593118"/><text:soft-page-break/>LOCKFREQ records<text:bookmark-end text:name="__RefHeading___Toc4334_371593118"/></text:h>
      <text:p text:style-name="P49"><text:s text:c="2"/>These records are strictly for Uniden radios. They indicate a frequency that is locked out from scan or search. These records are NOT used by the RadioCtl GUI program.</text:p>
      <text:p text:style-name="P249">Table <text:sequence text:ref-name="refTable16" text:name="Table" text:formula="ooow:Table+1" style:num-format="1">17</text:sequence>: LOCKFREQ <text:span text:style-name="T161">record </text:span>fields</text:p>
      <table:table table:name="LOCKFREQrecords" table:style-name="LOCKFREQrecords">
        <table:table-column table:style-name="LOCKFREQrecords.A"/>
        <table:table-column table:style-name="LOCKFREQrecords.B"/>
        <table:table-column table:style-name="LOCKFREQrecords.C"/>
        <table:table-column table:style-name="LOCKFREQrecords.D"/>
        <table:table-header-rows>
          <table:table-row table:style-name="TableLine94600223358400">
            <table:table-cell table:style-name="LOCKFREQrecords.A1" office:value-type="string">
              <text:p text:style-name="P64">position</text:p>
            </table:table-cell>
            <table:table-cell table:style-name="LOCKFREQrecords.A1" office:value-type="string">
              <text:p text:style-name="P64">key</text:p>
            </table:table-cell>
            <table:table-cell table:style-name="LOCKFREQrecords.A1" office:value-type="string">
              <text:p text:style-name="P67">type</text:p>
            </table:table-cell>
            <table:table-cell table:style-name="LOCKFREQrecords.D1" office:value-type="string">
              <text:p text:style-name="P64">description</text:p>
            </table:table-cell>
          </table:table-row>
        </table:table-header-rows>
        <table:table-row table:style-name="TableLine94600223399680">
          <table:table-cell table:style-name="LOCKFREQrecords.A2" office:value-type="string">
            <text:p text:style-name="P127">1</text:p>
          </table:table-cell>
          <table:table-cell table:style-name="LOCKFREQrecords.A2" office:value-type="string">
            <text:p text:style-name="P95">rectype</text:p>
          </table:table-cell>
          <table:table-cell table:style-name="LOCKFREQrecords.A2" office:value-type="string">
            <text:p text:style-name="P97">string</text:p>
          </table:table-cell>
          <table:table-cell table:style-name="LOCKFREQrecords.D2" office:value-type="string">
            <text:p text:style-name="P95">Record type. <text:span text:style-name="T82">(</text:span><text:span text:style-name="T24">LOCKFREQ</text:span><text:span text:style-name="T9">)</text:span><text:span text:style-name="T17">.</text:span></text:p>
          </table:table-cell>
        </table:table-row>
        <table:table-row table:style-name="TableLine94600223402064">
          <table:table-cell table:style-name="LOCKFREQrecords.A2" office:value-type="string">
            <text:p text:style-name="P161">2</text:p>
          </table:table-cell>
          <table:table-cell table:style-name="LOCKFREQrecords.A2" office:value-type="string">
            <text:p text:style-name="P161">frequency</text:p>
          </table:table-cell>
          <table:table-cell table:style-name="LOCKFREQrecords.A2" office:value-type="string">
            <text:p text:style-name="P91">frequency</text:p>
          </table:table-cell>
          <table:table-cell table:style-name="LOCKFREQrecords.D2" office:value-type="string">
            <text:p text:style-name="P161">The frequency (Hz or Mhz) that is locked out</text:p>
          </table:table-cell>
        </table:table-row>
      </table:table>
      <text:p text:style-name="P49"/>
      <text:p text:style-name="P49"/>
      <text:p text:style-name="P49"/>
      <text:h text:style-name="P275" text:outline-level="3"><text:bookmark-start text:name="__RefHeading___Toc4336_371593118"/>IFXCHNG records<text:bookmark-end text:name="__RefHeading___Toc4336_371593118"/></text:h>
      <text:p text:style-name="P49"><text:s text:c="3"/>These records are strictly for Uniden radios. They indicate a frequency that will have a different IF (Intermediate frequency) to eliminate 'birdies'. <text:s/>These records are NOT used by the RadioCtl GUI program.</text:p>
      <text:p text:style-name="P249">Table <text:sequence text:ref-name="refTable17" text:name="Table" text:formula="ooow:Table+1" style:num-format="1">18</text:sequence>: IFXCHNG record fields</text:p>
      <table:table table:name="IFXCHNGrecords" table:style-name="IFXCHNGrecords">
        <table:table-column table:style-name="IFXCHNGrecords.A"/>
        <table:table-column table:style-name="IFXCHNGrecords.B"/>
        <table:table-column table:style-name="IFXCHNGrecords.C"/>
        <table:table-column table:style-name="IFXCHNGrecords.D"/>
        <table:table-header-rows>
          <table:table-row table:style-name="TableLine94600223385984">
            <table:table-cell table:style-name="IFXCHNGrecords.A1" office:value-type="string">
              <text:p text:style-name="P64">position</text:p>
            </table:table-cell>
            <table:table-cell table:style-name="IFXCHNGrecords.A1" office:value-type="string">
              <text:p text:style-name="P64">key</text:p>
            </table:table-cell>
            <table:table-cell table:style-name="IFXCHNGrecords.A1" office:value-type="string">
              <text:p text:style-name="P67">type</text:p>
            </table:table-cell>
            <table:table-cell table:style-name="IFXCHNGrecords.D1" office:value-type="string">
              <text:p text:style-name="P64">description</text:p>
            </table:table-cell>
          </table:table-row>
        </table:table-header-rows>
        <table:table-row table:style-name="TableLine94600223421184">
          <table:table-cell table:style-name="IFXCHNGrecords.A2" office:value-type="string">
            <text:p text:style-name="P127">1</text:p>
          </table:table-cell>
          <table:table-cell table:style-name="IFXCHNGrecords.A2" office:value-type="string">
            <text:p text:style-name="P95">rectype</text:p>
          </table:table-cell>
          <table:table-cell table:style-name="IFXCHNGrecords.A2" office:value-type="string">
            <text:p text:style-name="P97">string</text:p>
          </table:table-cell>
          <table:table-cell table:style-name="IFXCHNGrecords.D2" office:value-type="string">
            <text:p text:style-name="P95">Record type. <text:span text:style-name="T82">(</text:span><text:span text:style-name="T25">IFXCHNG</text:span><text:span text:style-name="T9">)</text:span><text:span text:style-name="T17">.</text:span></text:p>
            <text:p text:style-name="P161"/>
          </table:table-cell>
        </table:table-row>
        <table:table-row table:style-name="TableLine94600223423568">
          <table:table-cell table:style-name="IFXCHNGrecords.A2" office:value-type="string">
            <text:p text:style-name="P161">2</text:p>
          </table:table-cell>
          <table:table-cell table:style-name="IFXCHNGrecords.A2" office:value-type="string">
            <text:p text:style-name="P161">frequency</text:p>
          </table:table-cell>
          <table:table-cell table:style-name="IFXCHNGrecords.A2" office:value-type="string">
            <text:p text:style-name="P91">frequency</text:p>
          </table:table-cell>
          <table:table-cell table:style-name="IFXCHNGrecords.D2" office:value-type="string">
            <text:p text:style-name="P161">The frequency (Hz or Mhz) that is <text:span text:style-name="T162">exchanged</text:span></text:p>
          </table:table-cell>
        </table:table-row>
      </table:table>
      <text:p text:style-name="P45"/>
      <text:p text:style-name="P45"/>
      <text:h text:style-name="P276" text:outline-level="3"><text:bookmark-start text:name="__RefHeading___Toc4338_371593118"/>SYSKEY records<text:bookmark-end text:name="__RefHeading___Toc4338_371593118"/></text:h>
      <text:p text:style-name="P50"><text:s text:c="2"/><text:span text:style-name="T158">These records are strictly for Uniden radios.</text:span> They identify the keys (00-99) for each system defined in the radio. <text:s/><text:span text:style-name="T158">These records are NOT used by the RadioCtl GUI program.</text:span></text:p>
      <text:p text:style-name="P249">Table <text:sequence text:ref-name="refTable18" text:name="Table" text:formula="ooow:Table+1" style:num-format="1">19</text:sequence>: SYSKEY record fields</text:p>
      <table:table table:name="SYSKEYrecords" table:style-name="SYSKEYrecords">
        <table:table-column table:style-name="SYSKEYrecords.A"/>
        <table:table-column table:style-name="SYSKEYrecords.B"/>
        <table:table-column table:style-name="SYSKEYrecords.C"/>
        <table:table-column table:style-name="SYSKEYrecords.D"/>
        <table:table-header-rows>
          <table:table-row table:style-name="TableLine94600223406976">
            <table:table-cell table:style-name="SYSKEYrecords.A1" office:value-type="string">
              <text:p text:style-name="P64">position</text:p>
            </table:table-cell>
            <table:table-cell table:style-name="SYSKEYrecords.A1" office:value-type="string">
              <text:p text:style-name="P64">key</text:p>
            </table:table-cell>
            <table:table-cell table:style-name="SYSKEYrecords.A1" office:value-type="string">
              <text:p text:style-name="P67">type</text:p>
            </table:table-cell>
            <table:table-cell table:style-name="SYSKEYrecords.D1" office:value-type="string">
              <text:p text:style-name="P64">description</text:p>
            </table:table-cell>
          </table:table-row>
        </table:table-header-rows>
        <table:table-row table:style-name="SYSKEYrecords.2">
          <table:table-cell table:style-name="SYSKEYrecords.A2" office:value-type="string">
            <text:p text:style-name="P127">1</text:p>
          </table:table-cell>
          <table:table-cell table:style-name="SYSKEYrecords.A2" office:value-type="string">
            <text:p text:style-name="P95">rectype</text:p>
          </table:table-cell>
          <table:table-cell table:style-name="SYSKEYrecords.A2" office:value-type="string">
            <text:p text:style-name="P97">string</text:p>
          </table:table-cell>
          <table:table-cell table:style-name="SYSKEYrecords.D2" office:value-type="string">
            <text:p text:style-name="P95">Record type. <text:span text:style-name="T82">(</text:span><text:span text:style-name="T26">SYSKEY</text:span><text:span text:style-name="T9">)</text:span><text:span text:style-name="T17">.</text:span></text:p>
            <text:p text:style-name="P161"><text:span text:style-name="T163">System Key assignments</text:span>. This record is ONLY utilized by Uniden Dynamic radios. It is also not processed by the GUI program.</text:p>
          </table:table-cell>
        </table:table-row>
        <table:table-row table:style-name="TableLine94600220052864">
          <table:table-cell table:style-name="SYSKEYrecords.A2" office:value-type="string">
            <text:p text:style-name="P162">2</text:p>
          </table:table-cell>
          <table:table-cell table:style-name="SYSKEYrecords.A2" office:value-type="string">
            <text:p text:style-name="P162">sys=value</text:p>
          </table:table-cell>
          <table:table-cell table:style-name="SYSKEYrecords.A2" office:value-type="string">
            <text:p text:style-name="P91">binary | -</text:p>
          </table:table-cell>
          <table:table-cell table:style-name="SYSKEYrecords.D2" office:value-type="string">
            <text:p text:style-name="P162">'sys' is 0-99, value is 0 (Off),1 (On) or '-' (not set)</text:p>
          </table:table-cell>
        </table:table-row>
      </table:table>
      <text:p text:style-name="P45"/>
      <text:h text:style-name="P277" text:outline-level="3"><text:bookmark-start text:name="__RefHeading___Toc6964_4136879827"/><text:span text:style-name="T164">LOOKUP</text:span> records<text:bookmark-end text:name="__RefHeading___Toc6964_4136879827"/></text:h>
      <text:p text:style-name="P51"><text:s text:c="2"/><text:span text:style-name="T164">LOOKUP</text:span> records are used to identify known frequencies. These records are used only by the RadioCtl GUI program. They are not stored in any radio.</text:p>
      <text:p text:style-name="P249">Table <text:sequence text:ref-name="refTable19" text:name="Table" text:formula="ooow:Table+1" style:num-format="1">20</text:sequence>: LOOKUP record fields</text:p>
      <table:table table:name="XREF_records" table:style-name="XREF_5f_records">
        <table:table-column table:style-name="XREF_5f_records.A"/>
        <table:table-column table:style-name="XREF_5f_records.B"/>
        <table:table-column table:style-name="XREF_5f_records.C"/>
        <table:table-column table:style-name="XREF_5f_records.D"/>
        <table:table-header-rows>
          <table:table-row table:style-name="XREF_5f_records.1">
            <table:table-cell table:style-name="XREF_5f_records.A1" office:value-type="string">
              <text:p text:style-name="P64">position</text:p>
            </table:table-cell>
            <table:table-cell table:style-name="XREF_5f_records.A1" office:value-type="string">
              <text:p text:style-name="P64">key</text:p>
            </table:table-cell>
            <table:table-cell table:style-name="XREF_5f_records.A1" office:value-type="string">
              <text:p text:style-name="P67">type</text:p>
            </table:table-cell>
            <table:table-cell table:style-name="XREF_5f_records.D1" office:value-type="string">
              <text:p text:style-name="P64">description</text:p>
            </table:table-cell>
          </table:table-row>
        </table:table-header-rows>
        <table:table-row table:style-name="TableLine94600220079376">
          <table:table-cell table:style-name="XREF_5f_records.A2" office:value-type="string">
            <text:p text:style-name="P127">1</text:p>
          </table:table-cell>
          <table:table-cell table:style-name="XREF_5f_records.A2" office:value-type="string">
            <text:p text:style-name="P95">rectype</text:p>
          </table:table-cell>
          <table:table-cell table:style-name="XREF_5f_records.A2" office:value-type="string">
            <text:p text:style-name="P97">string</text:p>
          </table:table-cell>
          <table:table-cell table:style-name="XREF_5f_records.D2" office:value-type="string">
            <text:p text:style-name="P95">Record type. <text:span text:style-name="T82">(</text:span><text:span text:style-name="T26">LOOKUP</text:span><text:span text:style-name="T9">)</text:span><text:span text:style-name="T17">.</text:span></text:p>
          </table:table-cell>
        </table:table-row>
        <table:table-row table:style-name="XREF_5f_records.1">
          <table:table-cell table:style-name="XREF_5f_records.A2" office:value-type="string">
            <text:p text:style-name="P229">2</text:p>
          </table:table-cell>
          <table:table-cell table:style-name="XREF_5f_records.A2" office:value-type="string">
            <text:p text:style-name="P229">frequency</text:p>
          </table:table-cell>
          <table:table-cell table:style-name="XREF_5f_records.A2" office:value-type="string">
            <text:p text:style-name="P229">frequency</text:p>
          </table:table-cell>
          <table:table-cell table:style-name="XREF_5f_records.D2" office:value-type="string">
            <text:p text:style-name="P161">The frequency (Hz or Mhz)<text:span text:style-name="T165"> for this assignment</text:span><text:span text:style-name="T166">. Every frequency in this file should be unique. If there are multiple entries with the same frequency, </text:span><text:soft-page-break/><text:span text:style-name="T166">the program will only make use of the first one found in the file.</text:span></text:p>
          </table:table-cell>
        </table:table-row>
        <table:table-row table:style-name="TableLine94600220082576">
          <table:table-cell table:style-name="XREF_5f_records.A2" office:value-type="string">
            <text:p text:style-name="P229">3</text:p>
          </table:table-cell>
          <table:table-cell table:style-name="XREF_5f_records.A2" office:value-type="string">
            <text:p text:style-name="P229">serv<text:span text:style-name="T167">i</text:span>ce</text:p>
          </table:table-cell>
          <table:table-cell table:style-name="XREF_5f_records.A2" office:value-type="string">
            <text:p text:style-name="P229">string</text:p>
          </table:table-cell>
          <table:table-cell table:style-name="XREF_5f_records.D2" office:value-type="string">
            <text:p text:style-name="P103">Description of the <text:span text:style-name="T167">usage of this </text:span><text:span text:style-name="T127">Frequency</text:span><text:span text:style-name="T167">.</text:span> Any valid text can be used.<text:span text:style-name="T167"> There is no limit on the length of this value. However, if the string gets assigned to a variable that may be stored in a radio, that radio MAY limit the length.</text:span></text:p>
          </table:table-cell>
        </table:table-row>
      </table:table>
      <text:p text:style-name="P51"/>
      <text:h text:style-name="Heading_20_3" text:outline-level="3"/>
      <text:h text:style-name="P278" text:outline-level="3"><text:bookmark-start text:name="__RefHeading___Toc8560_2294367161"/>FLIST Records<text:bookmark-end text:name="__RefHeading___Toc8560_2294367161"/></text:h>
      <text:p text:style-name="P44"><text:s/>These are used for building the flist.cfg file in the SDS200 SD card. This file defines all of the Favorites lists for the radio. Each record will translate to a record in this configuration. The records are ONLY processed by the <text:span text:style-name="T2">csv2sds</text:span> command of<text:span text:style-name="T32"> RadioWrite.pl</text:span>. These records can be included in any RadioCtl CSV file, and will be ignored by all other processes.</text:p>
      <text:p text:style-name="P44"/>
      <text:p text:style-name="P247">Table <text:sequence text:ref-name="refTable20" text:name="Table" text:formula="ooow:Table+1" style:num-format="1">21</text:sequence>: FLIST record fields</text:p>
      <table:table table:name="Table2" table:style-name="Table2">
        <table:table-column table:style-name="Table2.A"/>
        <table:table-column table:style-name="Table2.B"/>
        <table:table-column table:style-name="Table2.C"/>
        <table:table-column table:style-name="Table2.D"/>
        <table:table-header-rows>
          <table:table-row table:style-name="TableLine94600220060176">
            <table:table-cell table:style-name="Table2.A1" office:value-type="string">
              <text:p text:style-name="P65">position</text:p>
            </table:table-cell>
            <table:table-cell table:style-name="Table2.A1" office:value-type="string">
              <text:p text:style-name="P65">key</text:p>
            </table:table-cell>
            <table:table-cell table:style-name="Table2.A1" office:value-type="string">
              <text:p text:style-name="P68">type</text:p>
            </table:table-cell>
            <table:table-cell table:style-name="Table2.A1" office:value-type="string">
              <text:p text:style-name="P68">description</text:p>
            </table:table-cell>
          </table:table-row>
        </table:table-header-rows>
        <table:table-row table:style-name="TableLine94600220077856">
          <table:table-cell table:style-name="Table2.A1" office:value-type="string">
            <text:p text:style-name="P230">1</text:p>
          </table:table-cell>
          <table:table-cell table:style-name="Table2.A1" office:value-type="string">
            <text:p text:style-name="P230">rectype</text:p>
          </table:table-cell>
          <table:table-cell table:style-name="Table2.A1" office:value-type="string">
            <text:p text:style-name="P230">string </text:p>
          </table:table-cell>
          <table:table-cell table:style-name="Table2.A1" office:value-type="string">
            <text:p text:style-name="P230">Record type. (<text:span text:style-name="T27">FLIST</text:span>)</text:p>
            <text:p text:style-name="P231">Favorites List entry</text:p>
          </table:table-cell>
        </table:table-row>
        <table:table-row table:style-name="TableLine94600220076624">
          <table:table-cell table:style-name="Table2.A1" office:value-type="string">
            <text:p text:style-name="P231">2</text:p>
          </table:table-cell>
          <table:table-cell table:style-name="Table2.A1" office:value-type="string">
            <text:p text:style-name="P232">filename</text:p>
          </table:table-cell>
          <table:table-cell table:style-name="Table2.A1" office:value-type="string">
            <text:p text:style-name="P231">String</text:p>
          </table:table-cell>
          <table:table-cell table:style-name="Table2.A1" office:value-type="string">
            <text:p text:style-name="P231">Filename. Must be in the form 'f_xxxxxx.hpd' where 'xxxxxx' is 000000 to 999999. This format is required by the Radio (not RadioCtl).</text:p>
          </table:table-cell>
        </table:table-row>
        <table:table-row table:style-name="TableLine94600220092432">
          <table:table-cell table:style-name="Table2.A1" office:value-type="string">
            <text:p text:style-name="P231">3</text:p>
          </table:table-cell>
          <table:table-cell table:style-name="Table2.A1" office:value-type="string">
            <text:p text:style-name="P231">service</text:p>
          </table:table-cell>
          <table:table-cell table:style-name="Table2.A1" office:value-type="string">
            <text:p text:style-name="P231">string</text:p>
          </table:table-cell>
          <table:table-cell table:style-name="Table2.A1" office:value-type="string">
            <text:p text:style-name="P231">The name of the favorite. Any number of characters can be entered, but <text:span text:style-name="T168">the radio will limit it to 64 characters</text:span></text:p>
          </table:table-cell>
        </table:table-row>
        <table:table-row table:style-name="TableLine94600220126592">
          <table:table-cell table:style-name="Table2.A1" office:value-type="string">
            <text:p text:style-name="P232">4</text:p>
          </table:table-cell>
          <table:table-cell table:style-name="Table2.A1" office:value-type="string">
            <text:p text:style-name="P233">monitor</text:p>
          </table:table-cell>
          <table:table-cell table:style-name="Table2.A1" office:value-type="string">
            <text:p text:style-name="P232">Binary</text:p>
          </table:table-cell>
          <table:table-cell table:style-name="Table2.A1" office:value-type="string">
            <text:p text:style-name="P232">Monito<text:span text:style-name="T169">r the favorite</text:span>. On=Monitor this favorite. Off=Don't Monitor This Favorite</text:p>
          </table:table-cell>
        </table:table-row>
        <table:table-row table:style-name="TableLine94600220127792">
          <table:table-cell table:style-name="Table2.A1" office:value-type="string">
            <text:p text:style-name="P232">5</text:p>
          </table:table-cell>
          <table:table-cell table:style-name="Table2.A1" office:value-type="string">
            <text:p text:style-name="P233">useloc</text:p>
          </table:table-cell>
          <table:table-cell table:style-name="Table2.A1" office:value-type="string">
            <text:p text:style-name="P232">Binary</text:p>
          </table:table-cell>
          <table:table-cell table:style-name="Table2.A1" office:value-type="string">
            <text:p text:style-name="P232">Use Location. On=Use location based scanning. Off=Don't use location based scanning.</text:p>
            <text:p text:style-name="P232">NOTE:<text:span text:style-name="T188"> </text:span>Unless GPS coordinates are carefully entered in ALL lists, it is recommended that this ALWAYS be off.</text:p>
          </table:table-cell>
        </table:table-row>
        <table:table-row table:style-name="TableLine94600220128832">
          <table:table-cell table:style-name="Table2.A1" office:value-type="string">
            <text:p text:style-name="P232">6</text:p>
          </table:table-cell>
          <table:table-cell table:style-name="Table2.A1" office:value-type="string">
            <text:p text:style-name="P232">qkey</text:p>
          </table:table-cell>
          <table:table-cell table:style-name="Table2.A1" office:value-type="string">
            <text:p text:style-name="P232">number</text:p>
          </table:table-cell>
          <table:table-cell table:style-name="Table2.A1" office:value-type="string">
            <text:p text:style-name="P232">Quick-key for this favorites list. 00-99.</text:p>
          </table:table-cell>
        </table:table-row>
        <table:table-row table:style-name="TableLine94600223443008">
          <table:table-cell table:style-name="Table2.A1" office:value-type="string">
            <text:p text:style-name="P232">7</text:p>
          </table:table-cell>
          <table:table-cell table:style-name="Table2.A1" office:value-type="string">
            <text:p text:style-name="P232">tag</text:p>
          </table:table-cell>
          <table:table-cell table:style-name="Table2.A1" office:value-type="string">
            <text:p text:style-name="P232">number</text:p>
            <text:p text:style-name="P232">'Off'</text:p>
          </table:table-cell>
          <table:table-cell table:style-name="Table2.A1" office:value-type="string">
            <text:p text:style-name="P232">User tag number 00-99 or Off</text:p>
          </table:table-cell>
        </table:table-row>
        <table:table-row table:style-name="TableLine94600223444096">
          <table:table-cell table:style-name="Table2.A1" office:value-type="string">
            <text:p text:style-name="P232">8</text:p>
          </table:table-cell>
          <table:table-cell table:style-name="Table2.A1" office:value-type="string">
            <text:p text:style-name="P232">keys_on</text:p>
          </table:table-cell>
          <table:table-cell table:style-name="Table2.A1" office:value-type="string">
            <text:p text:style-name="P232">numbers</text:p>
          </table:table-cell>
          <table:table-cell table:style-name="Table2.A1" office:value-type="string">
            <text:p text:style-name="P232">A list of System Quick-keys that should be turned on for this Favorites.<text:span text:style-name="T169"> Each key number to turn on MUST be separated by a blank.</text:span></text:p>
          </table:table-cell>
        </table:table-row>
      </table:table>
      <text:p text:style-name="P44"/>
      <text:p text:style-name="P52"/>
      <text:h text:style-name="P281" text:outline-level="3"><text:bookmark-start text:name="__RefHeading___Toc68975_3386875735"/>MERGEREC records<text:bookmark-end text:name="__RefHeading___Toc68975_3386875735"/></text:h>
      <text:p text:style-name="P61">This record type is reserved for future operation.</text:p>
      <text:h text:style-name="Heading_20_1" text:outline-level="1"><text:soft-page-break/></text:h>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376_4199790493"/>Configuration File<text:bookmark-end text:name="__RefHeading___Toc7376_4199790493"/></text:h>
      <text:p text:style-name="P40"><text:span text:style-name="T183">The configuration file is always named </text:span><text:span text:style-name="T49">radioctl.conf</text:span><text:span text:style-name="T183">. </text:span>This file is used to configure the various radios that are used in the program, as well as some defaults. The file <text:span text:style-name="T149">MUST reside in the home directory of the user. All radios that are to be utilized by RadioCtl must be defined in this file. </text:span></text:p>
      <text:p text:style-name="P41">The format of each record of the file is:</text:p>
      <text:p text:style-name="P41"><text:s text:c="3"/><text:span text:style-name="T32">record_type,keyword=value,keyword=value, ....</text:span></text:p>
      <text:p text:style-name="P41"><text:span text:style-name="T150">There should be NO space between the keyword, '=' and value. </text:span>As <text:s/>with data files, any record that starts with '*' or '#' is ignored. The <text:span text:style-name="T32">record-type</text:span> is NOT case sensitive, nor are the '<text:span text:style-name="T32">keyword</text:span>'s. Each keyword/value can be specified in any order. Any value missing will be set to the default UNLESS the keyword is required.<text:span text:style-name="T150"> If a required keyword is missing on a record, the program will terminate with an error message.</text:span></text:p>
      <text:p text:style-name="P12"><text:span text:style-name="T4">Important</text:span><text:span text:style-name="T2">:</text:span> Because of the way that <text:span text:style-name="T150">configuration</text:span> records are processed, no value can contain a comma (',') an equal sign ('=')<text:span text:style-name="T150"> or a '#';</text:span></text:p>
      <text:p text:style-name="P41"/>
      <text:p text:style-name="P41"/>
      <text:p text:style-name="P41"/>
      <text:p text:style-name="P41"/>
      <text:p text:style-name="P41"/>
      <text:h text:style-name="P279" text:outline-level="3"><text:bookmark-start text:name="__RefHeading___Toc7378_4199790493"/>RADIO record type<text:bookmark-end text:name="__RefHeading___Toc7378_4199790493"/></text:h>
      <text:p text:style-name="P41">This record type starts the definition for a radio. Any radio <text:span text:style-name="T150">that is to be used by RadioCtl (GUI or Command line) MUST be defined with a RADIO record.</text:span></text:p>
      <text:p text:style-name="P41"/>
      <text:p text:style-name="P42">The following keywords are recognized:</text:p>
      <text:p text:style-name="P42"/>
      <table:table table:name="Table18" table:style-name="Table18">
        <table:table-column table:style-name="Table18.A"/>
        <table:table-column table:style-name="Table18.B"/>
        <table:table-header-rows>
          <table:table-row table:style-name="TableLine94600223069232">
            <table:table-cell table:style-name="Table18.A1" office:value-type="string">
              <text:p text:style-name="P82">keyword</text:p>
            </table:table-cell>
            <table:table-cell table:style-name="Table18.A1" office:value-type="string">
              <text:p text:style-name="P82">Description</text:p>
            </table:table-cell>
          </table:table-row>
        </table:table-header-rows>
        <table:table-row table:style-name="TableLine94600223597168">
          <table:table-cell table:style-name="Table18.A1" office:value-type="string">
            <text:p text:style-name="P223">Name</text:p>
          </table:table-cell>
          <table:table-cell table:style-name="Table18.A1" office:value-type="string">
            <text:p text:style-name="P223">Name of the radio. Any combination of alpha-numeric characters is allowed for the name EXCEPT <text:s text:c="2"/>'<text:span text:style-name="T2">,</text:span>' (comma) '<text:span text:style-name="T2">=</text:span>' (equal sign) <text:s/>or '<text:span text:style-name="T2">#</text:span>'.</text:p>
            <text:p text:style-name="P223">The name MUST be unique. The name is NOT case sensitive so 'Bearcat' and 'BEARCAT' <text:span text:style-name="T151">will be</text:span> the same radio.</text:p>
            <text:p text:style-name="P223">This is a required key. If this key is missing, then the program will terminate.</text:p>
          </table:table-cell>
        </table:table-row>
        <table:table-row table:style-name="TableLine94600223597440">
          <table:table-cell table:style-name="Table18.A1" office:value-type="string">
            <text:p text:style-name="P224">Protocol</text:p>
          </table:table-cell>
          <table:table-cell table:style-name="Table18.A1" office:value-type="string">
            <text:p text:style-name="P224">The protocol for the radio. Must be one of the following:</text:p>
            <text:p text:style-name="P224"/>
            <table:table table:name="Table19" table:style-name="Table19">
              <table:table-column table:style-name="Table19.A"/>
              <table:table-column table:style-name="Table19.B"/>
              <table:table-header-rows>
                <table:table-row table:style-name="TableLine94600220049808">
                  <table:table-cell table:style-name="Table19.A1" office:value-type="string">
                    <text:p text:style-name="P83"><text:soft-page-break/>procotol</text:p>
                  </table:table-cell>
                  <table:table-cell table:style-name="Table19.A1" office:value-type="string">
                    <text:p text:style-name="P83">Radio models</text:p>
                  </table:table-cell>
                </table:table-row>
              </table:table-header-rows>
              <table:table-row table:style-name="TableLine94600223586416">
                <table:table-cell table:style-name="Table19.A1" office:value-type="string">
                  <text:p text:style-name="P225">Local</text:p>
                </table:table-cell>
                <table:table-cell table:style-name="Table19.A1" office:value-type="string">
                  <text:p text:style-name="P225">Simulated radio. By default, one simulated radio is defined in the GUI.</text:p>
                </table:table-cell>
              </table:table-row>
              <table:table-row table:style-name="TableLine94600223587008">
                <table:table-cell table:style-name="Table19.A1" office:value-type="string">
                  <text:p text:style-name="P225">Bearcat</text:p>
                </table:table-cell>
                <table:table-cell table:style-name="Table19.A1" office:value-type="string">
                  <text:p text:style-name="P225">BC895XLT</text:p>
                </table:table-cell>
              </table:table-row>
              <table:table-row table:style-name="TableLine94600223587664">
                <table:table-cell table:style-name="Table19.A1" office:value-type="string">
                  <text:p text:style-name="P225">Kenwood</text:p>
                </table:table-cell>
                <table:table-cell table:style-name="Table19.A1" office:value-type="string">
                  <text:p text:style-name="P225">TH-F6A</text:p>
                </table:table-cell>
              </table:table-row>
              <table:table-row table:style-name="TableLine94600223588400">
                <table:table-cell table:style-name="Table19.A1" office:value-type="string">
                  <text:p text:style-name="P225">Uniden</text:p>
                </table:table-cell>
                <table:table-cell table:style-name="Table19.A1" office:value-type="string">
                  <text:p text:style-name="P225">BCD325P2, BCD396xlt, SDS100, SDS200</text:p>
                </table:table-cell>
              </table:table-row>
              <table:table-row table:style-name="TableLine94600223589216">
                <table:table-cell table:style-name="Table19.A1" office:value-type="string">
                  <text:p text:style-name="P225">Icom</text:p>
                </table:table-cell>
                <table:table-cell table:style-name="Table19.A1" office:value-type="string">
                  <text:p text:style-name="P225">R-7000,IC-703,IC-R30</text:p>
                </table:table-cell>
              </table:table-row>
              <table:table-row table:style-name="Table19.7">
                <table:table-cell table:style-name="Table19.A1" office:value-type="string">
                  <text:p text:style-name="P225">AOR8000</text:p>
                </table:table-cell>
                <table:table-cell table:style-name="Table19.A1" office:value-type="string">
                  <text:p text:style-name="P225">AOR8000</text:p>
                </table:table-cell>
              </table:table-row>
            </table:table>
            <text:p text:style-name="P224"/>
            <text:p text:style-name="P225">The protocol value is NOT case sensitive. Note that the models above are the ones that have been tested. Other models of the make of the radio MAY also work.</text:p>
            <text:p text:style-name="P226">Protocol is a required key. If this key is missing, then the program will terminate.</text:p>
          </table:table-cell>
        </table:table-row>
        <table:table-row table:style-name="TableLine94600223597984">
          <table:table-cell table:style-name="Table18.A1" office:value-type="string">
            <text:p text:style-name="P227">Model</text:p>
          </table:table-cell>
          <table:table-cell table:style-name="Table18.A1" office:value-type="string">
            <text:p text:style-name="P227">Model name. <text:span text:style-name="T173">This value MUST be specified.</text:span></text:p>
          </table:table-cell>
        </table:table-row>
        <table:table-row table:style-name="TableLine94600223598640">
          <table:table-cell table:style-name="Table18.A1" office:value-type="string">
            <text:p text:style-name="P227">radioaddr</text:p>
          </table:table-cell>
          <table:table-cell table:style-name="Table18.A1" office:value-type="string">
            <text:p text:style-name="P227">For ICOM radios only, this is a 1 byte hex value that the radio uses to identify commands that are for that radio. If not specified, the program will attempt to set this address based on the Model specified. If this address and the model are missing from this record, then the default address will be set to '08'x (R-7000 default address). <text:s/></text:p>
          </table:table-cell>
        </table:table-row>
        <table:table-row table:style-name="TableLine94600223599456">
          <table:table-cell table:style-name="Table18.A1" office:value-type="string">
            <text:p text:style-name="P240">chanper</text:p>
          </table:table-cell>
          <table:table-cell table:style-name="Table18.A1" office:value-type="string">
            <text:p text:style-name="P228">For non-dynamic radios that do NOT support groups, the number of channels to assign to a RadioCtl group when reading from the radio.</text:p>
            <text:p text:style-name="P228">Minimum value 1. Maximum value dependent on the radio.</text:p>
            <text:p text:style-name="P240">If not specified, defaults to 10.</text:p>
            <text:p text:style-name="P240">Radios that support groups (such as the R30) will ignore this setting.</text:p>
          </table:table-cell>
        </table:table-row>
        <table:table-row table:style-name="TableLine94600223600224">
          <table:table-cell table:style-name="Table18.A1" office:value-type="string">
            <text:p text:style-name="P228">sdir</text:p>
          </table:table-cell>
          <table:table-cell table:style-name="Table18.A1" office:value-type="string">
            <text:p text:style-name="P228">For radios with SD cards (ICOM R30, Uniden SDS200), this will be a directory for storing files that are destined for that Radio's SD card. This directory is used with the CSV2SDS and CSV2R30 commands. If not specified, the output will be stored in the default output directory, or the directory specified for those commands.</text:p>
            <text:p text:style-name="P227"/>
          </table:table-cell>
        </table:table-row>
      </table:table>
      <text:p text:style-name="P42"/>
      <text:p text:style-name="P42"/>
      <text:h text:style-name="P280" text:outline-level="3"><text:bookmark-start text:name="__RefHeading___Toc42258_3386875735"/>DIRECTORY Record Type<text:bookmark-end text:name="__RefHeading___Toc42258_3386875735"/></text:h>
      <text:p text:style-name="P57">This record defines the <text:span text:style-name="T184">defaults for various directories used in the program. If a value is not defined in the configuration file, the default directory will be </text:span><text:span text:style-name="T50">~/radioctl</text:span></text:p>
      <text:p text:style-name="P6"/>
      <text:p text:style-name="P251">Table <text:sequence text:ref-name="refTable21" text:name="Table" text:formula="ooow:Table+1" style:num-format="1">22</text:sequence>: DIRECTORY record <text:span text:style-name="T184">type keys</text:span></text:p>
      <table:table table:name="Table20" table:style-name="Table20">
        <table:table-column table:style-name="Table20.A"/>
        <table:table-column table:style-name="Table20.B"/>
        <table:table-header-rows>
          <table:table-row table:style-name="TableLine94600220127248">
            <table:table-cell table:style-name="Table20.A1" office:value-type="string">
              <text:p text:style-name="P82">keyword</text:p>
            </table:table-cell>
            <table:table-cell table:style-name="Table20.A1" office:value-type="string">
              <text:p text:style-name="P82">Description</text:p>
            </table:table-cell>
          </table:table-row>
        </table:table-header-rows>
        <table:table-row table:style-name="TableLine94600223613792">
          <table:table-cell table:style-name="Table20.A1" office:value-type="string">
            <text:p text:style-name="P239">recdir</text:p>
          </table:table-cell>
          <table:table-cell table:style-name="Table20.A1" office:value-type="string">
            <text:p text:style-name="P239">Directory to hold any recordings (.wav files). </text:p>
          </table:table-cell>
        </table:table-row>
        <table:table-row table:style-name="TableLine94600223614160">
          <table:table-cell table:style-name="Table20.A1" office:value-type="string">
            <text:p text:style-name="P239">tempdir</text:p>
          </table:table-cell>
          <table:table-cell table:style-name="Table20.A1" office:value-type="string">
            <text:p text:style-name="P239">Default directory for most output files.</text:p>
          </table:table-cell>
        </table:table-row>
      </table:table>
      <text:p text:style-name="P6"/>
      <text:p text:style-name="P6"/>
      <text:p text:style-name="P6"/>
      <text:h text:style-name="P264" text:outline-level="1"><text:bookmark-start text:name="__RefHeading___Toc42260_3386875735"/>GUI configuration File<text:bookmark-end text:name="__RefHeading___Toc42260_3386875735"/></text:h>
      <text:p text:style-name="P58"><text:s text:c="2"/>This file is created and updated exclusively by the GUI program. It is used to save and restore various parameters, panel settings, and screen positions during the course of the GUI operations. The file is stored in the User's HOME directory ('~') with the name <text:span text:style-name="T32">radioctl.vars</text:span>. </text:p>
      <text:p text:style-name="P58"/>
      <text:p text:style-name="P58">Each record identifies a variable in RadioCtl and what the value should be when the program is started. The variables are usually multi-keyed hashes. In general the record will be interpreted as a PERL assignment <text:soft-page-break/>statement.</text:p>
      <text:p text:style-name="P58"/>
      <text:p text:style-name="P56">The user should NOT modify the contents of this file, as it could cause the RadioCtl program to fail. However, the file CAN be erased before starting RadioCtl if the user desires all settings for the program to revert to the original val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Open Sans Semibold" svg:font-family="'Open Sans Semibold'"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2"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2-02-07T04:46:41.294632909</dc:date>
    <meta:generator>LibreOffice/7.1.4.2$Linux_X86_64 LibreOffice_project/10$Build-2</meta:generator>
    <meta:editing-duration>P1DT14H34M30S</meta:editing-duration>
    <meta:editing-cycles>130</meta:editing-cycles>
    <meta:document-statistic meta:table-count="32" meta:image-count="0" meta:object-count="0" meta:page-count="25" meta:paragraph-count="1264" meta:word-count="9120" meta:character-count="52094" meta:non-whitespace-character-count="43910"/>
  </office:meta>
</office:document-meta>
</file>